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8" style:family="table-row">
      <style:table-row-properties style:min-row-height="1.61cm"/>
    </style:style>
    <style:style style:name="Таблица1.30" style:family="table-row">
      <style:table-row-properties style:min-row-height="2.628cm"/>
    </style:style>
    <style:style style:name="Таблица1.32" style:family="table-row">
      <style:table-row-properties style:min-row-height="1.355cm"/>
    </style:style>
    <style:style style:name="Таблица1.51" style:family="table-row">
      <style:table-row-properties style:min-row-height="2.267cm"/>
    </style:style>
    <style:style style:name="Таблица1.55" style:family="table-row">
      <style:table-row-properties style:min-row-height="4.11cm"/>
    </style:style>
    <style:style style:name="Таблица1.73" style:family="table-row">
      <style:table-row-properties style:min-row-height="1.3cm"/>
    </style:style>
    <style:style style:name="Таблица1.74" style:family="table-row">
      <style:table-row-properties style:min-row-height="0.212cm"/>
    </style:style>
    <style:style style:name="Таблица1.75" style:family="table-row">
      <style:table-row-properties style:min-row-height="2.605cm"/>
    </style:style>
    <style:style style:name="Таблица1.77" style:family="table-row">
      <style:table-row-properties style:min-row-height="9.904cm"/>
    </style:style>
    <style:style style:name="Таблица1.95" style:family="table-row">
      <style:table-row-properties style:min-row-height="4.501cm"/>
    </style:style>
    <style:style style:name="Таблица1.101" style:family="table-row">
      <style:table-row-properties style:min-row-height="5.031cm"/>
    </style:style>
    <style:style style:name="Таблица1.106" style:family="table-row">
      <style:table-row-properties style:min-row-height="2.344cm"/>
    </style:style>
    <style:style style:name="Таблица1.144" style:family="table-row">
      <style:table-row-properties style:min-row-height="1.552cm"/>
    </style:style>
    <style:style style:name="Таблица1.146" style:family="table-row">
      <style:table-row-properties style:min-row-height="1.072cm"/>
    </style:style>
    <style:style style:name="Таблица1.168" style:family="table-row">
      <style:table-row-properties style:min-row-height="4.406cm"/>
    </style:style>
    <style:style style:name="Таблица1.175" style:family="table-row">
      <style:table-row-properties style:min-row-height="4.436cm"/>
    </style:style>
    <style:style style:name="Таблица1.186" style:family="table-row">
      <style:table-row-properties style:min-row-height="2.633cm"/>
    </style:style>
    <style:style style:name="Таблица1.192" style:family="table-row">
      <style:table-row-properties style:min-row-height="5.36cm"/>
    </style:style>
    <style:style style:name="Таблица1.245" style:family="table-row">
      <style:table-row-properties style:min-row-height="3.653cm"/>
    </style:style>
    <style:style style:name="Таблица1.270" style:family="table-row">
      <style:table-row-properties style:min-row-height="2.274cm"/>
    </style:style>
    <style:style style:name="Таблица2" style:family="table">
      <style:table-properties style:width="6.676cm" fo:margin-left="0.584cm" fo:margin-right="1.048cm" table:align="margins"/>
    </style:style>
    <style:style style:name="Таблица2.A" style:family="table-column">
      <style:table-column-properties style:column-width="2.194cm" style:rel-column-width="21539*"/>
    </style:style>
    <style:style style:name="Таблица2.B" style:family="table-column">
      <style:table-column-properties style:column-width="1.866cm" style:rel-column-width="18318*"/>
    </style:style>
    <style:style style:name="Таблица2.C" style:family="table-column">
      <style:table-column-properties style:column-width="2.616cm" style:rel-column-width="2567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8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8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3" style:family="paragraph" style:parent-style-name="Standard"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4" style:family="paragraph" style:parent-style-name="Standard">
      <style:text-properties fo:color="#800000" style:font-name="Consolas" fo:font-size="10pt" fo:language="ru" fo:country="RU" style:font-name-asian="Consolas" style:font-size-asian="10pt" style:font-name-complex="Consolas" style:font-size-complex="10pt"/>
    </style:style>
    <style:style style:name="P5" style:family="paragraph" style:parent-style-name="Standard">
      <style:text-properties fo:color="#8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fo:color="#800000" style:font-name="Consolas" fo:font-size="10pt" style:text-underline-style="none" style:font-name-asian="Consolas" style:font-size-asian="10pt" style:font-name-complex="Consolas" style:font-size-complex="10pt"/>
    </style:style>
    <style:style style:name="P7" style:family="paragraph" style:parent-style-name="Standard">
      <style:text-properties fo:color="#800000" style:font-name="Consolas" fo:font-size="8pt" style:font-name-asian="Consolas" style:font-size-asian="8pt" style:font-name-complex="Consolas" style:font-size-complex="8pt"/>
    </style:style>
    <style:style style:name="P8" style:family="paragraph" style:parent-style-name="Standard">
      <style:text-properties fo:color="#800000" style:font-name="Consolas" fo:font-size="9pt" style:font-name-asian="Consolas" style:font-size-asian="9pt" style:font-name-complex="Consolas" style:font-size-complex="9pt"/>
    </style:style>
    <style:style style:name="P9" style:family="paragraph" style:parent-style-name="Standard">
      <style:text-properties fo:color="#800000" style:font-name="Consolas" fo:font-size="9pt" style:text-underline-style="none" style:font-name-asian="Consolas" style:font-size-asian="9pt" style:font-name-complex="Consolas" style:font-size-complex="9pt"/>
    </style:style>
    <style:style style:name="P10" style:family="paragraph" style:parent-style-name="Standard">
      <style:text-properties fo:color="#800000" fo:font-size="12pt" style:font-size-asian="12pt" style:font-size-complex="12pt"/>
    </style:style>
    <style:style style:name="P11" style:family="paragraph" style:parent-style-name="Standard">
      <style:text-properties fo:color="#800000" fo:font-size="12pt" fo:language="ru" fo:country="RU" style:font-size-asian="12pt" style:font-size-complex="12pt"/>
    </style:style>
    <style:style style:name="P12" style:family="paragraph" style:parent-style-name="Standard">
      <style:text-properties fo:color="#800000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800000" fo:font-size="12pt" fo:language="en" fo:country="US" style:font-size-asian="12pt" style:font-size-complex="12pt"/>
    </style:style>
    <style:style style:name="P14" style:family="paragraph" style:parent-style-name="Standard">
      <style:text-properties fo:color="#800000" fo:font-size="12pt" fo:language="en" fo:country="US" style:text-underline-style="none" style:font-size-asian="12pt" style:font-size-complex="12pt"/>
    </style:style>
    <style:style style:name="P15" style:family="paragraph" style:parent-style-name="Standard">
      <style:text-properties fo:color="#8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800000" fo:font-size="12pt" fo:background-color="#ffffff" style:font-size-asian="12pt" style:font-size-complex="12pt"/>
    </style:style>
    <style:style style:name="P17" style:family="paragraph" style:parent-style-name="Standard">
      <style:text-properties fo:color="#800000" fo:font-size="14pt" style:font-size-asian="14pt" style:font-size-complex="14pt"/>
    </style:style>
    <style:style style:name="P18" style:family="paragraph" style:parent-style-name="Standard">
      <style:text-properties fo:color="#800000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800000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8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800000" fo:font-size="14pt" fo:language="en" fo:country="US" style:text-underline-style="none" style:font-size-asian="14pt" style:font-size-complex="14pt"/>
    </style:style>
    <style:style style:name="P24" style:family="paragraph" style:parent-style-name="Standard">
      <style:text-properties fo:color="#800000" style:font-name="Times New Roman" fo:font-size="12pt" style:font-size-asian="12pt" style:font-size-complex="12pt"/>
    </style:style>
    <style:style style:name="P25" style:family="paragraph" style:parent-style-name="Standard">
      <style:text-properties fo:color="#8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800000" style:font-name="Times New Roman" fo:font-size="14pt" fo:font-weight="bold" fo:background-color="#ffffff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800000" fo:font-size="8pt" style:font-size-asian="8pt" style:font-size-complex="8pt"/>
    </style:style>
    <style:style style:name="P28" style:family="paragraph" style:parent-style-name="Standard">
      <style:text-properties fo:color="#8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800000" fo:font-size="10pt" style:font-size-asian="10pt" style:font-size-complex="10pt"/>
    </style:style>
    <style:style style:name="P30" style:family="paragraph" style:parent-style-name="Standard">
      <style:text-properties fo:color="#800000" fo:font-size="10pt" style:text-underline-style="none" fo:background-color="#ffffff" style:font-size-asian="10pt" style:font-size-complex="10pt"/>
    </style:style>
    <style:style style:name="P31" style:family="paragraph" style:parent-style-name="Standard">
      <style:text-properties fo:color="#800000" style:font-name="Tahoma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800000"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800000" style:font-name="Tahoma" fo:font-size="12pt" style:text-underline-style="none" style:font-name-asian="Consolas" style:font-size-asian="12pt" style:font-name-complex="Consolas" style:font-size-complex="12pt"/>
    </style:style>
    <style:style style:name="P34" style:family="paragraph" style:parent-style-name="Standard">
      <style:text-properties fo:color="#800000" style:font-name="Tahoma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800000" style:font-name="Tahoma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800000" style:font-name="Tahoma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800000" style:font-name="Tahoma" fo:font-size="11pt" style:text-underline-style="none" style:font-name-asian="Consolas" style:font-size-asian="11pt" style:font-name-complex="Consolas" style:font-size-complex="11pt"/>
    </style:style>
    <style:style style:name="P38" style:family="paragraph" style:parent-style-name="Standard">
      <style:text-properties fo:color="#800000" fo:font-size="9pt" style:text-underline-style="none" style:font-size-asian="9pt" style:font-size-complex="9pt"/>
    </style:style>
    <style:style style:name="P39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text-align="center" style:justify-single-word="false"/>
      <style:text-properties fo:color="#000000" style:font-name="Consolas" fo:font-size="14pt" style:text-underline-style="none" fo:font-weight="bold" style:font-name-asian="Consolas" style:font-size-asian="14pt" style:font-weight-asian="bold" style:font-name-complex="Consolas" style:font-size-complex="14pt" style:font-weight-complex="bold"/>
    </style:style>
    <style:style style:name="P41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language="ru" fo:country="RU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style:text-underline-style="none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2pt" style:font-name-asian="Consolas" style:font-size-asian="12pt" style:font-name-complex="Consolas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2pt" fo:language="ru" fo:country="RU" style:font-name-asian="Consolas" style:font-size-asian="12pt" style:font-name-complex="Consolas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1pt" style:font-name-asian="Consolas" style:font-size-asian="11pt" style:font-name-complex="Consolas" style:font-size-complex="11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9pt" style:font-name-asian="Consolas" style:font-size-asian="9pt" style:font-name-complex="Consolas" style:font-size-complex="9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9pt" style:text-underline-style="none" style:font-name-asian="Consolas" style:font-size-asian="9pt" style:font-name-complex="Consolas" style:font-size-complex="9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8pt" style:font-name-asian="Consolas" style:font-size-asian="8pt" style:font-name-complex="Consolas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1" fo:font-size="10pt" style:font-name-asian="Consolas" style:font-size-asian="10pt" style:font-name-complex="Consolas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1" fo:font-size="10pt" style:font-size-asian="10pt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10pt" style:font-size-asian="10pt" style:font-size-complex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10pt" style:text-underline-style="none" style:font-size-asian="10pt" style:font-size-complex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imes New Roman" fo:font-size="14pt" fo:language="ru" fo:country="RU" style:font-name-asian="Consolas" style:font-size-asian="14pt" style:font-name-complex="Consolas" style:font-size-complex="14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imes New Roman" fo:font-size="14pt" style:font-name-asian="Consolas" style:font-size-asian="14pt" style:font-name-complex="Consolas" style:font-size-complex="14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8pt" style:font-size-asian="8pt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fo:font-size="9pt" style:font-size-asian="9pt" style:font-size-complex="9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1pt" style:font-name-asian="Consolas" style:font-size-asian="11pt" style:font-name-complex="Consolas" style:font-size-complex="11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style:font-size-asian="12pt" style:font-size-complex="12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style:font-name-asian="Consolas" style:font-size-asian="10pt" style:font-name-complex="Consolas" style:font-size-complex="10pt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1" fo:font-size="10pt" style:font-name-asian="Consolas" style:font-size-asian="10pt" style:font-name-complex="Consolas" style:font-size-complex="10pt"/>
    </style:style>
    <style:style style:name="P70" style:family="paragraph" style:parent-style-name="Table_20_Contents">
      <style:text-properties fo:font-weight="bold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3" style:family="paragraph" style:parent-style-name="Table_20_Contents">
      <style:text-properties fo:font-size="14pt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text-properties fo:language="ru" fo:country="RU"/>
    </style:style>
    <style:style style:name="P77" style:family="paragraph" style:parent-style-name="Table_20_Contents">
      <style:text-properties fo:color="#800000"/>
    </style:style>
    <style:style style:name="P78" style:family="paragraph" style:parent-style-name="Table_20_Contents">
      <style:paragraph-properties fo:text-align="center" style:justify-single-word="false"/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80" style:family="paragraph" style:parent-style-name="Table_20_Contents">
      <style:text-properties fo:color="#800000" fo:font-size="14pt" style:font-size-asian="14pt" style:font-size-complex="14pt"/>
    </style:style>
    <style:style style:name="P81" style:family="paragraph" style:parent-style-name="Table_20_Contents">
      <style:text-properties fo:color="#800000" fo:language="ru" fo:country="RU"/>
    </style:style>
    <style:style style:name="P82" style:family="paragraph" style:parent-style-name="Table_20_Contents">
      <style:text-properties fo:color="#800000" style:font-name="Tahoma"/>
    </style:style>
    <style:style style:name="P83" style:family="paragraph" style:parent-style-name="Table_20_Contents">
      <style:text-properties fo:color="#800000" style:font-name="Times New Roman" fo:font-size="12pt" style:font-size-asian="12pt" style:font-size-complex="12pt"/>
    </style:style>
    <style:style style:name="P84" style:family="paragraph" style:parent-style-name="Table_20_Contents">
      <style:text-properties fo:color="#800000" style:font-name="Consolas" fo:font-size="10pt" style:font-name-asian="Consolas" style:font-size-asian="10pt" style:font-name-complex="Consolas" style:font-size-complex="10pt"/>
    </style:style>
    <style:style style:name="P85" style:family="paragraph" style:parent-style-name="Preformatted_20_Text">
      <style:text-properties fo:color="#800000"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800000" style:font-name="Courier New1" fo:font-size="10pt" fo:font-style="italic" style:text-underline-style="none" style:font-size-asian="10pt" style:font-size-complex="10pt"/>
    </style:style>
    <style:style style:name="P87" style:family="paragraph" style:parent-style-name="Preformatted_20_Text">
      <style:text-properties fo:color="#800000" style:font-name="Courier New1" fo:font-size="10pt" style:font-size-asian="10pt" style:font-size-complex="10pt"/>
    </style:style>
    <style:style style:name="P88" style:family="paragraph" style:parent-style-name="Preformatted_20_Text">
      <style:text-properties fo:color="#800000" style:font-name="Courier New1" fo:font-size="10pt" style:text-underline-style="none" fo:background-color="#ffffff" style:font-size-asian="10pt" style:font-size-complex="10pt"/>
    </style:style>
    <style:style style:name="P89" style:family="paragraph" style:parent-style-name="Preformatted_20_Text">
      <style:text-properties fo:color="#800000" style:font-name="Courier New1" fo:font-size="9pt" style:font-size-asian="9pt" style:font-size-complex="9pt"/>
    </style:style>
    <style:style style:name="P90" style:family="paragraph" style:parent-style-name="Preformatted_20_Text">
      <style:text-properties fo:color="#800000" style:font-name="Courier New1" fo:font-size="9pt" fo:font-weight="bold" style:font-size-asian="9pt" style:font-size-complex="9pt"/>
    </style:style>
    <style:style style:name="P91" style:family="paragraph" style:parent-style-name="Preformatted_20_Text">
      <style:text-properties fo:color="#800000" style:font-name="Courier New1" fo:font-size="9pt" style:text-underline-style="none" style:font-size-asian="9pt" style:font-size-complex="9pt"/>
    </style:style>
    <style:style style:name="P92" style:family="paragraph" style:parent-style-name="Preformatted_20_Text">
      <style:text-properties fo:color="#800000" style:font-name="Courier New1" fo:font-size="9pt" style:text-underline-style="none" fo:background-color="#ffffff" style:font-size-asian="9pt" style:font-size-complex="9pt"/>
    </style:style>
    <style:style style:name="P93" style:family="paragraph" style:parent-style-name="Preformatted_20_Text">
      <style:text-properties fo:color="#800000" style:font-name="Courier New1" fo:font-size="12pt" style:font-size-asian="12pt" style:font-size-complex="12pt"/>
    </style:style>
    <style:style style:name="P94" style:family="paragraph" style:parent-style-name="Preformatted_20_Text">
      <style:text-properties fo:color="#800000" style:font-name="Courier New1" fo:font-size="12pt" fo:font-weight="bold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800000" style:font-name="Courier New1" fo:font-size="12pt" fo:font-weight="bold" style:font-size-asian="12pt" style:font-size-complex="12pt"/>
    </style:style>
    <style:style style:name="P96" style:family="paragraph" style:parent-style-name="Preformatted_20_Text">
      <style:text-properties fo:color="#800000" style:font-name="Courier New1" fo:font-size="12pt" fo:language="en" fo:country="US" style:font-size-asian="12pt" style:font-size-complex="12pt"/>
    </style:style>
    <style:style style:name="P97" style:family="paragraph" style:parent-style-name="Preformatted_20_Text">
      <style:text-properties fo:color="#800000" style:font-name="Courier New1" fo:font-size="12pt" fo:font-style="italic" style:font-size-asian="12pt" style:font-size-complex="12pt"/>
    </style:style>
    <style:style style:name="P98" style:family="paragraph" style:parent-style-name="Preformatted_20_Text">
      <style:text-properties fo:color="#800000" style:font-name="Courier New1" fo:font-size="12pt" fo:font-style="italic" fo:font-weight="bold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800000" style:font-name="Courier New1" fo:font-size="12pt" fo:font-style="italic" style:text-underline-style="none" style:font-size-asian="12pt" style:font-size-complex="12pt"/>
    </style:style>
    <style:style style:name="P100" style:family="paragraph" style:parent-style-name="Preformatted_20_Text">
      <style:text-properties fo:color="#80000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800000" style:font-name="Courier New1" fo:font-size="12pt" style:text-underline-style="none" fo:font-weight="bold" fo:background-color="#ffffff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800000" style:font-name="Courier New1" fo:font-size="12pt" style:text-underline-style="none" style:font-size-asian="12pt" style:font-size-complex="12pt"/>
    </style:style>
    <style:style style:name="P103" style:family="paragraph" style:parent-style-name="Preformatted_20_Text">
      <style:text-properties fo:color="#800000" style:font-name="Courier New1" fo:font-size="12pt" style:text-underline-style="none" fo:background-color="#ffffff" style:font-size-asian="12pt" style:font-size-complex="12pt"/>
    </style:style>
    <style:style style:name="P104" style:family="paragraph" style:parent-style-name="Preformatted_20_Text">
      <style:text-properties fo:color="#800000" style:font-name="Courier New1" fo:font-size="12pt" fo:font-weight="normal" fo:background-color="#ffffff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800000" style:font-name="Courier New1" fo:font-size="11pt" style:font-size-asian="11pt" style:font-size-complex="11pt"/>
    </style:style>
    <style:style style:name="P106" style:family="paragraph" style:parent-style-name="Preformatted_20_Text">
      <style:text-properties fo:color="#800000" style:font-name="Courier New1" fo:font-size="11pt" fo:font-weight="bold" style:font-size-asian="11pt" style:font-weight-asian="bold" style:font-size-complex="11pt" style:font-weight-complex="bold"/>
    </style:style>
    <style:style style:name="P107" style:family="paragraph" style:parent-style-name="Preformatted_20_Text">
      <style:text-properties fo:color="#800000" style:font-name="Courier New1" fo:font-size="11pt" style:text-underline-style="none" style:font-size-asian="11pt" style:font-size-complex="11pt"/>
    </style:style>
    <style:style style:name="P108" style:family="paragraph" style:parent-style-name="Preformatted_20_Text">
      <style:text-properties fo:color="#800000" style:font-name="Courier New1" fo:font-size="8pt" style:font-size-asian="8pt" style:font-size-complex="8pt"/>
    </style:style>
    <style:style style:name="P109" style:family="paragraph" style:parent-style-name="Preformatted_20_Text">
      <style:text-properties fo:color="#800000" style:font-name="Tahoma" fo:font-size="14pt" fo:font-weight="bold" style:font-size-asian="14pt" style:font-weight-asian="bold" style:font-size-complex="14pt" style:font-weight-complex="bold"/>
    </style:style>
    <style:style style:name="P110" style:family="paragraph" style:parent-style-name="Preformatted_20_Text">
      <style:paragraph-properties fo:text-align="center" style:justify-single-word="false"/>
      <style:text-properties fo:color="#800000" style:font-name="Tahoma" fo:font-size="14pt" fo:font-weight="bold" style:font-size-asian="14pt" style:font-weight-asian="bold" style:font-size-complex="14pt" style:font-weight-complex="bold"/>
    </style:style>
    <style:style style:name="P111" style:family="paragraph" style:parent-style-name="Preformatted_20_Text">
      <style:text-properties fo:color="#800000" style:font-name="Tahoma" fo:font-size="14pt" fo:font-weight="bold" style:font-size-asian="14pt" style:font-size-complex="14pt"/>
    </style:style>
    <style:style style:name="P112" style:family="paragraph" style:parent-style-name="Preformatted_20_Text">
      <style:paragraph-properties fo:text-align="center" style:justify-single-word="false"/>
      <style:text-properties fo:color="#800000" style:font-name="Tahoma" fo:font-size="14pt" fo:font-weight="bold" style:font-size-asian="14pt" style:font-size-complex="14pt"/>
    </style:style>
    <style:style style:name="P113" style:family="paragraph" style:parent-style-name="Preformatted_20_Text">
      <style:text-properties fo:color="#800000" style:font-name="Tahoma" fo:font-size="14pt" fo:language="ru" fo:country="RU" style:font-size-asian="14pt" style:font-size-complex="14pt"/>
    </style:style>
    <style:style style:name="P114" style:family="paragraph" style:parent-style-name="Preformatted_20_Text">
      <style:text-properties fo:color="#800000" style:font-name="Tahoma" fo:font-size="12pt" fo:font-weight="bold" style:font-size-asian="12pt" style:font-weight-asian="bold" style:font-size-complex="12pt" style:font-weight-complex="bold"/>
    </style:style>
    <style:style style:name="P115" style:family="paragraph" style:parent-style-name="Preformatted_20_Text">
      <style:text-properties fo:color="#800000" style:font-name="Tahoma" fo:font-size="12pt" fo:font-weight="bold" style:font-size-asian="12pt" style:font-size-complex="12pt"/>
    </style:style>
    <style:style style:name="P116" style:family="paragraph" style:parent-style-name="Preformatted_20_Text">
      <style:text-properties fo:color="#800000" style:font-name="Tahoma" fo:font-size="12pt" fo:language="ru" fo:country="RU" fo:font-weight="bold" style:font-size-asian="12pt" style:font-weight-asian="bold" style:font-size-complex="12pt" style:font-weight-complex="bold"/>
    </style:style>
    <style:style style:name="P117" style:family="paragraph" style:parent-style-name="Preformatted_20_Text">
      <style:text-properties fo:color="#800000" style:font-name="Taho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Preformatted_20_Text">
      <style:text-properties fo:color="#800000" style:font-name="Tahoma" fo:font-size="10pt" style:font-size-asian="10pt" style:font-size-complex="10pt"/>
    </style:style>
    <style:style style:name="P119" style:family="paragraph" style:parent-style-name="Preformatted_20_Text">
      <style:text-properties fo:color="#800000"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Preformatted_20_Text">
      <style:text-properties fo:color="#800000" style:font-name="Tahoma" fo:font-size="11pt" fo:font-weight="bold" style:font-size-asian="11pt" style:font-size-complex="11pt"/>
    </style:style>
    <style:style style:name="P121" style:family="paragraph" style:parent-style-name="Preformatted_20_Text">
      <style:text-properties fo:color="#800000" fo:font-size="12pt" style:text-underline-style="none" style:font-size-asian="12pt" style:font-size-complex="12pt"/>
    </style:style>
    <style:style style:name="P122" style:family="paragraph" style:parent-style-name="Preformatted_20_Text">
      <style:text-properties fo:color="#800000" fo:font-size="12pt" style:text-underline-style="none" fo:font-weight="bold" fo:background-color="#ffffff" style:font-size-asian="12pt" style:font-weight-asian="bold" style:font-size-complex="12pt" style:font-weight-complex="bold"/>
    </style:style>
    <style:style style:name="P123" style:family="paragraph" style:parent-style-name="Preformatted_20_Text">
      <style:text-properties fo:color="#800000" fo:font-size="12pt" style:text-underline-style="none" fo:background-color="#ffffff" style:font-size-asian="12pt" style:font-size-complex="12pt"/>
    </style:style>
    <style:style style:name="P124" style:family="paragraph" style:parent-style-name="Preformatted_20_Text">
      <style:text-properties fo:color="#800000" fo:font-size="12pt" fo:font-weight="bold" style:font-size-asian="12pt" style:font-weight-asian="bold" style:font-size-complex="12pt" style:font-weight-complex="bold"/>
    </style:style>
    <style:style style:name="P125" style:family="paragraph" style:parent-style-name="Preformatted_20_Text">
      <style:text-properties fo:color="#800000" fo:font-size="9pt" style:text-underline-style="none" style:font-size-asian="9pt" style:font-size-complex="9pt"/>
    </style:style>
    <style:style style:name="P126" style:family="paragraph" style:parent-style-name="Preformatted_20_Text">
      <style:text-properties fo:color="#800000" fo:font-size="11pt" style:text-underline-style="none" fo:background-color="#ffffff" style:font-size-asian="11pt" style:font-size-complex="11pt"/>
    </style:style>
    <style:style style:name="P127" style:family="paragraph" style:parent-style-name="Preformatted_20_Text">
      <style:text-properties fo:color="#800000" fo:font-size="10pt" style:text-underline-style="none" fo:background-color="#ffffff" style:font-size-asian="10pt" style:font-size-complex="10pt"/>
    </style:style>
    <style:style style:name="P128" style:family="paragraph" style:parent-style-name="Preformatted_20_Text">
      <style:text-properties fo:color="#000000" style:font-name="Courier New1" fo:font-size="12pt" style:font-size-asian="12pt" style:font-size-complex="12pt"/>
    </style:style>
    <style:style style:name="P129" style:family="paragraph" style:parent-style-name="Preformatted_20_Text">
      <style:text-properties fo:color="#000000" style:font-name="Courier New1" fo:font-size="12pt" style:text-underline-style="none" fo:font-weight="bold" fo:background-color="#ffffff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color="#00000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color="#000000" style:font-name="Courier New1" fo:font-size="12pt" style:text-underline-style="none" style:font-size-asian="12pt" style:font-size-complex="12pt"/>
    </style:style>
    <style:style style:name="P132" style:family="paragraph" style:parent-style-name="Preformatted_20_Text">
      <style:text-properties fo:color="#000000" style:font-name="Courier New1" fo:font-size="14pt" style:text-underline-style="none" style:font-size-asian="14pt" style:font-size-complex="14pt"/>
    </style:style>
    <style:style style:name="P133" style:family="paragraph" style:parent-style-name="Preformatted_20_Text"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P13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/>
    </style:style>
    <style:style style:name="P13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/>
    </style:style>
    <style:style style:name="P13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 fo:font-size="10pt" style:font-size-asian="10pt" style:font-size-complex="10pt"/>
    </style:style>
    <style:style style:name="P13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 fo:font-size="9pt" style:font-size-asian="9pt" style:font-size-complex="9pt"/>
    </style:style>
    <style:style style:name="P139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 fo:font-size="12pt" fo:font-weight="bold" style:font-size-asian="12pt" style:font-weight-asian="bold" style:font-size-complex="12pt" style:font-weight-complex="bold"/>
    </style:style>
    <style:style style:name="P14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Courier New1" fo:font-size="8pt" style:font-size-asian="8pt" style:font-size-complex="8pt"/>
    </style:style>
    <style:style style:name="P14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fo:font-size="10pt" style:font-size-asian="10pt" style:font-size-complex="10pt"/>
    </style:style>
    <style:style style:name="P14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fo:font-size="11pt" style:font-size-asian="11pt" style:font-size-complex="11pt"/>
    </style:style>
    <style:style style:name="P14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fo:font-size="12pt" style:font-size-asian="12pt" style:font-size-complex="12pt"/>
    </style:style>
    <style:style style:name="P14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fo:background-color="#ffffff"/>
    </style:style>
    <style:style style:name="P14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 fo:font-size="12pt" style:font-size-asian="12pt" style:font-size-complex="12pt"/>
    </style:style>
    <style:style style:name="P146" style:family="paragraph" style:parent-style-name="Preformatted_20_Text">
      <style:paragraph-properties fo:background-color="#ffffff">
        <style:background-image/>
      </style:paragraph-properties>
      <style:text-properties fo:color="#800000"/>
    </style:style>
    <style:style style:name="P147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Preformatted_20_Text">
      <style:paragraph-properties fo:background-color="#ffffff">
        <style:background-image/>
      </style:paragraph-properties>
      <style:text-properties fo:color="#800000" fo:font-size="10pt" style:font-size-asian="10pt" style:font-size-complex="10pt"/>
    </style:style>
    <style:style style:name="P149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bold" style:font-size-asian="10pt" style:font-weight-asian="bold" style:font-size-complex="10pt" style:font-weight-complex="bold"/>
    </style:style>
    <style:style style:name="P150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/>
    </style:style>
    <style:style style:name="P151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9pt" style:font-size-asian="9pt" style:font-size-complex="9pt"/>
    </style:style>
    <style:style style:name="P152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9pt" fo:font-weight="bold" style:font-size-asian="9pt" style:font-size-complex="9pt"/>
    </style:style>
    <style:style style:name="P153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11pt" fo:font-weight="bold" style:font-size-asian="11pt" style:font-weight-asian="bold" style:font-size-complex="11pt" style:font-weight-complex="bold"/>
    </style:style>
    <style:style style:name="P154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11pt" style:font-size-asian="11pt" style:font-size-complex="11pt"/>
    </style:style>
    <style:style style:name="P155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tyle="italic"/>
    </style:style>
    <style:style style:name="P156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tyle="italic" fo:font-weight="bold" style:font-weight-asian="bold" style:font-weight-complex="bold"/>
    </style:style>
    <style:style style:name="P157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12pt" style:font-size-asian="12pt" style:font-size-complex="12pt"/>
    </style:style>
    <style:style style:name="P158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10pt" style:font-size-asian="10pt" style:font-size-complex="10pt"/>
    </style:style>
    <style:style style:name="P159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font-size="10pt" fo:font-weight="bold" style:font-size-asian="10pt" style:font-size-complex="10pt"/>
    </style:style>
    <style:style style:name="P160" style:family="paragraph" style:parent-style-name="Preformatted_20_Text">
      <style:paragraph-properties fo:background-color="#ffffff">
        <style:background-image/>
      </style:paragraph-properties>
      <style:text-properties fo:color="#800000" style:font-name="Courier New1" fo:background-color="#ffffff"/>
    </style:style>
    <style:style style:name="P161" style:family="paragraph" style:parent-style-name="Preformatted_20_Text">
      <style:paragraph-properties fo:background-color="#ffffff">
        <style:background-image/>
      </style:paragraph-properties>
      <style:text-properties fo:color="#800000" fo:font-size="9pt" style:font-size-asian="9pt" style:font-size-complex="9pt"/>
    </style:style>
    <style:style style:name="P162" style:family="paragraph" style:parent-style-name="Preformatted_20_Text">
      <style:paragraph-properties fo:background-color="#ffffff">
        <style:background-image/>
      </style:paragraph-properties>
      <style:text-properties fo:color="#800000" fo:font-size="12pt" style:font-size-asian="12pt" style:font-size-complex="12pt"/>
    </style:style>
    <style:style style:name="P163" style:family="paragraph" style:parent-style-name="Preformatted_20_Text">
      <style:paragraph-properties fo:background-color="#ffffff">
        <style:background-image/>
      </style:paragraph-properties>
      <style:text-properties fo:color="#800000" fo:font-size="11pt" style:font-size-asian="11pt" style:font-size-complex="11pt"/>
    </style:style>
    <style:style style:name="P164" style:family="paragraph" style:parent-style-name="Preformatted_20_Text">
      <style:paragraph-properties fo:background-color="#ffffff">
        <style:background-image/>
      </style:paragraph-properties>
      <style:text-properties fo:color="#800000" fo:font-size="8pt" style:font-size-asian="8pt" style:font-size-complex="8pt"/>
    </style:style>
    <style:style style:name="P165" style:family="paragraph" style:parent-style-name="Standard">
      <style:text-properties fo:color="#800000" fo:font-size="12pt" style:font-size-asian="12pt" style:font-size-complex="12pt"/>
    </style:style>
    <style:style style:name="P166" style:family="paragraph" style:parent-style-name="Standard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167" style:family="paragraph" style:parent-style-name="Standard">
      <style:text-properties fo:color="#800000" fo:font-size="9pt" style:text-underline-style="none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fo:font-weight="bold" style:font-name-asian="Consolas" style:font-weight-asian="bold" style:font-name-complex="Consolas" style:font-weight-complex="bold"/>
    </style:style>
    <style:style style:name="T6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="Courier New1" fo:background-color="#ffffff"/>
    </style:style>
    <style:style style:name="T8" style:family="text">
      <style:text-properties fo:color="#6a3e3e"/>
    </style:style>
    <style:style style:name="T9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Consolas" style:font-weight-asian="bold" style:font-name-complex="Consolas" style:font-weight-complex="bold"/>
    </style:style>
    <style:style style:name="T13" style:family="text">
      <style:text-properties fo:font-weight="bold" fo:background-color="#e4e4ff"/>
    </style:style>
    <style:style style:name="T14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5" style:family="text">
      <style:text-properties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7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8" style:family="text">
      <style:text-properties style:font-name="Consolas" style:font-name-asian="Consolas" style:font-name-complex="Consolas"/>
    </style:style>
    <style:style style:name="T19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20" style:family="text">
      <style:text-properties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1" style:family="text">
      <style:text-properties style:font-name="Consolas" fo:font-size="14pt" style:font-name-asian="Consolas" style:font-size-asian="14pt" style:font-name-complex="Consolas" style:font-size-complex="14pt"/>
    </style:style>
    <style:style style:name="T22" style:family="text">
      <style:text-properties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3" style:family="text">
      <style:text-properties style:font-name="Consolas" fo:font-style="italic" fo:font-weight="bold" style:font-name-asian="Consolas" style:font-style-asian="italic" style:font-weight-asian="bold" style:font-name-complex="Consolas" style:font-style-complex="italic" style:font-weight-complex="bold"/>
    </style:style>
    <style:style style:name="T24" style:family="text">
      <style:text-properties style:font-name="Consolas" style:text-underline-style="solid" style:text-underline-width="auto" style:text-underline-color="font-color" style:font-name-asian="Consolas" style:font-name-complex="Consolas"/>
    </style:style>
    <style:style style:name="T25" style:family="text">
      <style:text-properties fo:font-style="italic"/>
    </style:style>
    <style:style style:name="T26" style:family="text">
      <style:text-properties fo:font-style="italic" fo:font-weight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style:font-name-asian="Consolas" style:font-style-asian="italic" style:font-weight-asian="bold" style:font-name-complex="Consolas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fo:font-weight="normal" style:font-weight-asian="normal" style:font-weight-complex="normal"/>
    </style:style>
    <style:style style:name="T37" style:family="text">
      <style:text-properties fo:color="#8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38" style:family="text">
      <style:text-properties fo:color="#800000" style:text-underline-style="none"/>
    </style:style>
    <style:style style:name="T39" style:family="text">
      <style:text-properties fo:color="#800000" fo:language="en" fo:country="US" style:text-underline-style="none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-asian="Consolas" style:font-name-complex="Consolas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0" style:family="text">
      <style:text-properties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font-weight="bold" style:font-size-asian="14pt" style:font-size-complex="14pt"/>
    </style:style>
    <style:style style:name="T5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Courier New1"/>
    </style:style>
    <style:style style:name="T57" style:family="text">
      <style:text-properties style:font-name="Courier New1" fo:font-weight="bold"/>
    </style:style>
    <style:style style:name="T58" style:family="text">
      <style:text-properties style:font-name="Courier New1" fo:font-weight="bold" fo:background-color="#e4e4ff"/>
    </style:style>
    <style:style style:name="T59" style:family="text">
      <style:text-properties style:font-name="Courier New1" fo:font-weight="bold" style:font-weight-asian="bold" style:font-weight-complex="bold"/>
    </style:style>
    <style:style style:name="T60" style:family="text">
      <style:text-properties style:font-name="Courier New1" fo:background-color="#e4e4ff"/>
    </style:style>
    <style:style style:name="T61" style:family="text">
      <style:text-properties style:font-name="Courier New1" fo:font-style="italic"/>
    </style:style>
    <style:style style:name="T62" style:family="text">
      <style:text-properties style:font-name="Courier New1" fo:font-style="italic" fo:font-weight="bold"/>
    </style:style>
    <style:style style:name="T63" style:family="text">
      <style:text-properties style:font-name="Courier New1" fo:font-size="12pt" style:font-size-asian="12pt" style:font-size-complex="12pt"/>
    </style:style>
    <style:style style:name="T64" style:family="text">
      <style:text-properties style:font-name="Courier New1" fo:font-size="12pt" fo:font-weight="bold" style:font-size-asian="12pt" style:font-size-complex="12pt"/>
    </style:style>
    <style:style style:name="T65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66" style:family="text">
      <style:text-properties style:font-name="Courier New1" fo:font-size="11pt" fo:font-weight="bold" style:font-size-asian="11pt" style:font-size-complex="11pt"/>
    </style:style>
    <style:style style:name="T67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68" style:family="text">
      <style:text-properties style:font-name="Courier New1" fo:font-size="11pt" style:font-size-asian="11pt" style:font-size-complex="11pt"/>
    </style:style>
    <style:style style:name="T69" style:family="text">
      <style:text-properties style:font-name="Courier New1" fo:font-size="10pt" fo:font-weight="bold" style:font-size-asian="10pt" style:font-size-complex="10pt"/>
    </style:style>
    <style:style style:name="T70" style:family="text">
      <style:text-properties style:font-name="Courier New1" fo:font-size="10pt" style:font-size-asian="10pt" style:font-size-complex="10pt"/>
    </style:style>
    <style:style style:name="T71" style:family="text">
      <style:text-properties style:font-name="Courier New1" fo:font-size="14pt" fo:font-weight="bold" style:font-size-asian="14pt" style:font-size-complex="14pt"/>
    </style:style>
    <style:style style:name="T72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73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Tahoma" fo:font-size="12pt" fo:font-weight="bold" style:font-size-asian="12pt" style:font-size-complex="12pt"/>
    </style:style>
    <style:style style:name="T75" style:family="text">
      <style:text-properties style:font-name="Tahoma" fo:language="en" fo:country="US"/>
    </style:style>
    <style:style style:name="T76" style:family="text">
      <style:text-properties fo:font-size="11pt" fo:font-weight="bold" style:font-size-asian="11pt" style:font-weight-asian="bold" style:font-size-complex="11pt" style:font-weight-complex="bold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font-variant="normal" fo:text-transform="none" fo:color="#000000" fo:letter-spacing="normal" fo:font-style="normal" style:text-underline-style="none"/>
    </style:style>
    <style:style style:name="T79" style:family="text">
      <style:text-properties fo:font-variant="normal" fo:text-transform="none" fo:color="#000000" fo:letter-spacing="normal" fo:language="en" fo:country="US" fo:font-style="normal"/>
    </style:style>
    <style:style style:name="T80" style:family="text">
      <style:text-properties fo:font-variant="normal" fo:text-transform="none" fo:color="#000000" fo:letter-spacing="normal" fo:language="en" fo:country="US" fo:font-style="normal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1">Команда</text:p>
          </table:table-cell>
          <table:table-cell table:style-name="Таблица1.B1" office:value-type="string">
            <text:p text:style-name="P71">Вызов</text:p>
          </table:table-cell>
        </table:table-row>
        <table:table-row>
          <table:table-cell table:style-name="Таблица1.A2" office:value-type="string">
            <text:p text:style-name="P74">Вставка комментариев</text:p>
          </table:table-cell>
          <table:table-cell table:style-name="Таблица1.B2" office:value-type="string">
            <text:p text:style-name="P2">// <text:span text:style-name="T29">it is a comment</text:span></text:p>
            <text:p text:style-name="P42"><text:tab/><text:tab/></text:p>
            <text:p text:style-name="P42">/*</text:p>
            <text:p text:style-name="P42"><text:s text:c="4"/><text:span text:style-name="T29">it is</text:span></text:p>
            <text:p text:style-name="P43"><text:s text:c="4"/>a big comment</text:p>
            <text:p text:style-name="P42">*/</text:p>
          </table:table-cell>
        </table:table-row>
        <table:table-row>
          <table:table-cell table:style-name="Таблица1.B2" table:number-columns-spanned="2" office:value-type="string">
            <text:p text:style-name="P71">Работа с переменным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переменных <text:span text:style-name="T11">целого</text:span> типа</text:p>
          </table:table-cell>
          <table:table-cell table:style-name="Таблица1.B2" office:value-type="string">
            <text:p text:style-name="P42"><text:span text:style-name="T11">int</text:span> n = 6;</text:p>
            <text:p text:style-name="P54"><text:span text:style-name="T14">int</text:span><text:span text:style-name="T15"> </text:span><text:span text:style-name="T15">m</text:span><text:span text:style-name="T15"> = 8;</text:span></text:p>
          </table:table-cell>
        </table:table-row>
        <table:table-row>
          <table:table-cell table:style-name="Таблица1.A2" office:value-type="string">
            <text:p text:style-name="Table_20_Contents">Присваивание </text:p>
          </table:table-cell>
          <table:table-cell table:style-name="Таблица1.B2" office:value-type="string">
            <text:p text:style-name="P68"><text:span text:style-name="T11">int</text:span> c = n + m;</text:p>
          </table:table-cell>
        </table:table-row>
        <table:table-row>
          <table:table-cell table:style-name="Таблица1.A2" office:value-type="string">
            <text:p text:style-name="P70">Вывод значения переменной на экран</text:p>
          </table:table-cell>
          <table:table-cell table:style-name="Таблица1.B2" office:value-type="string">
            <text:p text:style-name="P68">System.<text:span text:style-name="T27">out</text:span>.println(c);</text:p>
          </table:table-cell>
        </table:table-row>
        <table:table-row>
          <table:table-cell table:style-name="Таблица1.A2" office:value-type="string">
            <text:p text:style-name="Table_20_Contents">Создание переменных <text:span text:style-name="T11">вещественного</text:span> типа</text:p>
          </table:table-cell>
          <table:table-cell table:style-name="Таблица1.B2" office:value-type="string">
            <text:p text:style-name="P42"><text:span text:style-name="T11">double</text:span> x = 1.2;</text:p>
            <text:p text:style-name="P54"><text:span text:style-name="T14">double</text:span><text:span text:style-name="T15"> </text:span><text:span text:style-name="T15">y</text:span><text:span text:style-name="T15"> = 3.3;</text:span></text:p>
          </table:table-cell>
        </table:table-row>
        <table:table-row>
          <table:table-cell table:style-name="Таблица1.A2" office:value-type="string">
            <text:p text:style-name="Table_20_Contents">Создание переменных <text:span text:style-name="T11">булева</text:span> типа</text:p>
          </table:table-cell>
          <table:table-cell table:style-name="Таблица1.B2" office:value-type="string">
            <text:p text:style-name="P68"><text:span text:style-name="T11">boolean</text:span> b;</text:p>
          </table:table-cell>
        </table:table-row>
        <table:table-row>
          <table:table-cell table:style-name="Таблица1.A2" office:value-type="string">
            <text:p text:style-name="Table_20_Contents">Вывод значения булевой переменной на экран</text:p>
          </table:table-cell>
          <table:table-cell table:style-name="Таблица1.B2" office:value-type="string">
            <text:p text:style-name="P42">b = <text:span text:style-name="T11">false</text:span>;<text:tab/><text:tab/></text:p>
            <text:p text:style-name="P54"><text:span text:style-name="T15">System.</text:span><text:span text:style-name="T16">out</text:span><text:span text:style-name="T15">.println(</text:span><text:span text:style-name="T15">b</text:span><text:span text:style-name="T15">);</text:span></text:p>
          </table:table-cell>
        </table:table-row>
        <table:table-row>
          <table:table-cell table:style-name="Таблица1.A2" office:value-type="string">
            <text:p text:style-name="Table_20_Contents">Создание и вывод на экран <text:span text:style-name="T11">строчной</text:span> переменной</text:p>
          </table:table-cell>
          <table:table-cell table:style-name="Таблица1.B2" office:value-type="string">
            <text:p text:style-name="P68">String s;</text:p>
            <text:p text:style-name="P68">s = "hello world";</text:p>
            <text:p text:style-name="P68">System.<text:span text:style-name="T27">out</text:span>.println(s);</text:p>
          </table:table-cell>
        </table:table-row>
        <table:table-row>
          <table:table-cell table:style-name="Таблица1.A2" office:value-type="string">
            <text:p text:style-name="Table_20_Contents">Прибавить к строке слово</text:p>
          </table:table-cell>
          <table:table-cell table:style-name="Таблица1.B2" office:value-type="string">
            <text:p text:style-name="P68">s += "maxim";</text:p>
          </table:table-cell>
        </table:table-row>
        <table:table-row>
          <table:table-cell table:style-name="Таблица1.A2" office:value-type="string">
            <text:p text:style-name="Table_20_Contents">Создание символьной переменной</text:p>
          </table:table-cell>
          <table:table-cell table:style-name="Таблица1.B2" office:value-type="string">
            <text:p text:style-name="P68"><text:span text:style-name="T11">char</text:span> c = 'M';</text:p>
          </table:table-cell>
        </table:table-row>
        <table:table-row>
          <table:table-cell table:style-name="Таблица1.A2" office:value-type="string">
            <text:p text:style-name="Table_20_Contents">Записать в символ <text:span text:style-name="T32">c</text:span><text:span text:style-name="T33"> </text:span><text:span text:style-name="T36">значение 4-го символа строки</text:span><text:span text:style-name="T35"> </text:span><text:span text:style-name="T32">s</text:span><text:span text:style-name="T30"> </text:span></text:p>
          </table:table-cell>
          <table:table-cell table:style-name="Таблица1.B2" office:value-type="string">
            <text:p text:style-name="P68">c = s.charAt(4);</text:p>
          </table:table-cell>
        </table:table-row>
        <table:table-row>
          <table:table-cell table:style-name="Таблица1.B2" table:number-columns-spanned="2" office:value-type="string">
            <text:p text:style-name="P71">Логические конструкци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Конструкция <text:span text:style-name="T11">если</text:span>, <text:span text:style-name="T11">то</text:span>, <text:span text:style-name="T11">иначе</text:span></text:p>
          </table:table-cell>
          <table:table-cell table:style-name="Таблица1.B2" office:value-type="string">
            <text:p text:style-name="P42"><text:span text:style-name="T11">if</text:span>(a == 5)</text:p>
            <text:p text:style-name="P42">{</text:p>
            <text:p text:style-name="P42"/>
            <text:p text:style-name="P42">}</text:p>
            <text:p text:style-name="P44">else</text:p>
            <text:p text:style-name="P42">{</text:p>
            <text:p text:style-name="P42"/>
            <text:p text:style-name="P42">}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1">И</text:span></text:p>
          </table:table-cell>
          <table:table-cell table:style-name="Таблица1.B2" office:value-type="string">
            <text:p text:style-name="P42"><text:span text:style-name="T11">if</text:span>(a == 5 <text:span text:style-name="T11">&amp;&amp;</text:span> b == 10)</text:p>
            <text:p text:style-name="P42">{<text:tab/><text:tab/><text:tab/></text:p>
            <text:p text:style-name="P42"/>
            <text:p text:style-name="P42">}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1">ИЛИ</text:span></text:p>
          </table:table-cell>
          <table:table-cell table:style-name="Таблица1.B2" office:value-type="string">
            <text:p text:style-name="P42"><text:span text:style-name="T11">if</text:span>(a == 10 <text:span text:style-name="T11">||</text:span> b == 20)</text:p>
            <text:p text:style-name="P42">{</text:p>
            <text:p text:style-name="P42"/>
            <text:p text:style-name="P42">}</text:p>
          </table:table-cell>
        </table:table-row>
        <table:table-row table:style-name="Таблица1.18">
          <table:table-cell table:style-name="Таблица1.A2" office:value-type="string">
            <text:p text:style-name="Table_20_Contents">Логическое <text:span text:style-name="T11">НЕ</text:span></text:p>
          </table:table-cell>
          <table:table-cell table:style-name="Таблица1.B2" office:value-type="string">
            <text:p text:style-name="P42"><text:span text:style-name="T11">if</text:span>(a <text:span text:style-name="T11">!=</text:span> 50)</text:p>
            <text:p text:style-name="P42">{</text:p>
            <text:p text:style-name="P42"/>
            <text:p text:style-name="P42">}</text:p>
            <text:p text:style-name="P42"/>
            <text:p text:style-name="P42"/>
            <text:p text:style-name="P42"/>
            <text:p text:style-name="P42"/>
            <text:p text:style-name="P42"/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71">Цикл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Цикл <text:span text:style-name="T32">for</text:span></text:p>
          </table:table-cell>
          <table:table-cell table:style-name="Таблица1.B2" office:value-type="string">
            <text:p text:style-name="P42"><text:span text:style-name="T11">int</text:span> i;<text:tab/></text:p>
            <text:p text:style-name="P42"><text:span text:style-name="T11">for</text:span>(i = 0; i &lt; 10; i++)</text:p>
            <text:p text:style-name="P42">{</text:p>
            <text:p text:style-name="P42"/>
            <text:p text:style-name="P42">}</text:p>
          </table:table-cell>
        </table:table-row>
        <table:table-row>
          <table:table-cell table:style-name="Таблица1.A2" office:value-type="string">
            <text:p text:style-name="P76">Цикл <text:span text:style-name="T32">while</text:span></text:p>
          </table:table-cell>
          <table:table-cell table:style-name="Таблица1.B2" office:value-type="string">
            <text:p text:style-name="P42"><text:span text:style-name="T11">while</text:span>(a &lt; 5)</text:p>
            <text:p text:style-name="P42">{</text:p>
            <text:p text:style-name="P42"/>
            <text:p text:style-name="P42">}</text:p>
          </table:table-cell>
        </table:table-row>
        <table:table-row>
          <table:table-cell table:style-name="Таблица1.B2" table:number-columns-spanned="2" office:value-type="string">
            <text:p text:style-name="P72">Класс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класса, имеющего поля и методы</text:p>
          </table:table-cell>
          <table:table-cell table:style-name="Таблица1.B2" office:value-type="string">
            <text:p text:style-name="P3">class summer</text:p>
            <text:p text:style-name="P42">{</text:p>
            <text:p text:style-name="P42"><text:tab/><text:span text:style-name="T11">int</text:span> a,b;</text:p>
            <text:p text:style-name="P42"><text:tab/></text:p>
            <text:p text:style-name="P42"><text:tab/><text:span text:style-name="T11">void</text:span> init(<text:span text:style-name="T11">int</text:span> aa, <text:span text:style-name="T11">int</text:span> bb)</text:p>
            <text:p text:style-name="P42"><text:tab/>{</text:p>
            <text:p text:style-name="P42"><text:tab/><text:tab/>a = aa;</text:p>
            <text:p text:style-name="P42"><text:tab/><text:tab/>b = bb;</text:p>
            <text:p text:style-name="P42"><text:tab/>}</text:p>
            <text:p text:style-name="P42"><text:tab/></text:p>
            <text:p text:style-name="P42"><text:tab/><text:span text:style-name="T11">int</text:span> sum()</text:p>
            <text:p text:style-name="P42"><text:tab/>{</text:p>
            <text:p text:style-name="P42"><text:tab/><text:tab/><text:span text:style-name="T11">int</text:span> ans = a + b;</text:p>
            <text:p text:style-name="P42"><text:tab/><text:tab/><text:span text:style-name="T11">return</text:span> ans;</text:p>
            <text:p text:style-name="P42"><text:tab/>}</text:p>
            <text:p text:style-name="P42">};</text:p>
          </table:table-cell>
        </table:table-row>
        <table:table-row>
          <table:table-cell table:style-name="Таблица1.A2" office:value-type="string">
            <text:p text:style-name="Table_20_Contents">Создание экземпляров класса</text:p>
          </table:table-cell>
          <table:table-cell table:style-name="Таблица1.B2" office:value-type="string">
            <text:p text:style-name="P42">summer s1 = <text:span text:style-name="T11">new</text:span> summer();</text:p>
            <text:p text:style-name="P54"><text:span text:style-name="T15">summer </text:span><text:span text:style-name="T15">s2</text:span><text:span text:style-name="T15"> = </text:span><text:span text:style-name="T14">new</text:span><text:span text:style-name="T15"> summer();</text:span></text:p>
          </table:table-cell>
        </table:table-row>
        <table:table-row>
          <table:table-cell table:style-name="Таблица1.A2" office:value-type="string">
            <text:p text:style-name="Table_20_Contents">Тестирование методов класса</text:p>
          </table:table-cell>
          <table:table-cell table:style-name="Таблица1.B2" office:value-type="string">
            <text:p text:style-name="P42">s1.init(2, 3);</text:p>
            <text:p text:style-name="P54"><text:span text:style-name="T15">s2</text:span><text:span text:style-name="T15">.init(100, 50);</text:span></text:p>
            <text:p text:style-name="P42"/>
            <text:p text:style-name="P42">x1 = s1.sum();</text:p>
            <text:p text:style-name="P54"><text:span text:style-name="T15">x2</text:span><text:span text:style-name="T15"> = </text:span><text:span text:style-name="T15">s2</text:span><text:span text:style-name="T15">.sum();</text:span></text:p>
          </table:table-cell>
        </table:table-row>
        <table:table-row>
          <table:table-cell table:style-name="Таблица1.A2" office:value-type="string">
            <text:p text:style-name="Table_20_Contents">Обращение к полю класса</text:p>
            <text:p text:style-name="Table_20_Contents">( все поля по умолчанию публичные )</text:p>
          </table:table-cell>
          <table:table-cell table:style-name="Таблица1.B2" office:value-type="string">
            <text:p text:style-name="P68">s1.a = 800;</text:p>
          </table:table-cell>
        </table:table-row>
        <table:table-row>
          <table:table-cell table:style-name="Таблица1.B2" table:number-columns-spanned="2" office:value-type="string">
            <text:p text:style-name="P71">Наследовани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дим класс <text:span text:style-name="T3">perim</text:span><text:span text:style-name="T2">, наследующий поля и методы класса </text:span><text:span text:style-name="T37">summer</text:span></text:p>
          </table:table-cell>
          <table:table-cell table:style-name="Таблица1.B2" office:value-type="string">
            <text:p text:style-name="P42"><text:span text:style-name="T11">class</text:span> perim <text:span text:style-name="T11">extends</text:span> summer</text:p>
            <text:p text:style-name="P42">{</text:p>
            <text:p text:style-name="P42"><text:tab/><text:span text:style-name="T11">int</text:span> getP()</text:p>
            <text:p text:style-name="P42"><text:tab/>{</text:p>
            <text:p text:style-name="P42"><text:tab/><text:tab/><text:span text:style-name="T11">int</text:span> ans = sum() * 2;</text:p>
            <text:p text:style-name="P42"><text:tab/><text:tab/><text:span text:style-name="T11">return</text:span> ans;</text:p>
            <text:p text:style-name="P42"><text:tab/>}</text:p>
            <text:p text:style-name="P42">};</text:p>
          </table:table-cell>
        </table:table-row>
        <table:table-row>
          <table:table-cell table:style-name="Таблица1.A2" office:value-type="string">
            <text:p text:style-name="P81">Тестирование класса <text:span text:style-name="T49">perim</text:span></text:p>
          </table:table-cell>
          <table:table-cell table:style-name="Таблица1.B2" office:value-type="string">
            <text:p text:style-name="P42">perim p = <text:span text:style-name="T11">new</text:span> perim();</text:p>
            <text:p text:style-name="P42">p.init(2, 3);</text:p>
            <text:p text:style-name="P54"><text:span text:style-name="T15">ans</text:span><text:span text:style-name="T15"> = </text:span><text:span text:style-name="T15">p</text:span><text:span text:style-name="T15">.getP();</text:span></text:p>
          </table:table-cell>
        </table:table-row>
        <table:table-row table:style-name="Таблица1.30">
          <table:table-cell table:style-name="Таблица1.A2" office:value-type="string">
            <text:p text:style-name="P77">Обращение к переменной класса <text:span text:style-name="T50">perim</text:span></text:p>
          </table:table-cell>
          <table:table-cell table:style-name="Таблица1.B2" office:value-type="string">
            <text:p text:style-name="P68">p.a = 140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79">Считывание переменной</text:p>
          </table:table-cell>
          <table:covered-table-cell/>
        </table:table-row>
        <table:table-row table:style-name="Таблица1.32">
          <table:table-cell table:style-name="Таблица1.A2" office:value-type="string">
            <text:p text:style-name="P77">Подключаем библиотеки</text:p>
          </table:table-cell>
          <table:table-cell table:style-name="Таблица1.B2" office:value-type="string">
            <text:p text:style-name="P55"><text:span text:style-name="T11">import</text:span> <text:span text:style-name="T40">java.io</text:span>.*;</text:p>
            <text:p text:style-name="P56"><text:span text:style-name="T12">import</text:span><text:span text:style-name="T42"> java.util.*;</text:span></text:p>
          </table:table-cell>
        </table:table-row>
        <table:table-row>
          <table:table-cell table:style-name="Таблица1.A2" office:value-type="string">
            <text:p text:style-name="P77">В главной ф-ции создаём объект для ввода</text:p>
          </table:table-cell>
          <table:table-cell table:style-name="Таблица1.B2" office:value-type="string">
            <text:p text:style-name="P69">Scanner <text:span text:style-name="T40">in</text:span> = <text:span text:style-name="T11">new</text:span> Scanner(System.<text:span text:style-name="T27">in</text:span>);</text:p>
          </table:table-cell>
        </table:table-row>
        <table:table-row>
          <table:table-cell table:style-name="Таблица1.A2" office:value-type="string">
            <text:p text:style-name="P77">Считываем целые числа</text:p>
          </table:table-cell>
          <table:table-cell table:style-name="Таблица1.B2" office:value-type="string">
            <text:p text:style-name="P55"><text:span text:style-name="T11">int</text:span> a = in.nextInt();</text:p>
            <text:p text:style-name="P56"><text:span text:style-name="T12">int</text:span><text:span text:style-name="T42"> </text:span><text:span text:style-name="T42">b</text:span><text:span text:style-name="T42"> = </text:span><text:span text:style-name="T42">in</text:span><text:span text:style-name="T42">.nextInt();</text:span></text:p>
          </table:table-cell>
        </table:table-row>
        <table:table-row>
          <table:table-cell table:style-name="Таблица1.A2" office:value-type="string">
            <text:p text:style-name="P81">Считывание вещественных чисел</text:p>
            <text:p text:style-name="P81"/>
            <text:p text:style-name="P81">пример ввода:</text:p>
            <text:p text:style-name="P4"><text:s text:c="3"/><text:span text:style-name="T44">3,44</text:span></text:p>
            <text:p text:style-name="P47"><text:s text:c="3"/>2,15</text:p>
          </table:table-cell>
          <table:table-cell table:style-name="Таблица1.B2" office:value-type="string">
            <text:p text:style-name="P42"><text:span text:style-name="T11">double</text:span> d1 = in.nextDouble();</text:p>
            <text:p text:style-name="P54"><text:span text:style-name="T14">double</text:span><text:span text:style-name="T15"> </text:span><text:span text:style-name="T15">d2</text:span><text:span text:style-name="T15"> = </text:span><text:span text:style-name="T15">in</text:span><text:span text:style-name="T15">.nextDouble();</text:span></text:p>
          </table:table-cell>
        </table:table-row>
        <table:table-row>
          <table:table-cell table:style-name="Таблица1.A2" office:value-type="string">
            <text:p text:style-name="P77">Считывание строк</text:p>
          </table:table-cell>
          <table:table-cell table:style-name="Таблица1.B2" office:value-type="string">
            <text:p text:style-name="P42">String s1 = in.nextLine();</text:p>
            <text:p text:style-name="P54"><text:span text:style-name="T15">String </text:span><text:span text:style-name="T15">s2</text:span><text:span text:style-name="T15"> = </text:span><text:span text:style-name="T15">in</text:span><text:span text:style-name="T15">.nextLine();</text:span></text:p>
          </table:table-cell>
        </table:table-row>
        <table:table-row>
          <table:table-cell table:style-name="Таблица1.A2" office:value-type="string">
            <text:p text:style-name="P81">В конце программы <text:span text:style-name="T11">обязательно </text:span><text:span text:style-name="T43">закрыть объект ввода и вывода</text:span></text:p>
          </table:table-cell>
          <table:table-cell table:style-name="Таблица1.B2" office:value-type="string">
            <text:p text:style-name="P49">in.close();</text:p>
            <text:p text:style-name="P49">System.<text:span text:style-name="T27">out</text:span>.flush();<text:tab/></text:p>
          </table:table-cell>
        </table:table-row>
        <table:table-row>
          <table:table-cell table:style-name="Таблица1.B2" table:number-columns-spanned="2" office:value-type="string">
            <text:p text:style-name="P79">Работа со строками</text:p>
          </table:table-cell>
          <table:covered-table-cell/>
        </table:table-row>
        <table:table-row>
          <table:table-cell table:style-name="Таблица1.A2" office:value-type="string">
            <text:p text:style-name="P77">Записать в символ <text:span text:style-name="T32">c</text:span><text:span text:style-name="T33"> </text:span><text:span text:style-name="T36">значение 4-го символа строки</text:span><text:span text:style-name="T35"> </text:span><text:span text:style-name="T32">s</text:span><text:span text:style-name="T30"> </text:span></text:p>
          </table:table-cell>
          <table:table-cell table:style-name="Таблица1.B2" office:value-type="string">
            <text:p text:style-name="P68">c = s.charAt(4);</text:p>
          </table:table-cell>
        </table:table-row>
        <table:table-row>
          <table:table-cell table:style-name="Таблица1.A2" office:value-type="string">
            <text:p text:style-name="P77">Суммирование строк</text:p>
          </table:table-cell>
          <table:table-cell table:style-name="Таблица1.B2" office:value-type="string">
            <text:p text:style-name="P68">s3 = s1 + s2;</text:p>
          </table:table-cell>
        </table:table-row>
        <table:table-row>
          <table:table-cell table:style-name="Таблица1.A2" office:value-type="string">
            <text:p text:style-name="P77">Длина строки</text:p>
          </table:table-cell>
          <table:table-cell table:style-name="Таблица1.B2" office:value-type="string">
            <text:p text:style-name="P68"><text:span text:style-name="T11">int</text:span> n = s.length();</text:p>
          </table:table-cell>
        </table:table-row>
        <table:table-row>
          <table:table-cell table:style-name="Таблица1.A2" office:value-type="string">
            <text:p text:style-name="P77">Прибавить к строке символ</text:p>
          </table:table-cell>
          <table:table-cell table:style-name="Таблица1.B2" office:value-type="string">
            <text:p text:style-name="P42"><text:span text:style-name="T11">char</text:span> c = 'X';<text:tab/><text:tab/></text:p>
            <text:p text:style-name="P42">s += c;</text:p>
          </table:table-cell>
        </table:table-row>
        <table:table-row>
          <table:table-cell table:style-name="Таблица1.A2" office:value-type="string">
            <text:p text:style-name="P77">Создание пустой строки</text:p>
          </table:table-cell>
          <table:table-cell table:style-name="Таблица1.B2" office:value-type="string">
            <text:p text:style-name="P42">String s1 = <text:span text:style-name="T11">new</text:span> String();<text:tab/></text:p>
            <text:p text:style-name="P42">System.<text:span text:style-name="T27">out</text:span>.println(s1);</text:p>
          </table:table-cell>
        </table:table-row>
        <table:table-row>
          <table:table-cell table:style-name="Таблица1.A2" office:value-type="string">
            <text:p text:style-name="P81">Проверить, равны ли строки <text:span text:style-name="T30">s1 </text:span>и <text:span text:style-name="T30">s2</text:span></text:p>
          </table:table-cell>
          <table:table-cell table:style-name="Таблица1.B2" office:value-type="string">
            <text:p text:style-name="P42"><text:span text:style-name="T11">boolean</text:span> b = s1.equals(s2);</text:p>
          </table:table-cell>
        </table:table-row>
        <table:table-row>
          <table:table-cell table:style-name="Таблица1.A2" office:value-type="string">
            <text:p text:style-name="P81">Индекс первого вхождения строки <text:span text:style-name="T32">s2</text:span><text:span text:style-name="T30"> </text:span>в строку <text:span text:style-name="T32">s1</text:span></text:p>
          </table:table-cell>
          <table:table-cell table:style-name="Таблица1.B2" office:value-type="string">
            <text:p text:style-name="P42">String s1 = "helloworld";</text:p>
            <text:p text:style-name="P42">String s2 = "wo";</text:p>
            <text:p text:style-name="P42"><text:tab/><text:tab/></text:p>
            <text:p text:style-name="P42"><text:span text:style-name="T11">int</text:span> ind = s1.indexOf(s2);</text:p>
          </table:table-cell>
        </table:table-row>
        <table:table-row>
          <table:table-cell table:style-name="Таблица1.A2" office:value-type="string">
            <text:p text:style-name="P81">Индекс первого вхождения символа в строку</text:p>
          </table:table-cell>
          <table:table-cell table:style-name="Таблица1.B2" office:value-type="string">
            <text:p text:style-name="P42"><text:span text:style-name="T11">int</text:span> ind = s1.indexOf('w');</text:p>
          </table:table-cell>
        </table:table-row>
        <table:table-row>
          <table:table-cell table:style-name="Таблица1.A2" office:value-type="string">
            <text:p text:style-name="P81">Взять кусок строки <text:span text:style-name="T32">s1</text:span><text:span text:style-name="T30"> </text:span>и записать в <text:span text:style-name="T32">s2</text:span></text:p>
          </table:table-cell>
          <table:table-cell table:style-name="Таблица1.B2" office:value-type="string">
            <text:p text:style-name="P42"><text:span text:style-name="T1">String </text:span><text:span text:style-name="T8">s2</text:span><text:span text:style-name="T1"> = </text:span><text:span text:style-name="T8">s1</text:span><text:span text:style-name="T1">.substring(2,5);</text:span></text:p>
          </table:table-cell>
        </table:table-row>
        <table:table-row>
          <table:table-cell table:style-name="Таблица1.B2" table:number-columns-spanned="2" office:value-type="string">
            <text:p text:style-name="P79">Массивы</text:p>
          </table:table-cell>
          <table:covered-table-cell/>
        </table:table-row>
        <table:table-row>
          <table:table-cell table:style-name="Таблица1.A2" office:value-type="string">
            <text:p text:style-name="P77">Создание целочисленного массива</text:p>
          </table:table-cell>
          <table:table-cell table:style-name="Таблица1.B2" office:value-type="string">
            <text:p text:style-name="P68"><text:span text:style-name="T11">int</text:span> mass[] = <text:span text:style-name="T11">new</text:span> <text:span text:style-name="T11">int</text:span>[100];</text:p>
          </table:table-cell>
        </table:table-row>
        <table:table-row>
          <table:table-cell table:style-name="Таблица1.A2" office:value-type="string">
            <text:p text:style-name="P77">Считывание элементов массива</text:p>
          </table:table-cell>
          <table:table-cell table:style-name="Таблица1.B2" office:value-type="string">
            <text:p text:style-name="P42"><text:span text:style-name="T11">for</text:span>(i=0;i&lt;n;i++)</text:p>
            <text:p text:style-name="P42">{</text:p>
            <text:p text:style-name="P42"><text:tab/>mass[i] = in.nextInt();</text:p>
            <text:p text:style-name="P42">}</text:p>
          </table:table-cell>
        </table:table-row>
        <table:table-row table:style-name="Таблица1.51">
          <table:table-cell table:style-name="Таблица1.A2" office:value-type="string">
            <text:p text:style-name="P77">Вывод элементов массива на экран</text:p>
          </table:table-cell>
          <table:table-cell table:style-name="Таблица1.B2" office:value-type="string">
            <text:p text:style-name="P42"><text:span text:style-name="T11">for</text:span>(i=0;i&lt;n;i++)</text:p>
            <text:p text:style-name="P42">{<text:tab/><text:tab/><text:tab/>System.<text:span text:style-name="T27">out</text:span>.print(mass[i] + " ");</text:p>
            <text:p text:style-name="P42">}</text:p>
          </table:table-cell>
        </table:table-row>
        <table:table-row>
          <table:table-cell table:style-name="Таблица1.B2" table:number-columns-spanned="2" office:value-type="string">
            <text:p text:style-name="P79">Двумерный массив</text:p>
          </table:table-cell>
          <table:covered-table-cell/>
        </table:table-row>
        <table:table-row>
          <table:table-cell table:style-name="Таблица1.A2" office:value-type="string">
            <text:p text:style-name="P77">Создание двумерного массива вещественных чисел</text:p>
          </table:table-cell>
          <table:table-cell table:style-name="Таблица1.B2" office:value-type="string">
            <text:p text:style-name="P68"><text:span text:style-name="T11">double</text:span> <text:s/>m[][] = <text:span text:style-name="T11">new</text:span> <text:span text:style-name="T11">double</text:span>[20][20];</text:p>
          </table:table-cell>
        </table:table-row>
        <text:soft-page-break/>
        <table:table-row>
          <table:table-cell table:style-name="Таблица1.A2" office:value-type="string">
            <text:p text:style-name="P77">Считываем элементы массива</text:p>
          </table:table-cell>
          <table:table-cell table:style-name="Таблица1.B2" office:value-type="string">
            <text:p text:style-name="P42"><text:span text:style-name="T11">for</text:span>(i = 0; i &lt; n; i++)</text:p>
            <text:p text:style-name="P42">{</text:p>
            <text:p text:style-name="P42"><text:span text:style-name="T11"><text:s text:c="3"/></text:span><text:span text:style-name="T11">for</text:span>(j = 0; j &lt; k; j++)</text:p>
            <text:p text:style-name="P42"><text:s text:c="3"/>{</text:p>
            <text:p text:style-name="P42"><text:tab/>m[i][j] = in.nextDouble();</text:p>
            <text:p text:style-name="P42"><text:s text:c="3"/>}</text:p>
            <text:p text:style-name="P42">}</text:p>
          </table:table-cell>
        </table:table-row>
        <table:table-row table:style-name="Таблица1.55">
          <table:table-cell table:style-name="Таблица1.A2" office:value-type="string">
            <text:p text:style-name="P77">Выводим элементы массива на экран</text:p>
          </table:table-cell>
          <table:table-cell table:style-name="Таблица1.B2" office:value-type="string">
            <text:p text:style-name="P42"><text:span text:style-name="T11">for</text:span>(i = 0; i &lt; n; i++)</text:p>
            <text:p text:style-name="P42">{</text:p>
            <text:p text:style-name="P42"><text:span text:style-name="T11"><text:s text:c="3"/></text:span><text:span text:style-name="T11">for</text:span>(j = 0; j &lt; k; j++)</text:p>
            <text:p text:style-name="P42"><text:s text:c="3"/>{<text:tab/><text:tab/><text:tab/><text:tab/></text:p>
            <text:p text:style-name="P42"><text:s text:c="9"/>System.<text:span text:style-name="T27">out</text:span>.print(m[i][j] + " ");</text:p>
            <text:p text:style-name="P42"><text:s text:c="3"/>}</text:p>
            <text:p text:style-name="P42"><text:s text:c="3"/>System.<text:span text:style-name="T27">out</text:span>.print("\n");</text:p>
            <text:p text:style-name="P42">}</text:p>
          </table:table-cell>
        </table:table-row>
        <table:table-row>
          <table:table-cell table:style-name="Таблица1.B2" table:number-columns-spanned="2" office:value-type="string">
            <text:p text:style-name="P78">Математ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P77">Получить число <text:span text:style-name="T30">PI</text:span></text:p>
          </table:table-cell>
          <table:table-cell table:style-name="Таблица1.B2" office:value-type="string">
            <text:p text:style-name="P68"><text:span text:style-name="T11">double</text:span> d = Math.<text:span text:style-name="T27">PI</text:span>;</text:p>
          </table:table-cell>
        </table:table-row>
        <table:table-row>
          <table:table-cell table:style-name="Таблица1.A2" office:value-type="string">
            <text:p text:style-name="P77">Округлить число до <text:span text:style-name="T11">второго</text:span> знака после запятой</text:p>
          </table:table-cell>
          <table:table-cell table:style-name="Таблица1.B2" office:value-type="string">
            <text:p text:style-name="P68"><text:span text:style-name="T11">double</text:span> dd = Math.<text:span text:style-name="T29">round</text:span>( d * 100) / 100.0;</text:p>
          </table:table-cell>
        </table:table-row>
        <table:table-row>
          <table:table-cell table:style-name="Таблица1.A2" office:value-type="string">
            <text:p text:style-name="P77">Синус числа</text:p>
          </table:table-cell>
          <table:table-cell table:style-name="Таблица1.B2" office:value-type="string">
            <text:p text:style-name="P68"><text:span text:style-name="T11">double</text:span> <text:s/>dd = Math.<text:span text:style-name="T29">sin</text:span>(d);</text:p>
          </table:table-cell>
        </table:table-row>
        <table:table-row>
          <table:table-cell table:style-name="Таблица1.A2" office:value-type="string">
            <text:p text:style-name="P77">Косинус числа</text:p>
          </table:table-cell>
          <table:table-cell table:style-name="Таблица1.B2" office:value-type="string">
            <text:p text:style-name="P68"><text:span text:style-name="T11">double</text:span> <text:s/>dd = Math.<text:span text:style-name="T29">cos</text:span>(d);</text:p>
          </table:table-cell>
        </table:table-row>
        <table:table-row>
          <table:table-cell table:style-name="Таблица1.A2" office:value-type="string">
            <text:p text:style-name="P77"><text:span text:style-name="T11">Логарифм</text:span> по основанию <text:span text:style-name="T32">a</text:span><text:span text:style-name="T30"> </text:span><text:span text:style-name="T34">от </text:span><text:span text:style-name="T32">b</text:span></text:p>
          </table:table-cell>
          <table:table-cell table:style-name="Таблица1.B2" office:value-type="string">
            <text:p text:style-name="P68"><text:span text:style-name="T11">double</text:span> dd = Math.<text:span text:style-name="T29">log</text:span>(b) / Math.<text:span text:style-name="T29">log</text:span>(a);</text:p>
          </table:table-cell>
        </table:table-row>
        <table:table-row>
          <table:table-cell table:style-name="Таблица1.A2" office:value-type="string">
            <text:p text:style-name="P81">Степень числа</text:p>
          </table:table-cell>
          <table:table-cell table:style-name="Таблица1.B2" office:value-type="string">
            <text:p text:style-name="P68"><text:span text:style-name="T11">double</text:span> dd = Math.<text:span text:style-name="T29">pow</text:span>(a, b);</text:p>
          </table:table-cell>
        </table:table-row>
        <table:table-row>
          <table:table-cell table:style-name="Таблица1.A2" office:value-type="string">
            <text:p text:style-name="P77">Модуль числа</text:p>
          </table:table-cell>
          <table:table-cell table:style-name="Таблица1.B2" office:value-type="string">
            <text:p text:style-name="P68">b = Math.<text:span text:style-name="T29">abs</text:span>(-7);</text:p>
          </table:table-cell>
        </table:table-row>
        <table:table-row>
          <table:table-cell table:style-name="Таблица1.A2" office:value-type="string">
            <text:p text:style-name="P77">Арк<text:span text:style-name="T11">синус</text:span></text:p>
          </table:table-cell>
          <table:table-cell table:style-name="Таблица1.B2" office:value-type="string">
            <text:p text:style-name="P68"><text:span text:style-name="T11">double</text:span> as = Math.<text:span text:style-name="T29">asin</text:span>(a);</text:p>
          </table:table-cell>
        </table:table-row>
        <table:table-row>
          <table:table-cell table:style-name="Таблица1.A2" office:value-type="string">
            <text:p text:style-name="P77">Арк<text:span text:style-name="T11">косинус</text:span></text:p>
          </table:table-cell>
          <table:table-cell table:style-name="Таблица1.B2" office:value-type="string">
            <text:p text:style-name="P68"><text:span text:style-name="T11">double</text:span> ac = Math.<text:span text:style-name="T29">acos</text:span>(a);</text:p>
          </table:table-cell>
        </table:table-row>
        <table:table-row>
          <table:table-cell table:style-name="Таблица1.A2" office:value-type="string">
            <text:p text:style-name="P77">Корень числа</text:p>
          </table:table-cell>
          <table:table-cell table:style-name="Таблица1.B2" office:value-type="string">
            <text:p text:style-name="P68"><text:span text:style-name="T11">double</text:span> k = Math.<text:span text:style-name="T29">sqrt</text:span>(25);</text:p>
          </table:table-cell>
        </table:table-row>
        <table:table-row>
          <table:table-cell table:style-name="Таблица1.A2" office:value-type="string">
            <text:p text:style-name="P77">Перевод из вещественного числа в целое</text:p>
          </table:table-cell>
          <table:table-cell table:style-name="Таблица1.B2" office:value-type="string">
            <text:p text:style-name="P42"><text:span text:style-name="T11">double</text:span> d = 9.2;<text:tab/><text:tab/></text:p>
            <text:p text:style-name="P42"><text:span text:style-name="T11">long</text:span> n = Math.<text:span text:style-name="T29">round</text:span>(d);</text:p>
          </table:table-cell>
        </table:table-row>
        <table:table-row>
          <table:table-cell table:style-name="Таблица1.A2" office:value-type="string">
            <text:p text:style-name="P82">Остаток от деления</text:p>
          </table:table-cell>
          <table:table-cell table:style-name="Таблица1.B2" office:value-type="string">
            <text:p text:style-name="P42"><text:span text:style-name="T11">int</text:span> ost = x % 7;</text:p>
          </table:table-cell>
        </table:table-row>
        <table:table-row>
          <table:table-cell table:style-name="Таблица1.B2" table:number-columns-spanned="2" office:value-type="string">
            <text:p text:style-name="P79">Преобразование типов</text:p>
          </table:table-cell>
          <table:covered-table-cell/>
        </table:table-row>
        <table:table-row>
          <table:table-cell table:style-name="Таблица1.A2" office:value-type="string">
            <text:p text:style-name="P77">Перевод из строки в целое число</text:p>
          </table:table-cell>
          <table:table-cell table:style-name="Таблица1.B2" office:value-type="string">
            <text:p text:style-name="P42">String s = "125";<text:tab/><text:tab/></text:p>
            <text:p text:style-name="P54"><text:span text:style-name="T14">int</text:span><text:span text:style-name="T15"> </text:span><text:span text:style-name="T15">n</text:span><text:span text:style-name="T15"> = Integer.</text:span><text:span text:style-name="T17">parseInt</text:span><text:span text:style-name="T15">(</text:span><text:span text:style-name="T15">s</text:span><text:span text:style-name="T15">);</text:span></text:p>
          </table:table-cell>
        </table:table-row>
        <table:table-row>
          <table:table-cell table:style-name="Таблица1.A2" office:value-type="string">
            <text:p text:style-name="P77">Перевод из строки в вещественное число</text:p>
          </table:table-cell>
          <table:table-cell table:style-name="Таблица1.B2" office:value-type="string">
            <text:p text:style-name="P42">String s = "125.48";<text:tab/><text:tab/></text:p>
            <text:p text:style-name="P54"><text:span text:style-name="T14">double</text:span><text:span text:style-name="T15"> </text:span><text:span text:style-name="T15">d</text:span><text:span text:style-name="T15"> = Double.</text:span><text:span text:style-name="T17">parseDouble</text:span><text:span text:style-name="T15">(</text:span><text:span text:style-name="T15">s</text:span><text:span text:style-name="T15">);</text:span></text:p>
          </table:table-cell>
        </table:table-row>
        <table:table-row>
          <table:table-cell table:style-name="Таблица1.A2" office:value-type="string">
            <text:p text:style-name="P81">Перевод из целого числа в строку</text:p>
          </table:table-cell>
          <table:table-cell table:style-name="Таблица1.B2" office:value-type="string">
            <text:p text:style-name="P42"><text:span text:style-name="T11">int</text:span> n = 25;</text:p>
            <text:p text:style-name="P54"><text:span text:style-name="T15">String </text:span><text:span text:style-name="T15">s</text:span><text:span text:style-name="T15"> = Integer.</text:span><text:span text:style-name="T17">toString</text:span><text:span text:style-name="T15">(</text:span><text:span text:style-name="T15">n</text:span><text:span text:style-name="T15">);</text:span></text:p>
          </table:table-cell>
        </table:table-row>
        <table:table-row table:style-name="Таблица1.73">
          <table:table-cell table:style-name="Таблица1.A2" office:value-type="string">
            <text:p text:style-name="P77">Перевод из вещественного числа в строку</text:p>
          </table:table-cell>
          <table:table-cell table:style-name="Таблица1.B2" office:value-type="string">
            <text:p text:style-name="P42"><text:span text:style-name="T11">double</text:span> d = 15.48;</text:p>
            <text:p text:style-name="P54"><text:span text:style-name="T15">String </text:span><text:span text:style-name="T15">s</text:span><text:span text:style-name="T15"> = Double.</text:span><text:span text:style-name="T17">toString</text:span><text:span text:style-name="T15">(</text:span><text:span text:style-name="T15">d</text:span><text:span text:style-name="T15">);</text:span></text:p>
          </table:table-cell>
        </table:table-row>
        <table:table-row table:style-name="Таблица1.74">
          <table:table-cell table:style-name="Таблица1.B2" table:number-columns-spanned="2" office:value-type="string">
            <text:p text:style-name="P79">Конструктор</text:p>
          </table:table-cell>
          <table:covered-table-cell/>
        </table:table-row>
        <table:table-row table:style-name="Таблица1.75">
          <table:table-cell table:style-name="Таблица1.B2" table:number-columns-spanned="2" office:value-type="string">
            <text:p text:style-name="P1"><text:span text:style-name="T11">class</text:span> obj</text:p>
            <text:p text:style-name="P42">{</text:p>
            <text:p text:style-name="P42"><text:tab/><text:span text:style-name="T45">obj()</text:span><text:span text:style-name="T44"> { <text:s/>System.</text:span><text:span text:style-name="T48">out</text:span><text:span text:style-name="T44">.println("Constructor"); }</text:span></text:p>
            <text:p text:style-name="P42">};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78">Использование функций</text:p>
          </table:table-cell>
          <table:covered-table-cell/>
        </table:table-row>
        <table:table-row table:style-name="Таблица1.77">
          <table:table-cell table:style-name="Таблица1.B2" table:number-columns-spanned="2" office:value-type="string">
            <text:p text:style-name="P42"><text:span text:style-name="T11">package</text:span> projjjj;</text:p>
            <text:p text:style-name="P42"/>
            <text:p text:style-name="P42"><text:span text:style-name="T11">import</text:span> <text:span text:style-name="T40">java.io</text:span>.*;</text:p>
            <text:p text:style-name="P42"><text:span text:style-name="T11">import</text:span> <text:span text:style-name="T40">java.util</text:span>.*;</text:p>
            <text:p text:style-name="P42"/>
            <text:p text:style-name="P42"><text:span text:style-name="T11">public</text:span> <text:span text:style-name="T11">class</text:span> qqqqqqqq </text:p>
            <text:p text:style-name="P42">{</text:p>
            <text:p text:style-name="P42"><text:tab/><text:span text:style-name="T45">static</text:span><text:span text:style-name="T44"> </text:span><text:span text:style-name="T45">int</text:span><text:span text:style-name="T44"> razn ( </text:span><text:span text:style-name="T45">int</text:span><text:span text:style-name="T44"> a, </text:span><text:span text:style-name="T45">int</text:span><text:span text:style-name="T44"> b )</text:span></text:p>
            <text:p text:style-name="P47"><text:tab/>{</text:p>
            <text:p text:style-name="P47"><text:tab/><text:tab/><text:span text:style-name="T11">int</text:span> ans = a - b;</text:p>
            <text:p text:style-name="P47"><text:tab/><text:tab/><text:span text:style-name="T11">return</text:span> ans;</text:p>
            <text:p text:style-name="P47"><text:tab/>}</text:p>
            <text:p text:style-name="P42"><text:tab/></text:p>
            <text:p text:style-name="P42"><text:tab/></text:p>
            <text:p text:style-name="P42"><text:tab/><text:span text:style-name="T11">public</text:span> <text:span text:style-name="T11">static</text:span> <text:span text:style-name="T11">void</text:span> main(String[] args)</text:p>
            <text:p text:style-name="P42"><text:tab/>{<text:tab/><text:tab/></text:p>
            <text:p text:style-name="P42"><text:tab/><text:tab/><text:span text:style-name="T45">int</text:span><text:span text:style-name="T44"> ans = </text:span><text:span text:style-name="T47">razn</text:span><text:span text:style-name="T44">(200,50);</text:span></text:p>
            <text:p text:style-name="P42"><text:tab/><text:tab/>System.<text:span text:style-name="T27">out</text:span>.println(ans);</text:p>
            <text:p text:style-name="P42"><text:tab/>}<text:tab/></text:p>
            <text:p text:style-name="P42">};</text:p>
            <text:p text:style-name="P77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8">Перегрузка функций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2"><text:span text:style-name="T11">package</text:span> projjjj;</text:p>
            <text:p text:style-name="P42"/>
            <text:p text:style-name="P42"><text:span text:style-name="T11">import</text:span> <text:span text:style-name="T40">java.io</text:span>.*;</text:p>
            <text:p text:style-name="P42"><text:span text:style-name="T11">import</text:span> <text:span text:style-name="T40">java.util</text:span>.*;</text:p>
            <text:p text:style-name="P42"/>
            <text:p text:style-name="P42"><text:span text:style-name="T11">public</text:span> <text:span text:style-name="T11">class</text:span> qqqqqqqq </text:p>
            <text:p text:style-name="P42">{</text:p>
            <text:p text:style-name="P42"><text:tab/><text:span text:style-name="T45">static</text:span><text:span text:style-name="T44"> </text:span><text:span text:style-name="T45">int</text:span><text:span text:style-name="T44"> summa (</text:span><text:span text:style-name="T45">int</text:span><text:span text:style-name="T44"> a, </text:span><text:span text:style-name="T45">int</text:span><text:span text:style-name="T44"> b)</text:span></text:p>
            <text:p text:style-name="P47"><text:tab/>{</text:p>
            <text:p text:style-name="P47"><text:tab/><text:tab/><text:span text:style-name="T11">return</text:span> (a + b);</text:p>
            <text:p text:style-name="P47"><text:tab/>}</text:p>
            <text:p text:style-name="P47"><text:tab/></text:p>
            <text:p text:style-name="P47"><text:tab/><text:span text:style-name="T11">static</text:span> <text:span text:style-name="T11">int</text:span> summa (<text:span text:style-name="T11">int</text:span> a, <text:span text:style-name="T11">int</text:span> b, <text:span text:style-name="T11">int</text:span> c)</text:p>
            <text:p text:style-name="P47"><text:tab/>{</text:p>
            <text:p text:style-name="P47"><text:tab/><text:tab/><text:span text:style-name="T11">return</text:span> ( a + b + c);</text:p>
            <text:p text:style-name="P47"><text:tab/>}</text:p>
            <text:p text:style-name="P42"><text:tab/></text:p>
            <text:p text:style-name="P42"><text:tab/><text:span text:style-name="T11">public</text:span> <text:span text:style-name="T11">static</text:span> <text:span text:style-name="T11">void</text:span> main(String[] args)</text:p>
            <text:p text:style-name="P42"><text:tab/>{<text:tab/></text:p>
            <text:p text:style-name="P42"><text:tab/><text:tab/><text:span text:style-name="T45">int</text:span><text:span text:style-name="T44"> x1 = </text:span><text:span text:style-name="T47">summa</text:span><text:span text:style-name="T44">(10,20);</text:span></text:p>
            <text:p text:style-name="P47"><text:tab/><text:tab/><text:span text:style-name="T11">int</text:span> x2 = <text:span text:style-name="T29">summa</text:span>(5,10,100);</text:p>
            <text:p text:style-name="P42"><text:tab/><text:tab/>System.<text:span text:style-name="T27">out</text:span>.println(x1 + " " + x2);</text:p>
            <text:p text:style-name="P42"><text:tab/>}<text:tab/></text:p>
            <text:p text:style-name="P42">};</text:p>
            <text:p text:style-name="P77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1">Работа с файлам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83">Добавляем <text:span text:style-name="T42"><text:s/></text:span><text:span text:style-name="T12">throws IOException</text:span><text:span text:style-name="T42"> <text:s/>после главного метода:</text:span></text:p>
            <text:p text:style-name="P84"/>
            <text:p text:style-name="P77"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args) </text:span><text:span text:style-name="T22">throws</text:span><text:span text:style-name="T21"> IOException</text:span>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79">Считывание из файла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80">Создаём экземпляры класса для вывода:</text:p>
            <text:p text:style-name="P77"/>
            <text:p text:style-name="P42">Scanner sc1 = <text:span text:style-name="T11">new</text:span> Scanner(<text:span text:style-name="T11">new</text:span> File(<text:span text:style-name="T45">"myFile.txt"</text:span>));</text:p>
            <text:p text:style-name="P57"><text:span text:style-name="T18">LineNumberReader lr = </text:span><text:span text:style-name="T19">new</text:span><text:span text:style-name="T18"> LineNumberReader(</text:span><text:span text:style-name="T19">new</text:span><text:span text:style-name="T18"> FileReader(</text:span><text:span text:style-name="T19">new</text:span><text:span text:style-name="T18"> File(</text:span><text:span text:style-name="T20">"myFile.txt"</text:span><text:span text:style-name="T18">)));</text:span></text:p>
          </table:table-cell>
          <table:covered-table-cell/>
        </table:table-row>
        <table:table-row>
          <table:table-cell table:style-name="Таблица1.A2" office:value-type="string">
            <text:p text:style-name="P77">Получаем кол-во строк в файле</text:p>
          </table:table-cell>
          <table:table-cell table:style-name="Таблица1.B2" office:value-type="string">
            <text:p text:style-name="P42"><text:span text:style-name="T11">int</text:span> len = 0;</text:p>
            <text:p text:style-name="P42"><text:span text:style-name="T11">while</text:span>(lr.readLine() != <text:span text:style-name="T11">null</text:span>)</text:p>
            <text:p text:style-name="P42">{</text:p>
            <text:p text:style-name="P42"><text:tab/>len++;</text:p>
            <text:p text:style-name="P42">}<text:tab/></text:p>
            <text:p text:style-name="P54"><text:span text:style-name="T15">System.</text:span><text:span text:style-name="T16">out</text:span><text:span text:style-name="T15">.println(</text:span><text:span text:style-name="T15">len</text:span><text:span text:style-name="T15">);</text:span></text:p>
          </table:table-cell>
        </table:table-row>
        <table:table-row>
          <table:table-cell table:style-name="Таблица1.A2" office:value-type="string">
            <text:p text:style-name="P77">Считываем все строки из файла и выводим их на экран</text:p>
          </table:table-cell>
          <table:table-cell table:style-name="Таблица1.B2" office:value-type="string">
            <text:p text:style-name="P42"><text:span text:style-name="T11">for</text:span>(<text:span text:style-name="T11">int</text:span> i = 0; i &lt; len; i++)</text:p>
            <text:p text:style-name="P42">{</text:p>
            <text:p text:style-name="P42"><text:tab/>String s = sc1.nextLine();</text:p>
            <text:p text:style-name="P42"><text:tab/>System.<text:span text:style-name="T27">out</text:span>.println(s);</text:p>
            <text:p text:style-name="P42">}</text:p>
          </table:table-cell>
        </table:table-row>
        <table:table-row>
          <table:table-cell table:style-name="Таблица1.A2" office:value-type="string">
            <text:p text:style-name="Table_20_Contents">Закрываем экземпляры классов для вывода</text:p>
          </table:table-cell>
          <table:table-cell table:style-name="Таблица1.B2" office:value-type="string">
            <text:p text:style-name="P66"><text:span text:style-name="T8">sc1</text:span><text:span text:style-name="T1">.close();</text:span></text:p>
            <text:p text:style-name="P67"><text:span text:style-name="T9">lr</text:span><text:span text:style-name="T4">.close();</text:span></text:p>
          </table:table-cell>
        </table:table-row>
        <table:table-row>
          <table:table-cell table:style-name="Таблица1.B2" table:number-columns-spanned="2" office:value-type="string">
            <text:p text:style-name="P71">Запись в файл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3">Создать или перезаписать файл и добавить в него записи:</text:p>
            <text:p text:style-name="Table_20_Contents"/>
            <text:p text:style-name="P42">PrintWriter <text:span text:style-name="T40">out</text:span> = <text:span text:style-name="T11">new</text:span> PrintWriter(<text:span text:style-name="T11">new</text:span> File(<text:span text:style-name="T45">"myFile.txt"</text:span>).getAbsoluteFile());</text:p>
            <text:p text:style-name="P42"><text:tab/></text:p>
            <text:p text:style-name="P42">out.println("hello");</text:p>
            <text:p text:style-name="P42">out.println("world");</text:p>
            <text:p text:style-name="P42"/>
            <text:p text:style-name="P67"><text:span text:style-name="T9">out</text:span><text:span text:style-name="T4">.flush();</text:span></text:p>
            <text:p text:style-name="P67"><text:span text:style-name="T9">out</text:span><text:span text:style-name="T4">.close(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3">Проверка существования файла:</text:p>
            <text:p text:style-name="P39"/>
            <text:p text:style-name="P10"><text:span text:style-name="T18">File </text:span><text:span text:style-name="T18">f11</text:span><text:span text:style-name="T18"> = </text:span><text:span text:style-name="T19">new</text:span><text:span text:style-name="T18"> File(</text:span><text:span text:style-name="T18">"myFile.txt"</text:span><text:span text:style-name="T18">);</text:span></text:p>
            <text:p text:style-name="P47"><text:span text:style-name="T11">boolean</text:span> b = f11.exists();</text:p>
            <text:p text:style-name="P61"><text:span text:style-name="T18">System.</text:span><text:span text:style-name="T23">out</text:span><text:span text:style-name="T18">.println(b);</text:span></text:p>
            <text:p text:style-name="P42"/>
            <text:p text:style-name="P59">Переименовать файл:</text:p>
            <text:p text:style-name="P45"/>
            <text:p text:style-name="P48">f11.renameTo(<text:span text:style-name="T11">new</text:span> File("hello.txt"));</text:p>
            <text:p text:style-name="P45"/>
            <text:p text:style-name="P59">Удалить файл:</text:p>
            <text:p text:style-name="P45"/>
            <text:p text:style-name="P48"><text:span text:style-name="T8">f11</text:span><text:span text:style-name="T1">.delete(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1">Мой класс для работы с файлам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7"/>
            <text:p text:style-name="P42"><text:span text:style-name="T11">class</text:span> maximFile</text:p>
            <text:p text:style-name="P42">{</text:p>
            <text:p text:style-name="P42"><text:tab/>String s;</text:p>
            <text:p text:style-name="P42"><text:tab/></text:p>
            <text:p text:style-name="P42"><text:tab/><text:span text:style-name="T11">void</text:span> init(String ss)</text:p>
            <text:p text:style-name="P42"><text:tab/>{</text:p>
            <text:p text:style-name="P42"><text:tab/><text:tab/>s = ss;</text:p>
            <text:p text:style-name="P42"><text:tab/>}</text:p>
            <text:p text:style-name="P42"><text:tab/></text:p>
            <text:p text:style-name="P42"><text:soft-page-break/><text:tab/><text:span text:style-name="T11">boolean</text:span> is() <text:span text:style-name="T11">throws</text:span> IOException</text:p>
            <text:p text:style-name="P42"><text:tab/>{</text:p>
            <text:p text:style-name="P42"><text:tab/><text:tab/>File f11 = <text:span text:style-name="T11">new</text:span> File(s);</text:p>
            <text:p text:style-name="P42"><text:tab/><text:tab/><text:span text:style-name="T11">boolean</text:span> b = f11.exists();</text:p>
            <text:p text:style-name="P42"><text:tab/><text:tab/><text:span text:style-name="T11">return</text:span> b;<text:tab/></text:p>
            <text:p text:style-name="P42"><text:tab/>}</text:p>
            <text:p text:style-name="P42"><text:tab/></text:p>
            <text:p text:style-name="P42"><text:tab/><text:span text:style-name="T11">void</text:span> deleteFile() <text:span text:style-name="T11">throws</text:span> IOException</text:p>
            <text:p text:style-name="P42"><text:tab/>{</text:p>
            <text:p text:style-name="P42"><text:tab/><text:tab/>File f11 = <text:span text:style-name="T11">new</text:span> File(s);</text:p>
            <text:p text:style-name="P42"><text:tab/><text:tab/>f11.delete();</text:p>
            <text:p text:style-name="P42"><text:tab/>}</text:p>
            <text:p text:style-name="P42"><text:tab/></text:p>
            <text:p text:style-name="P42"><text:tab/><text:span text:style-name="T11">void</text:span> rename(String ss) <text:span text:style-name="T11">throws</text:span> IOException</text:p>
            <text:p text:style-name="P42"><text:tab/>{</text:p>
            <text:p text:style-name="P42"><text:tab/><text:tab/>File f11 = <text:span text:style-name="T11">new</text:span> File(s);</text:p>
            <text:p text:style-name="P42"><text:tab/><text:tab/>f11.renameTo(<text:span text:style-name="T11">new</text:span> File(ss));</text:p>
            <text:p text:style-name="P42"><text:tab/><text:tab/>init(ss);</text:p>
            <text:p text:style-name="P42"><text:tab/>}</text:p>
            <text:p text:style-name="P42"><text:tab/></text:p>
            <text:p text:style-name="P42"><text:tab/><text:span text:style-name="T11">void</text:span> rewrite() <text:span text:style-name="T11">throws</text:span> IOException</text:p>
            <text:p text:style-name="P42"><text:tab/>{</text:p>
            <text:p text:style-name="P42"><text:tab/><text:tab/>PrintWriter out = <text:span text:style-name="T11">new</text:span> PrintWriter(<text:span text:style-name="T11">new</text:span> File(s).getAbsoluteFile());<text:tab/></text:p>
            <text:p text:style-name="P42"><text:tab/><text:tab/>out.close();</text:p>
            <text:p text:style-name="P42"><text:tab/>}</text:p>
            <text:p text:style-name="P42"><text:tab/></text:p>
            <text:p text:style-name="P42"><text:tab/><text:span text:style-name="T11">int</text:span> getLength() <text:span text:style-name="T11">throws</text:span> IOException</text:p>
            <text:p text:style-name="P42"><text:tab/>{</text:p>
            <text:p text:style-name="P42"><text:tab/><text:tab/>LineNumberReader lr = <text:span text:style-name="T11">new</text:span> LineNumberReader(<text:span text:style-name="T11">new</text:span> FileReader(<text:span text:style-name="T11">new</text:span> File(s)));</text:p>
            <text:p text:style-name="P42"><text:tab/><text:tab/><text:span text:style-name="T11">int</text:span> len = 0;</text:p>
            <text:p text:style-name="P42"><text:tab/><text:tab/><text:span text:style-name="T11">while</text:span>(lr.readLine() != <text:span text:style-name="T11">null</text:span>)</text:p>
            <text:p text:style-name="P42"><text:tab/><text:tab/>{</text:p>
            <text:p text:style-name="P42"><text:tab/><text:tab/><text:tab/>len++;</text:p>
            <text:p text:style-name="P42"><text:tab/><text:tab/>}</text:p>
            <text:p text:style-name="P42"><text:tab/><text:tab/>lr.close();<text:tab/></text:p>
            <text:p text:style-name="P42"><text:tab/><text:tab/><text:span text:style-name="T11">return</text:span> len;</text:p>
            <text:p text:style-name="P42"><text:tab/>}</text:p>
            <text:p text:style-name="P42"><text:tab/></text:p>
            <text:p text:style-name="P42"><text:tab/><text:span text:style-name="T11">void</text:span> add(String x) <text:span text:style-name="T11">throws</text:span> IOException</text:p>
            <text:p text:style-name="P42"><text:tab/>{</text:p>
            <text:p text:style-name="P42"><text:tab/><text:tab/>Scanner sc1 = <text:span text:style-name="T11">new</text:span> Scanner(<text:span text:style-name="T11">new</text:span> File(s));</text:p>
            <text:p text:style-name="P42"><text:tab/><text:tab/>String mass[] = <text:span text:style-name="T11">new</text:span> String[100];<text:tab/><text:tab/></text:p>
            <text:p text:style-name="P42"><text:tab/><text:tab/><text:span text:style-name="T11">int</text:span> kol = getLength();</text:p>
            <text:p text:style-name="P42"><text:tab/><text:tab/><text:span text:style-name="T11">int</text:span> i;<text:tab/></text:p>
            <text:p text:style-name="P42"><text:tab/><text:tab/><text:span text:style-name="T11">for</text:span>(i = 0; i &lt; kol; i++)</text:p>
            <text:p text:style-name="P42"><text:tab/><text:tab/>{</text:p>
            <text:p text:style-name="P42"><text:tab/><text:tab/><text:tab/>mass[i] = sc1.nextLine();</text:p>
            <text:p text:style-name="P42"><text:tab/><text:tab/>}<text:tab/><text:tab/></text:p>
            <text:p text:style-name="P42"><text:tab/><text:tab/>sc1.close();<text:tab/><text:tab/></text:p>
            <text:p text:style-name="P42"><text:tab/><text:tab/>PrintWriter out = <text:span text:style-name="T11">new</text:span> PrintWriter(<text:span text:style-name="T11">new</text:span> File(s).getAbsoluteFile());<text:tab/><text:tab/><text:tab/></text:p>
            <text:p text:style-name="P42"><text:tab/><text:tab/><text:span text:style-name="T11">for</text:span>(i = 0; i &lt; kol; i++)</text:p>
            <text:p text:style-name="P42"><text:tab/><text:tab/>{</text:p>
            <text:p text:style-name="P42"><text:tab/><text:tab/><text:tab/>out.println(mass[i]);</text:p>
            <text:p text:style-name="P42"><text:tab/><text:tab/>}<text:tab/></text:p>
            <text:p text:style-name="P42"><text:tab/><text:tab/>out.println(x);<text:tab/></text:p>
            <text:p text:style-name="P42"><text:tab/><text:tab/>out.close();</text:p>
            <text:p text:style-name="P42"><text:tab/>}</text:p>
            <text:p text:style-name="P42"><text:tab/></text:p>
            <text:p text:style-name="P42"><text:tab/>String getElement(<text:span text:style-name="T11">int</text:span> number) <text:span text:style-name="T11">throws</text:span> IOException</text:p>
            <text:p text:style-name="P42"><text:tab/>{</text:p>
            <text:p text:style-name="P42"><text:soft-page-break/><text:tab/><text:tab/>String ans = "NULL";<text:tab/></text:p>
            <text:p text:style-name="P42"><text:tab/><text:tab/><text:span text:style-name="T11">int</text:span> kol = getLength();<text:tab/></text:p>
            <text:p text:style-name="P42"><text:tab/><text:tab/><text:span text:style-name="T11">if</text:span>(number &lt; kol)</text:p>
            <text:p text:style-name="P42"><text:tab/><text:tab/>{</text:p>
            <text:p text:style-name="P42"><text:tab/><text:tab/><text:tab/>Scanner sc1 = <text:span text:style-name="T11">new</text:span> Scanner(<text:span text:style-name="T11">new</text:span> File(s));</text:p>
            <text:p text:style-name="P42"><text:tab/><text:tab/><text:tab/></text:p>
            <text:p text:style-name="P42"><text:tab/><text:tab/><text:tab/><text:span text:style-name="T11">for</text:span>(<text:span text:style-name="T11">int</text:span> i = 0; i &lt; kol; i++)</text:p>
            <text:p text:style-name="P42"><text:tab/><text:tab/><text:tab/>{</text:p>
            <text:p text:style-name="P42"><text:tab/><text:tab/><text:tab/><text:tab/>String ss = sc1.nextLine();</text:p>
            <text:p text:style-name="P42"><text:tab/><text:tab/><text:tab/><text:tab/><text:span text:style-name="T11">if</text:span>(i == number) ans = ss;</text:p>
            <text:p text:style-name="P42"><text:tab/><text:tab/><text:tab/>}<text:tab/><text:tab/></text:p>
            <text:p text:style-name="P42"><text:tab/><text:tab/><text:tab/>sc1.close();</text:p>
            <text:p text:style-name="P42"><text:tab/><text:tab/>}<text:tab/><text:tab/></text:p>
            <text:p text:style-name="P42"><text:tab/><text:tab/><text:span text:style-name="T11">return</text:span> ans;</text:p>
            <text:p text:style-name="P42"><text:tab/>}</text:p>
            <text:p text:style-name="P42">};</text:p>
            <text:p text:style-name="P42"/>
            <text:p text:style-name="P80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Массив объектов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7">Опишем класс число:</text:p>
            <text:p text:style-name="P10"/>
            <text:p text:style-name="P5"><text:span text:style-name="T11">class</text:span> chislo</text:p>
            <text:p text:style-name="P42">{</text:p>
            <text:p text:style-name="P42"><text:tab/><text:span text:style-name="T11">int</text:span> n;</text:p>
            <text:p text:style-name="P42"><text:tab/><text:span text:style-name="T11">void</text:span> init(<text:span text:style-name="T11">int</text:span> nn) { n = nn; }</text:p>
            <text:p text:style-name="P42"><text:tab/><text:span text:style-name="T11">void</text:span> write() { System.<text:span text:style-name="T27">out</text:span>.println("N = " + n); }</text:p>
            <text:p text:style-name="P42">};</text:p>
            <text:p text:style-name="P42"/>
            <text:p text:style-name="P60">Создадим массив объектов:</text:p>
            <text:p text:style-name="P42"/>
            <text:p text:style-name="P42">chislo mass[] = <text:span text:style-name="T11">new</text:span> chislo[20];</text:p>
            <text:p text:style-name="P42"><text:tab/><text:tab/></text:p>
            <text:p text:style-name="P42"><text:span text:style-name="T11">for</text:span>(<text:span text:style-name="T11">int</text:span> i = 0; i &lt; 20; i++)</text:p>
            <text:p text:style-name="P42">{</text:p>
            <text:p text:style-name="P42"><text:tab/>mass[i] = <text:span text:style-name="T11">new</text:span> chislo();</text:p>
            <text:p text:style-name="P42">}</text:p>
            <text:p text:style-name="P42"/>
            <text:p text:style-name="P60">Протестируем элементы массива:</text:p>
            <text:p text:style-name="P42"/>
            <text:p text:style-name="P42">mass[0].init(77);</text:p>
            <text:p text:style-name="P42">mass[1].init(90);</text:p>
            <text:p text:style-name="P42"><text:tab/><text:tab/></text:p>
            <text:p text:style-name="P42">mass[0].write();</text:p>
            <text:p text:style-name="P57"><text:span text:style-name="T18">mass</text:span><text:span text:style-name="T18">[1].write();</text:span></text:p>
            <text:p text:style-name="P42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Аналог указателей (создание списка)</text:p>
          </table:table-cell>
          <table:covered-table-cell/>
        </table:table-row>
        <table:table-row table:style-name="Таблица1.95">
          <table:table-cell table:style-name="Таблица1.B2" table:number-columns-spanned="2" office:value-type="string">
            <text:p text:style-name="P18">Опишем класс — элемент списка</text:p>
            <text:p text:style-name="P17"/>
            <text:p text:style-name="P5"><text:span text:style-name="T11">class</text:span> zap</text:p>
            <text:p text:style-name="P42">{</text:p>
            <text:p text:style-name="P42"><text:tab/><text:span text:style-name="T11">int</text:span> x;</text:p>
            <text:p text:style-name="P42"><text:tab/>zap next;</text:p>
            <text:p text:style-name="P42">};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18">Описание переменных для создания списка</text:p>
            <text:p text:style-name="P17"/>
            <text:p text:style-name="P5">zap first, last, q;</text:p>
            <text:p text:style-name="P42"><text:tab/><text:tab/></text:p>
            <text:p text:style-name="P42">first = <text:span text:style-name="T11">null</text:span>;</text:p>
            <text:p text:style-name="P42">last = <text:span text:style-name="T11">null</text:span>;</text:p>
            <text:p text:style-name="P57"><text:span text:style-name="T18">q</text:span><text:span text:style-name="T18"> = </text:span><text:span text:style-name="T19">null</text:span><text:span text:style-name="T18">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Формирование односвязного списка</text:p>
            <text:p text:style-name="P17"/>
            <text:p text:style-name="P5"><text:span text:style-name="T11">for</text:span>(<text:span text:style-name="T11">int</text:span> i = 0; i&lt;n; i++)</text:p>
            <text:p text:style-name="P42">{</text:p>
            <text:p text:style-name="P42"><text:tab/><text:span text:style-name="T11">int</text:span> x = in.nextInt();</text:p>
            <text:p text:style-name="P42"><text:tab/><text:tab/><text:tab/></text:p>
            <text:p text:style-name="P42"><text:tab/><text:span text:style-name="T11">if</text:span>(first == <text:span text:style-name="T11">null</text:span>)</text:p>
            <text:p text:style-name="P42"><text:tab/>{</text:p>
            <text:p text:style-name="P42"><text:tab/><text:tab/>first = <text:span text:style-name="T11">new</text:span> zap();</text:p>
            <text:p text:style-name="P42"><text:tab/><text:tab/>first.next = <text:span text:style-name="T11">null</text:span>;</text:p>
            <text:p text:style-name="P42"><text:tab/><text:tab/>last = first;</text:p>
            <text:p text:style-name="P42"><text:tab/><text:tab/>first.x = x;</text:p>
            <text:p text:style-name="P42"><text:tab/>}</text:p>
            <text:p text:style-name="P42"><text:tab/><text:span text:style-name="T11">else</text:span></text:p>
            <text:p text:style-name="P42"><text:tab/>{</text:p>
            <text:p text:style-name="P42"><text:tab/><text:tab/>q = <text:span text:style-name="T11">new</text:span> zap();</text:p>
            <text:p text:style-name="P42"><text:tab/><text:tab/>q.x = x;</text:p>
            <text:p text:style-name="P42"><text:tab/><text:tab/>last.next = q;</text:p>
            <text:p text:style-name="P42"><text:tab/><text:tab/>last = q;</text:p>
            <text:p text:style-name="P42"><text:tab/><text:tab/>q.next = <text:span text:style-name="T11">null</text:span>;</text:p>
            <text:p text:style-name="P42"><text:tab/>}</text:p>
            <text:p text:style-name="P42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Вывод элементов списка на экран</text:p>
            <text:p text:style-name="P17"/>
            <text:p text:style-name="P5">q = first;<text:tab/><text:tab/></text:p>
            <text:p text:style-name="P42"><text:span text:style-name="T11">while</text:span> (q != <text:span text:style-name="T11">null</text:span>)</text:p>
            <text:p text:style-name="P42">{</text:p>
            <text:p text:style-name="P42"><text:tab/>System.<text:span text:style-name="T27">out</text:span>.print(q.x + " <text:s/>");</text:p>
            <text:p text:style-name="P42"><text:tab/>q = q.next;</text:p>
            <text:p text:style-name="P42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Оконные приложения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и</text:p>
          </table:table-cell>
          <table:table-cell table:style-name="Таблица1.B2" office:value-type="string">
            <text:p text:style-name="P7"><text:span text:style-name="T11">package</text:span> myProgect;</text:p>
            <text:p text:style-name="P52"/>
            <text:p text:style-name="P52"><text:span text:style-name="T11">import</text:span> <text:span text:style-name="T40">java.io</text:span>.*;</text:p>
            <text:p text:style-name="P52"><text:span text:style-name="T11">import</text:span> <text:span text:style-name="T40">java.util</text:span>.*;</text:p>
            <text:p text:style-name="P52"/>
            <text:p text:style-name="P52"><text:span text:style-name="T11">import</text:span> javax.swing.*;</text:p>
            <text:p text:style-name="P52"><text:span text:style-name="T11">import</text:span> <text:span text:style-name="T40">java.awt</text:span>.*;</text:p>
            <text:p text:style-name="P62"><text:span text:style-name="T19">import</text:span><text:span text:style-name="T18"> java.awt.event.*;</text:span></text:p>
          </table:table-cell>
        </table:table-row>
        <table:table-row table:style-name="Таблица1.101">
          <table:table-cell table:style-name="Таблица1.A2" office:value-type="string">
            <text:p text:style-name="P10">В главном классе создаём окно и задаём его базовые свойства</text:p>
          </table:table-cell>
          <table:table-cell table:style-name="Таблица1.B2" office:value-type="string">
            <text:p text:style-name="P8"><text:span text:style-name="T11">public</text:span> <text:span text:style-name="T11">class</text:span> myClass </text:p>
            <text:p text:style-name="P50">{</text:p>
            <text:p text:style-name="P50"><text:tab/><text:span text:style-name="T11">public</text:span> <text:span text:style-name="T11">static</text:span> <text:span text:style-name="T11">void</text:span> main(String[] args)</text:p>
            <text:p text:style-name="P50"><text:tab/>{</text:p>
            <text:p text:style-name="P50"><text:tab/><text:tab/>myWindow w1 = <text:span text:style-name="T11">new</text:span> myWindow();</text:p>
            <text:p text:style-name="P50"><text:tab/><text:tab/>w1.createElements();</text:p>
            <text:p text:style-name="P50"><text:tab/><text:tab/>w1.setTitle("Первое окно");</text:p>
            <text:p text:style-name="P50"><text:tab/><text:tab/>w1.setBounds(0,0,400,500);</text:p>
            <text:p text:style-name="P50"><text:tab/><text:tab/>w1.setVisible(<text:span text:style-name="T11">true</text:span>);</text:p>
            <text:p text:style-name="P50"><text:tab/><text:tab/>w1.createAllListeners();</text:p>
            <text:p text:style-name="P50"><text:tab/>}</text:p>
            <text:p text:style-name="P50">}</text:p>
          </table:table-cell>
        </table:table-row>
        <text:soft-page-break/>
        <table:table-row>
          <table:table-cell table:style-name="Таблица1.A2" office:value-type="string">
            <text:p text:style-name="P10">Описываем класс, который наследует поля и методы класса <text:span text:style-name="T32">JFrame</text:span></text:p>
          </table:table-cell>
          <table:table-cell table:style-name="Таблица1.B2" office:value-type="string">
            <text:p text:style-name="P5"><text:span text:style-name="T11">class</text:span> <text:span text:style-name="T40">myWindow</text:span> <text:span text:style-name="T11">extends</text:span> JFrame</text:p>
            <text:p text:style-name="P42">{</text:p>
          </table:table-cell>
        </table:table-row>
        <table:table-row>
          <table:table-cell table:style-name="Таблица1.A2" office:value-type="string">
            <text:p text:style-name="P10">Описываем поля класса - виджеты</text:p>
          </table:table-cell>
          <table:table-cell table:style-name="Таблица1.B2" office:value-type="string">
            <text:p text:style-name="P5"><text:span text:style-name="T11">public</text:span> JLabel k1,k2;</text:p>
            <text:p text:style-name="P42"><text:span text:style-name="T11">public</text:span> JButton b1,b2;</text:p>
            <text:p text:style-name="P57"><text:span text:style-name="T19">public</text:span><text:span text:style-name="T18"> JTextField </text:span><text:span text:style-name="T18">t1</text:span><text:span text:style-name="T18">,</text:span><text:span text:style-name="T18">t2</text:span><text:span text:style-name="T18">;</text:span></text:p>
          </table:table-cell>
        </table:table-row>
        <table:table-row>
          <table:table-cell table:style-name="Таблица1.A2" office:value-type="string">
            <text:p text:style-name="P10">Описываем метод класса, который создаёт элементы окна</text:p>
          </table:table-cell>
          <table:table-cell table:style-name="Таблица1.B2" office:value-type="string">
            <text:p text:style-name="P8"><text:span text:style-name="T11">public</text:span> <text:span text:style-name="T11">void</text:span> createElements()</text:p>
            <text:p text:style-name="P50">{</text:p>
            <text:p text:style-name="P50"><text:tab/>JPanel ppp = <text:span text:style-name="T11">new</text:span> JPanel();</text:p>
            <text:p text:style-name="P50"><text:tab/>ppp.setLayout(<text:span text:style-name="T11">null</text:span>);</text:p>
            <text:p text:style-name="P50"><text:tab/><text:tab/></text:p>
            <text:p text:style-name="P50"><text:tab/>k1 = <text:span text:style-name="T11">new</text:span> JLabel("Надпись 1");</text:p>
            <text:p text:style-name="P50"><text:tab/>k2 = <text:span text:style-name="T11">new</text:span> JLabel("Надпись 2");<text:tab/><text:tab/></text:p>
            <text:p text:style-name="P50"><text:tab/>b1 = <text:span text:style-name="T11">new</text:span> JButton("Кнопка 1");</text:p>
            <text:p text:style-name="P50"><text:tab/>b2 = <text:span text:style-name="T11">new</text:span> JButton("Кнопка 2");<text:tab/></text:p>
            <text:p text:style-name="P50"><text:tab/>t1 = <text:span text:style-name="T11">new</text:span> JTextField("");</text:p>
            <text:p text:style-name="P50"><text:tab/>t2 = <text:span text:style-name="T11">new</text:span> JTextField("");</text:p>
            <text:p text:style-name="P50"><text:tab/><text:tab/></text:p>
            <text:p text:style-name="P50"><text:tab/>b1.setBounds(50, 60, 200, 50);</text:p>
            <text:p text:style-name="P50"><text:tab/>b2.setBounds(50, 130, 200, 50);</text:p>
            <text:p text:style-name="P50"><text:tab/>k1.setBounds(50,20,200,30);</text:p>
            <text:p text:style-name="P50"><text:tab/>k2.setBounds(140,20,200,30);</text:p>
            <text:p text:style-name="P50"><text:tab/>t1.setBounds(50,220,200,40);</text:p>
            <text:p text:style-name="P50"><text:tab/>t2.setBounds(50,270,200,40);</text:p>
            <text:p text:style-name="P50"><text:tab/><text:tab/><text:tab/><text:tab/></text:p>
            <text:p text:style-name="P50"><text:tab/>ppp.add(b1);<text:tab/><text:tab/></text:p>
            <text:p text:style-name="P50"><text:tab/>ppp.add(b2);<text:tab/><text:tab/></text:p>
            <text:p text:style-name="P50"><text:tab/>ppp.add(k1);<text:tab/><text:tab/></text:p>
            <text:p text:style-name="P50"><text:tab/>ppp.add(k2);</text:p>
            <text:p text:style-name="P50"><text:tab/>ppp.add(t1);</text:p>
            <text:p text:style-name="P50"><text:tab/>ppp.add(t2);</text:p>
            <text:p text:style-name="P50"><text:tab/><text:tab/></text:p>
            <text:p text:style-name="P50"><text:tab/>add(ppp);</text:p>
            <text:p text:style-name="P50">}<text:tab/></text:p>
          </table:table-cell>
        </table:table-row>
        <table:table-row>
          <table:table-cell table:style-name="Таблица1.B2" table:number-columns-spanned="2" office:value-type="string">
            <text:p text:style-name="P17">// Создаём метод, который добавляет обработчики событий к кнопкам</text:p>
            <text:p text:style-name="P17"/>
            <text:p text:style-name="P8"><text:span text:style-name="T11">public</text:span> <text:span text:style-name="T11">void</text:span> createAllListeners()</text:p>
            <text:p text:style-name="P50">{</text:p>
            <text:p text:style-name="P50"><text:tab/><text:tab/>b1.addActionListener(<text:span text:style-name="T11">new</text:span> ActionListener()</text:p>
            <text:p text:style-name="P50"><text:tab/><text:tab/>{</text:p>
            <text:p text:style-name="P50"><text:tab/><text:tab/><text:tab/><text:span text:style-name="T11">public</text:span> <text:span text:style-name="T11">void</text:span> actionPerformed(ActionEvent e)</text:p>
            <text:p text:style-name="P50"><text:tab/><text:tab/><text:tab/>{</text:p>
            <text:p text:style-name="P50"><text:tab/><text:tab/><text:tab/><text:tab/>System.<text:span text:style-name="T27">out</text:span>.println("Btn 1 was clicked");</text:p>
            <text:p text:style-name="P50"><text:tab/><text:tab/><text:tab/><text:tab/>String s = <text:span text:style-name="T11">t1</text:span><text:span text:style-name="T11">.getText()</text:span>;</text:p>
            <text:p text:style-name="P50"><text:tab/><text:tab/><text:tab/><text:tab/>System.<text:span text:style-name="T27">out</text:span>.println(s);</text:p>
            <text:p text:style-name="P50"><text:tab/><text:tab/><text:tab/>}</text:p>
            <text:p text:style-name="P50"><text:tab/><text:tab/>});</text:p>
            <text:p text:style-name="P50"><text:tab/><text:tab/></text:p>
            <text:p text:style-name="P50"><text:tab/><text:tab/>b2.addActionListener(<text:span text:style-name="T11">new</text:span> ActionListener()</text:p>
            <text:p text:style-name="P50"><text:tab/><text:tab/>{</text:p>
            <text:p text:style-name="P50"><text:tab/><text:tab/><text:tab/><text:span text:style-name="T11">public</text:span> <text:span text:style-name="T11">void</text:span> actionPerformed(ActionEvent e)</text:p>
            <text:p text:style-name="P50"><text:tab/><text:tab/><text:tab/>{</text:p>
            <text:p text:style-name="P50"><text:tab/><text:tab/><text:tab/><text:tab/>System.<text:span text:style-name="T27">out</text:span>.println("Button 2 click");</text:p>
            <text:p text:style-name="P50"><text:tab/><text:tab/><text:tab/><text:tab/>String s = <text:span text:style-name="T11">t1</text:span><text:span text:style-name="T11">.getText()</text:span>;</text:p>
            <text:p text:style-name="P50"><text:tab/><text:tab/><text:tab/><text:tab/><text:span text:style-name="T11">t2</text:span><text:span text:style-name="T11">.setText(</text:span><text:span text:style-name="T11">s</text:span><text:span text:style-name="T11">)</text:span>;</text:p>
            <text:p text:style-name="P50"><text:tab/><text:tab/><text:tab/>}</text:p>
            <text:p text:style-name="P50"><text:tab/><text:tab/>});</text:p>
            <text:p text:style-name="P50">}</text:p>
          </table:table-cell>
          <table:covered-table-cell/>
        </table:table-row>
        <table:table-row table:style-name="Таблица1.106">
          <table:table-cell table:style-name="Таблица1.A2" office:value-type="string">
            <text:p text:style-name="P10">Фигурная скобка, закрывающая описание класса</text:p>
          </table:table-cell>
          <table:table-cell table:style-name="Таблица1.B2" office:value-type="string">
            <text:p text:style-name="P5">}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9">Добавление событий мышк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4">// К концу метода <text:span text:style-name="T5">createAllListeners() </text:span><text:span text:style-name="T6">добавляем код</text:span></text:p>
            <text:p text:style-name="P25"/>
            <text:p text:style-name="P1">// mouse listeners</text:p>
            <text:p text:style-name="P42"><text:tab/><text:tab/></text:p>
            <text:p text:style-name="P42"><text:tab/><text:span text:style-name="T11">b1</text:span>.addMouseListener(<text:span text:style-name="T11">new</text:span> java.awt.event.MouseAdapter()</text:p>
            <text:p text:style-name="P42"><text:tab/> <text:s text:c="3"/>{</text:p>
            <text:p text:style-name="P42"><text:tab/> <text:s text:c="7"/><text:span text:style-name="T11">public</text:span> <text:span text:style-name="T11">void</text:span> mouseEntered(java.awt.event.MouseEvent evt)</text:p>
            <text:p text:style-name="P42"><text:tab/> <text:s text:c="7"/>{</text:p>
            <text:p text:style-name="P42"><text:tab/> <text:s text:c="11"/>System.<text:span text:style-name="T27">out</text:span>.println("mouse Over");</text:p>
            <text:p text:style-name="P42"><text:tab/> <text:s text:c="11"/>b1.setBackground(Color.<text:span text:style-name="T27">black</text:span>); </text:p>
            <text:p text:style-name="P42"><text:tab/> <text:s text:c="7"/>}</text:p>
            <text:p text:style-name="P42"><text:tab/> <text:s text:c="3"/>});</text:p>
            <text:p text:style-name="P42"><text:tab/><text:tab/></text:p>
            <text:p text:style-name="P42"><text:tab/><text:span text:style-name="T11">b1</text:span>.addMouseListener(<text:span text:style-name="T11">new</text:span> java.awt.event.MouseAdapter()</text:p>
            <text:p text:style-name="P42"><text:tab/> <text:s text:c="3"/>{</text:p>
            <text:p text:style-name="P42"><text:tab/> <text:s text:c="7"/><text:span text:style-name="T11">public</text:span> <text:span text:style-name="T11">void</text:span> mouseExited(java.awt.event.MouseEvent evt)</text:p>
            <text:p text:style-name="P42"><text:tab/> <text:s text:c="7"/>{</text:p>
            <text:p text:style-name="P42"><text:tab/> <text:s text:c="11"/>System.<text:span text:style-name="T27">out</text:span>.println("mouse Out");</text:p>
            <text:p text:style-name="P42"><text:tab/> <text:s text:c="7"/><text:tab/>b1.setBackground(Color.<text:span text:style-name="T27">blue</text:span>); </text:p>
            <text:p text:style-name="P42"><text:tab/> <text:s text:c="7"/>}</text:p>
            <text:p text:style-name="P42"><text:tab/> <text:s text:c="3"/>})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0">Свойства виджетов</text:p>
          </table:table-cell>
          <table:covered-table-cell/>
        </table:table-row>
        <table:table-row>
          <table:table-cell table:style-name="Таблица1.A2" office:value-type="string">
            <text:p text:style-name="P10">Вставка картинки в виджет типа <text:span text:style-name="T30">JLabel</text:span></text:p>
          </table:table-cell>
          <table:table-cell table:style-name="Таблица1.B2" office:value-type="string">
            <text:p text:style-name="P8">k3 = <text:span text:style-name="T11">new</text:span> JLabel("", <text:span text:style-name="T11">new</text:span> ImageIcon("pic.png"), SwingConstants.<text:span text:style-name="T27">LEFT</text:span>);</text:p>
          </table:table-cell>
        </table:table-row>
        <table:table-row>
          <table:table-cell table:style-name="Таблица1.A2" office:value-type="string">
            <text:p text:style-name="P10">Надпись с использованием <text:span text:style-name="T30">HTML</text:span></text:p>
          </table:table-cell>
          <table:table-cell table:style-name="Таблица1.B2" office:value-type="string">
            <text:p text:style-name="P8">k3 = <text:span text:style-name="T11">new</text:span> JLabel("&lt;html&gt;&lt;font size = '6'&gt;Привет&lt;br&gt;мир&lt;/font&gt;&lt;/html&gt;");</text:p>
          </table:table-cell>
        </table:table-row>
        <table:table-row>
          <table:table-cell table:style-name="Таблица1.A2" office:value-type="string">
            <text:p text:style-name="P10">Кнопка в виде картинки</text:p>
          </table:table-cell>
          <table:table-cell table:style-name="Таблица1.B2" office:value-type="string">
            <text:p text:style-name="P5">b1 = <text:span text:style-name="T11">new</text:span> JButton("");</text:p>
            <text:p text:style-name="P57"><text:span text:style-name="T18">b1</text:span><text:span text:style-name="T18">.setIcon(</text:span><text:span text:style-name="T19">new</text:span><text:span text:style-name="T18"> ImageIcon(</text:span><text:span text:style-name="T18">"pic.png"</text:span><text:span text:style-name="T18">));</text:span></text:p>
          </table:table-cell>
        </table:table-row>
        <table:table-row>
          <table:table-cell table:style-name="Таблица1.A2" office:value-type="string">
            <text:p text:style-name="P10">Создание чекбокса</text:p>
          </table:table-cell>
          <table:table-cell table:style-name="Таблица1.B2" office:value-type="string">
            <text:p text:style-name="P5"><text:span text:style-name="T11">public</text:span> JCheckBox c1;</text:p>
            <text:p text:style-name="P5"/>
            <text:p text:style-name="P5">c1 = <text:span text:style-name="T11">new</text:span> JCheckBox("Это мой чекбокс");</text:p>
            <text:p text:style-name="P42">c1.setBounds(50,320,200,50);</text:p>
          </table:table-cell>
        </table:table-row>
        <table:table-row>
          <table:table-cell table:style-name="Таблица1.A2" office:value-type="string">
            <text:p text:style-name="P10">Проверка, стоит ли галочка у чекбокса</text:p>
          </table:table-cell>
          <table:table-cell table:style-name="Таблица1.B2" office:value-type="string">
            <text:p text:style-name="P5"><text:span text:style-name="T11">boolean</text:span> b = c1.isSelected();</text:p>
          </table:table-cell>
        </table:table-row>
        <table:table-row>
          <table:table-cell table:style-name="Таблица1.A2" office:value-type="string">
            <text:p text:style-name="P10">Создание выпадающего списка</text:p>
          </table:table-cell>
          <table:table-cell table:style-name="Таблица1.B2" office:value-type="string">
            <text:p text:style-name="P5"><text:span text:style-name="T11">public</text:span> <text:span text:style-name="T40">JComboBox</text:span> cmb1;</text:p>
            <text:p text:style-name="P5"/>
            <text:p text:style-name="P8">String [] cmb1_array = <text:span text:style-name="T11">new</text:span> String[] {"Кошка", "Собака", "Дельфин", "Акула"};</text:p>
            <text:p text:style-name="P50">cmb1 = <text:span text:style-name="T41">new</text:span><text:span text:style-name="T40"> JComboBox(</text:span><text:span text:style-name="T40">cmb1_array</text:span><text:span text:style-name="T40">)</text:span>;</text:p>
            <text:p text:style-name="P50">cmb1.setBounds(50, 450, 200, 35);</text:p>
          </table:table-cell>
        </table:table-row>
        <table:table-row>
          <table:table-cell table:style-name="Таблица1.A2" office:value-type="string">
            <text:p text:style-name="P10">Получить номер выбранного элемента списка</text:p>
          </table:table-cell>
          <table:table-cell table:style-name="Таблица1.B2" office:value-type="string">
            <text:p text:style-name="P5"><text:span text:style-name="T11">int</text:span> n = cmb1.getSelectedIndex();</text:p>
          </table:table-cell>
        </table:table-row>
        <table:table-row>
          <table:table-cell table:style-name="Таблица1.A2" office:value-type="string">
            <text:p text:style-name="P10">Убрать некрасивые линии выделения с любого элемента</text:p>
          </table:table-cell>
          <table:table-cell table:style-name="Таблица1.B2" office:value-type="string">
            <text:p text:style-name="P5">// <text:span text:style-name="T40">убрать</text:span> <text:span text:style-name="T40">некрасивые</text:span> <text:span text:style-name="T40">выделения</text:span></text:p>
            <text:p text:style-name="P42">b1.setBorderPainted(<text:span text:style-name="T11">false</text:span>);</text:p>
            <text:p text:style-name="P57"><text:span text:style-name="T18">b1</text:span><text:span text:style-name="T18">.setFocusPainted(</text:span><text:span text:style-name="T19">false</text:span><text:span text:style-name="T18">);</text:span></text:p>
          </table:table-cell>
        </table:table-row>
        <table:table-row>
          <table:table-cell table:style-name="Таблица1.A2" office:value-type="string">
            <text:p text:style-name="P10">Задать цвет текста и цвет фона кнопки</text:p>
          </table:table-cell>
          <table:table-cell table:style-name="Таблица1.B2" office:value-type="string">
            <text:p text:style-name="P8">b2.setBackground(Color.<text:span text:style-name="T27">blue</text:span>); // <text:span text:style-name="T40">цвет</text:span> <text:span text:style-name="T40">фона</text:span></text:p>
            <text:p text:style-name="P63"><text:span text:style-name="T18">b2</text:span><text:span text:style-name="T18">.setForeground(Color.</text:span><text:span text:style-name="T23">white</text:span><text:span text:style-name="T18">); </text:span><text:span text:style-name="T18">// </text:span><text:span text:style-name="T24">цвет</text:span><text:span text:style-name="T18"> </text:span><text:span text:style-name="T24">текста</text:span></text:p>
          </table:table-cell>
        </table:table-row>
        <table:table-row>
          <table:table-cell table:style-name="Таблица1.B2" table:number-columns-spanned="2" office:value-type="string">
            <text:p text:style-name="P19">Многострочное текстовое поле</text:p>
          </table:table-cell>
          <table:covered-table-cell/>
        </table:table-row>
        <table:table-row>
          <table:table-cell table:style-name="Таблица1.A2" office:value-type="string">
            <text:p text:style-name="P10">Создаём экземпляры текстового поля и полосы прокрутки</text:p>
          </table:table-cell>
          <table:table-cell table:style-name="Таблица1.B2" office:value-type="string">
            <text:p text:style-name="P5">JTextArea ttt_1;</text:p>
            <text:p text:style-name="P57"><text:span text:style-name="T18">JScrollPane </text:span><text:span text:style-name="T18">jscrp_1</text:span><text:span text:style-name="T18">;</text:span></text:p>
          </table:table-cell>
        </table:table-row>
        <table:table-row>
          <table:table-cell table:style-name="Таблица1.A2" office:value-type="string">
            <text:p text:style-name="P10">Описываем свойства элементов</text:p>
          </table:table-cell>
          <table:table-cell table:style-name="Таблица1.B2" office:value-type="string">
            <text:p text:style-name="P8">ttt_1 = <text:span text:style-name="T11">new</text:span> JTextArea(16,58);</text:p>
            <text:p text:style-name="P50"><text:tab/>jscrp_1 = <text:span text:style-name="T11">new</text:span> JScrollPane(ttt_1);</text:p>
            <text:p text:style-name="P50"><text:tab/>jscrp_1.setVerticalScrollBarPolicy(ScrollPaneConstants.<text:span text:style-name="T27">VERTICAL_SCROLLBAR_ALWAYS</text:span>);</text:p>
            <text:p text:style-name="P50"><text:soft-page-break/><text:tab/>jscrp_1.setHorizontalScrollBarPolicy(ScrollPaneConstants.<text:span text:style-name="T27">HORIZONTAL_SCROLLBAR_NEVER</text:span>);</text:p>
            <text:p text:style-name="P63"><text:span text:style-name="T18"><text:tab/></text:span><text:span text:style-name="T18">jscrp_1</text:span><text:span text:style-name="T18">.setBounds(50,500,250,100);</text:span></text:p>
          </table:table-cell>
        </table:table-row>
        <table:table-row>
          <table:table-cell table:style-name="Таблица1.A2" office:value-type="string">
            <text:p text:style-name="P10">Добавляем текстовое поле в главное окно</text:p>
          </table:table-cell>
          <table:table-cell table:style-name="Таблица1.B2" office:value-type="string">
            <text:p text:style-name="P5">ppp.add(jscrp_1);</text:p>
          </table:table-cell>
        </table:table-row>
        <table:table-row>
          <table:table-cell table:style-name="Таблица1.A2" office:value-type="string">
            <text:p text:style-name="P10">Получить текст в текстовом поле</text:p>
          </table:table-cell>
          <table:table-cell table:style-name="Таблица1.B2" office:value-type="string">
            <text:p text:style-name="P5">String ss = ttt_1.getText();</text:p>
          </table:table-cell>
        </table:table-row>
        <table:table-row>
          <table:table-cell table:style-name="Таблица1.A2" office:value-type="string">
            <text:p text:style-name="P10">Задать текст в текстовом поле</text:p>
          </table:table-cell>
          <table:table-cell table:style-name="Таблица1.B2" office:value-type="string">
            <text:p text:style-name="P5">String ssss = "hello\nworld";</text:p>
            <text:p text:style-name="P57"><text:span text:style-name="T18">ttt_1</text:span><text:span text:style-name="T18">.setText(</text:span><text:span text:style-name="T18">ssss</text:span><text:span text:style-name="T18">);</text:span></text:p>
          </table:table-cell>
        </table:table-row>
        <table:table-row>
          <table:table-cell table:style-name="Таблица1.B2" table:number-columns-spanned="2" office:value-type="string">
            <text:p text:style-name="P19">Диалоговые окна</text:p>
          </table:table-cell>
          <table:covered-table-cell/>
        </table:table-row>
        <table:table-row>
          <table:table-cell table:style-name="Таблица1.A2" office:value-type="string">
            <text:p text:style-name="P10">Информационное сообщение</text:p>
          </table:table-cell>
          <table:table-cell table:style-name="Таблица1.B2" office:value-type="string">
            <text:p text:style-name="P5">JOptionPane.<text:span text:style-name="T29">showMessageDialog</text:span>(<text:span text:style-name="T11">null</text:span>, "Запись успешно удалена из БД.", "Сообщение", JOptionPane.<text:span text:style-name="T27">INFORMATION_MESSAGE</text:span>);</text:p>
          </table:table-cell>
        </table:table-row>
        <table:table-row>
          <table:table-cell table:style-name="Таблица1.A2" office:value-type="string">
            <text:p text:style-name="P10">Сообщение об ошибке</text:p>
          </table:table-cell>
          <table:table-cell table:style-name="Таблица1.B2" office:value-type="string">
            <text:p text:style-name="P5">JOptionPane.<text:span text:style-name="T29">showMessageDialog</text:span>(<text:span text:style-name="T11">null</text:span>, "В базе данных нет записи с такой фамилией.", "Сообщение", JOptionPane.<text:span text:style-name="T27">ERROR_MESSAGE</text:span>);</text:p>
          </table:table-cell>
        </table:table-row>
        <table:table-row>
          <table:table-cell table:style-name="Таблица1.A2" office:value-type="string">
            <text:p text:style-name="P10">Диалоговое окно ввода строки</text:p>
          </table:table-cell>
          <table:table-cell table:style-name="Таблица1.B2" office:value-type="string">
            <text:p text:style-name="P7">String s = <text:span text:style-name="T11">null</text:span>;</text:p>
            <text:p text:style-name="P52">s = JOptionPane.<text:span text:style-name="T29">showInputDialog</text:span>("Input the string");</text:p>
            <text:p text:style-name="P52"><text:tab/><text:tab/></text:p>
            <text:p text:style-name="P52"><text:span text:style-name="T11">if</text:span>(s == <text:span text:style-name="T11">null</text:span>)</text:p>
            <text:p text:style-name="P52"><text:tab/>System.<text:span text:style-name="T27">out</text:span>.println("String is null");</text:p>
            <text:p text:style-name="P53">else</text:p>
            <text:p text:style-name="P52"><text:span text:style-name="T11">if</text:span>( s.equals("") )</text:p>
            <text:p text:style-name="P52"><text:tab/>System.<text:span text:style-name="T27">out</text:span>.println("String is empty");</text:p>
            <text:p text:style-name="P53">else</text:p>
            <text:p text:style-name="P62"><text:span text:style-name="T18"><text:tab/>System.</text:span><text:span text:style-name="T23">out</text:span><text:span text:style-name="T18">.println(</text:span><text:span text:style-name="T18">"String: "</text:span><text:span text:style-name="T18"> + </text:span><text:span text:style-name="T18">s</text:span><text:span text:style-name="T18">);</text:span></text:p>
          </table:table-cell>
        </table:table-row>
        <table:table-row>
          <table:table-cell table:style-name="Таблица1.B2" table:number-columns-spanned="2" office:value-type="string">
            <text:p text:style-name="P20">Закрыть приложение</text:p>
          </table:table-cell>
          <table:covered-table-cell/>
        </table:table-row>
        <table:table-row>
          <table:table-cell table:style-name="Таблица1.A2" office:value-type="string">
            <text:p text:style-name="P10">Закрыть все окна приложения</text:p>
          </table:table-cell>
          <table:table-cell table:style-name="Таблица1.B2" office:value-type="string">
            <text:p text:style-name="P5">System.<text:span text:style-name="T29">exit</text:span>(0);</text:p>
          </table:table-cell>
        </table:table-row>
        <table:table-row>
          <table:table-cell table:style-name="Таблица1.A2" office:value-type="string">
            <text:p text:style-name="P10">Сделать так, чтобы при закрытии главного окна <text:span text:style-name="T32">w1</text:span><text:span text:style-name="T30"> </text:span>закрывались все окна приложения</text:p>
          </table:table-cell>
          <table:table-cell table:style-name="Таблица1.B2" office:value-type="string">
            <text:p text:style-name="P5">w1.setDefaultCloseOperation(JFrame.<text:span text:style-name="T27">EXIT_ON_CLOSE</text:span>);</text:p>
          </table:table-cell>
        </table:table-row>
        <table:table-row>
          <table:table-cell table:style-name="Таблица1.B2" table:number-columns-spanned="2" office:value-type="string">
            <text:p text:style-name="P19">При возникновении ошибки выполнять блок кода</text:p>
          </table:table-cell>
          <table:covered-table-cell/>
        </table:table-row>
        <table:table-row>
          <table:table-cell table:style-name="Таблица1.A2" office:value-type="string">
            <text:p text:style-name="P10">При ошибке выводить строку <text:span text:style-name="T30">«Error»</text:span></text:p>
            <text:p text:style-name="P13"/>
            <text:p text:style-name="P11">Можно использовать данную конструкцию при работе с файлами</text:p>
          </table:table-cell>
          <table:table-cell table:style-name="Таблица1.B2" office:value-type="string">
            <text:p text:style-name="P3">try</text:p>
            <text:p text:style-name="P42">{</text:p>
            <text:p text:style-name="P42"><text:tab/><text:span text:style-name="T11">int</text:span> <text:span text:style-name="T40">n</text:span> <text:s/>= 25 / 0;</text:p>
            <text:p text:style-name="P42">}</text:p>
            <text:p text:style-name="P42"><text:span text:style-name="T11">catch</text:span> (Exception e1) </text:p>
            <text:p text:style-name="P42">{</text:p>
            <text:p text:style-name="P42"><text:tab/>System.<text:span text:style-name="T27">out</text:span>.println("Error");</text:p>
            <text:p text:style-name="P42">}</text:p>
          </table:table-cell>
        </table:table-row>
        <table:table-row>
          <table:table-cell table:style-name="Таблица1.B2" table:number-columns-spanned="2" office:value-type="string">
            <text:p text:style-name="P19">Взаимодействие с <text:span text:style-name="T30">MySQL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Код программы, который выводит на экран все записи таблицы</text:p>
            <text:p text:style-name="P27"/>
            <text:p text:style-name="P7"><text:span text:style-name="T11">package</text:span> myProg;</text:p>
            <text:p text:style-name="P52"/>
            <text:p text:style-name="P52"><text:span text:style-name="T11">import</text:span> <text:span text:style-name="T40">java.io</text:span>.*;</text:p>
            <text:p text:style-name="P52"><text:span text:style-name="T11">import</text:span> <text:span text:style-name="T40">java.util</text:span>.*;</text:p>
            <text:p text:style-name="P52"/>
            <text:p text:style-name="P52"><text:span text:style-name="T11">import</text:span> java.sql.Connection;</text:p>
            <text:p text:style-name="P52"><text:span text:style-name="T11">import</text:span> java.sql.DriverManager;</text:p>
            <text:p text:style-name="P52"><text:span text:style-name="T11">import</text:span> java.sql.ResultSet;</text:p>
            <text:p text:style-name="P52"><text:span text:style-name="T11">import</text:span> <text:span text:style-name="T40">java.sql.SQLException</text:span>;</text:p>
            <text:p text:style-name="P52"><text:span text:style-name="T11">import</text:span> java.sql.Statement;</text:p>
            <text:p text:style-name="P52"/>
            <text:p text:style-name="P52"><text:span text:style-name="T11">public</text:span> <text:span text:style-name="T11">class</text:span> Main {</text:p>
            <text:p text:style-name="P52"/>
            <text:p text:style-name="P52"><text:tab/><text:span text:style-name="T11">public</text:span> <text:span text:style-name="T11">static</text:span> <text:span text:style-name="T11">void</text:span> main(String[] args) </text:p>
            <text:p text:style-name="P52"><text:tab/>{</text:p>
            <text:p text:style-name="P52"><text:tab/><text:tab/>String url = "jdbc:mysql://localhost/b1";</text:p>
            <text:p text:style-name="P52"><text:soft-page-break/><text:tab/> <text:s text:c="3"/>String user = "root";</text:p>
            <text:p text:style-name="P52"><text:tab/> <text:s text:c="3"/>String password = "";</text:p>
            <text:p text:style-name="P52"><text:tab/> <text:s text:c="3"/></text:p>
            <text:p text:style-name="P52"><text:tab/> <text:s text:c="3"/>String query = "select * from u ORDER BY u0;";</text:p>
            <text:p text:style-name="P52"><text:tab/> <text:s text:c="3"/></text:p>
            <text:p text:style-name="P52"><text:tab/> <text:s text:c="3"/><text:span text:style-name="T11">try</text:span></text:p>
            <text:p text:style-name="P52"><text:tab/> <text:s text:c="3"/>{</text:p>
            <text:p text:style-name="P52"><text:tab/> <text:s text:c="7"/>Connection con = DriverManager.<text:span text:style-name="T29">getConnection</text:span>(url,user,password);</text:p>
            <text:p text:style-name="P52"><text:tab/> <text:s text:c="7"/>Statement stmt = con.createStatement();</text:p>
            <text:p text:style-name="P52"><text:tab/> <text:s text:c="6"/><text:span text:style-name="T54"><text:s/></text:span><text:span text:style-name="T55">ResultSet rs = stmt.executeQuery(query);</text:span></text:p>
            <text:p text:style-name="P52"><text:tab/> <text:s text:c="7"/><text:span text:style-name="T11">while</text:span> (rs.next()) </text:p>
            <text:p text:style-name="P52"><text:tab/> <text:s text:c="7"/>{</text:p>
            <text:p text:style-name="P52"><text:s text:c="19"/>String s1,s2,s3;</text:p>
            <text:p text:style-name="P52"><text:s text:c="16"/></text:p>
            <text:p text:style-name="P52"><text:s text:c="19"/>s1 = rs.getString(1); <text:s text:c="15"/></text:p>
            <text:p text:style-name="P52"><text:s text:c="19"/>s2 = rs.getString(2); <text:s text:c="14"/></text:p>
            <text:p text:style-name="P52"><text:s text:c="19"/>s3 = rs.getString(3);</text:p>
            <text:p text:style-name="P52"><text:s text:c="19"/>System.<text:span text:style-name="T27">out</text:span>.println(s1 + " <text:s/>" + s2 + " <text:s/>" + s3);</text:p>
            <text:p text:style-name="P52"><text:s text:c="16"/>}</text:p>
            <text:p text:style-name="P52"><text:tab/> <text:s text:c="7"/></text:p>
            <text:p text:style-name="P52"><text:tab/> <text:s text:c="7"/>con.close();</text:p>
            <text:p text:style-name="P52"><text:tab/> <text:s text:c="7"/>stmt.close();</text:p>
            <text:p text:style-name="P52"><text:tab/> <text:s text:c="7"/>rs.close();</text:p>
            <text:p text:style-name="P52"><text:tab/> <text:s text:c="3"/>}</text:p>
            <text:p text:style-name="P52"><text:tab/> <text:s text:c="3"/><text:span text:style-name="T11">catch</text:span> (Exception e1) </text:p>
            <text:p text:style-name="P52"><text:tab/> <text:s text:c="3"/>{</text:p>
            <text:p text:style-name="P52"><text:tab/> <text:s text:c="3"/><text:tab/>System.<text:span text:style-name="T27">out</text:span>.println("Error");</text:p>
            <text:p text:style-name="P52"><text:tab/> <text:s text:c="3"/><text:tab/>e1.printStackTrace();</text:p>
            <text:p text:style-name="P52"><text:tab/> <text:s text:c="3"/>}<text:tab/> <text:s text:c="3"/></text:p>
            <text:p text:style-name="P52"><text:tab/>}</text:p>
            <text:p text:style-name="P52">}</text:p>
            <text:p text:style-name="P27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1">Если запрос не на выборку, а на изменение данных, то </text:p>
            <text:p text:style-name="P1"><text:span text:style-name="T1"><text:s/></text:span><text:span text:style-name="T51">int </text:span><text:span text:style-name="T53">rs</text:span><text:span text:style-name="T51"> = stmt.executeUpdate(query);<text:tab/> <text:s/></text:span><text:span text:style-name="T1"><text:s text:c="2"/>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Сделать так, чтобы можно было отправлять запросы с другого домена</text:p>
            <text:p text:style-name="P10"/>
            <text:p text:style-name="P5">response.addHeader("Access-Control-Allow-Origin", "<text:span text:style-name="T11">http://localhost:5100</text:span>");</text:p>
            <text:p text:style-name="P57"><text:span text:style-name="T18">response</text:span><text:span text:style-name="T18">.addHeader(</text:span><text:span text:style-name="T18">"Access-Control-Allow-Credentials"</text:span><text:span text:style-name="T18">, </text:span><text:span text:style-name="T18">"true"</text:span><text:span text:style-name="T18">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0">ArrayList</text:p>
          </table:table-cell>
          <table:covered-table-cell/>
        </table:table-row>
        <table:table-row>
          <table:table-cell table:style-name="Таблица1.A2" office:value-type="string">
            <text:p text:style-name="P10">Создаём экземпляр класса</text:p>
          </table:table-cell>
          <table:table-cell table:style-name="Таблица1.B2" office:value-type="string">
            <text:p text:style-name="P6">ArrayList arrList = <text:span text:style-name="T11">new</text:span> ArrayList();</text:p>
          </table:table-cell>
        </table:table-row>
        <table:table-row>
          <table:table-cell table:style-name="Таблица1.A2" office:value-type="string">
            <text:p text:style-name="P10">Добавляем элементы к концу массива</text:p>
          </table:table-cell>
          <table:table-cell table:style-name="Таблица1.B2" office:value-type="string">
            <text:p text:style-name="P6">arrList.add(10);</text:p>
            <text:p text:style-name="P46">arrList.add(30);</text:p>
            <text:p text:style-name="P46">arrList.add(20);</text:p>
            <text:p text:style-name="P46">arrList.add(20);</text:p>
            <text:p text:style-name="P46">arrList.add("hello");</text:p>
            <text:p text:style-name="P58"><text:span text:style-name="T18">arrList</text:span><text:span text:style-name="T18">.add(</text:span><text:span text:style-name="T18">"world"</text:span><text:span text:style-name="T18">)</text:span><text:span text:style-name="T18">;</text:span></text:p>
          </table:table-cell>
        </table:table-row>
        <table:table-row>
          <table:table-cell table:style-name="Таблица1.A2" office:value-type="string">
            <text:p text:style-name="P10">Получаем размер массива</text:p>
          </table:table-cell>
          <table:table-cell table:style-name="Таблица1.B2" office:value-type="string">
            <text:p text:style-name="P6"><text:span text:style-name="T11">int</text:span> n = arrList.size();</text:p>
          </table:table-cell>
        </table:table-row>
        <table:table-row>
          <table:table-cell table:style-name="Таблица1.A2" office:value-type="string">
            <text:p text:style-name="P10">Меняем значение 2-го элемента массива</text:p>
          </table:table-cell>
          <table:table-cell table:style-name="Таблица1.B2" office:value-type="string">
            <text:p text:style-name="P6">arrList.set(2, 50);</text:p>
          </table:table-cell>
        </table:table-row>
        <table:table-row>
          <table:table-cell table:style-name="Таблица1.A2" office:value-type="string">
            <text:p text:style-name="P10">Выводим на экран все элементы массива</text:p>
          </table:table-cell>
          <table:table-cell table:style-name="Таблица1.B2" office:value-type="string">
            <text:p text:style-name="P6"><text:span text:style-name="T11">for</text:span>(<text:span text:style-name="T11">int</text:span> i = 0; i &lt; n; i++)</text:p>
            <text:p text:style-name="P46">{</text:p>
            <text:p text:style-name="P46"><text:tab/>String x = <text:span text:style-name="T11">arrList.get(i)</text:span> + "";</text:p>
            <text:p text:style-name="P46"><text:tab/>System.<text:span text:style-name="T27">out</text:span>.print(x + " <text:s/>");</text:p>
            <text:p text:style-name="P46">}</text:p>
          </table:table-cell>
        </table:table-row>
        <table:table-row table:style-name="Таблица1.144">
          <table:table-cell table:style-name="Таблица1.A2" office:value-type="string">
            <text:p text:style-name="P10">Проверка вхождений элементов в массив</text:p>
          </table:table-cell>
          <table:table-cell table:style-name="Таблица1.B2" office:value-type="string">
            <text:p text:style-name="P6"><text:span text:style-name="T11">boolean</text:span> b1 = arrList.contains(10);</text:p>
            <text:p text:style-name="P58"><text:span text:style-name="T19">boolean</text:span><text:span text:style-name="T18"> </text:span><text:span text:style-name="T18">b2</text:span><text:span text:style-name="T18"> = </text:span><text:span text:style-name="T18">arrList</text:span><text:span text:style-name="T18">.contains(</text:span><text:span text:style-name="T18">"hello"</text:span><text:span text:style-name="T18">);</text:span></text:p>
          </table:table-cell>
        </table:table-row>
        <table:table-row>
          <table:table-cell table:style-name="Таблица1.B2" table:number-columns-spanned="2" office:value-type="string">
            <text:p text:style-name="P40">LinkedList</text:p>
          </table:table-cell>
          <table:covered-table-cell/>
        </table:table-row>
        <table:table-row table:style-name="Таблица1.146">
          <table:table-cell table:style-name="Таблица1.A2" office:value-type="string">
            <text:p text:style-name="P10">Создаём экземпляр класса</text:p>
          </table:table-cell>
          <table:table-cell table:style-name="Таблица1.B2" office:value-type="string">
            <text:p text:style-name="P6">LinkedList linkList = <text:span text:style-name="T11">new</text:span> LinkedList();</text:p>
          </table:table-cell>
        </table:table-row>
        <text:soft-page-break/>
        <table:table-row>
          <table:table-cell table:style-name="Таблица1.A2" office:value-type="string">
            <text:p text:style-name="P10">Добавляем элементы в список</text:p>
          </table:table-cell>
          <table:table-cell table:style-name="Таблица1.B2" office:value-type="string">
            <text:p text:style-name="P6">linkList.addLast(10);</text:p>
            <text:p text:style-name="P46">linkList.addLast(20);</text:p>
            <text:p text:style-name="P46">linkList.addLast(20);</text:p>
            <text:p text:style-name="P46">linkList.addLast(40);</text:p>
            <text:p text:style-name="P46">linkList.addFirst(100);</text:p>
            <text:p text:style-name="P58"><text:span text:style-name="T18">linkList</text:span><text:span text:style-name="T18">.addFirst(200)</text:span><text:span text:style-name="T18">;</text:span></text:p>
          </table:table-cell>
        </table:table-row>
        <table:table-row>
          <table:table-cell table:style-name="Таблица1.A2" office:value-type="string">
            <text:p text:style-name="P10">Получаем размер списка</text:p>
          </table:table-cell>
          <table:table-cell table:style-name="Таблица1.B2" office:value-type="string">
            <text:p text:style-name="P6"><text:span text:style-name="T11">int</text:span> n = linkList.size();</text:p>
          </table:table-cell>
        </table:table-row>
        <table:table-row>
          <table:table-cell table:style-name="Таблица1.A2" office:value-type="string">
            <text:p text:style-name="P10">Заменяем значение элемента списка</text:p>
          </table:table-cell>
          <table:table-cell table:style-name="Таблица1.B2" office:value-type="string">
            <text:p text:style-name="P6">linkList.set(3, 555);</text:p>
          </table:table-cell>
        </table:table-row>
        <table:table-row>
          <table:table-cell table:style-name="Таблица1.A2" office:value-type="string">
            <text:p text:style-name="P10">Выводим все элементы списка на экран</text:p>
          </table:table-cell>
          <table:table-cell table:style-name="Таблица1.B2" office:value-type="string">
            <text:p text:style-name="P9">ListIterator itr = linkList.listIterator();</text:p>
            <text:p text:style-name="P51"><text:span text:style-name="T11">while</text:span> (itr.hasNext())</text:p>
            <text:p text:style-name="P51">{</text:p>
            <text:p text:style-name="P51"><text:s text:c="3"/>String s = itr.next() + "";</text:p>
            <text:p text:style-name="P51"><text:s text:c="3"/>System.<text:span text:style-name="T27">out</text:span>.print(s + " ");</text:p>
            <text:p text:style-name="P51">}</text:p>
          </table:table-cell>
        </table:table-row>
        <table:table-row>
          <table:table-cell table:style-name="Таблица1.A2" office:value-type="string">
            <text:p text:style-name="P10">Второй способ вывода всех элементов списка на экран <text:span text:style-name="T11">(не рекомендуется, будет долго)</text:span></text:p>
          </table:table-cell>
          <table:table-cell table:style-name="Таблица1.B2" office:value-type="string">
            <text:p text:style-name="P6"><text:span text:style-name="T11">for</text:span>(<text:span text:style-name="T11">int</text:span> i = 0; i &lt; linkList.size(); i++)</text:p>
            <text:p text:style-name="P46">{</text:p>
            <text:p text:style-name="P46"><text:tab/>String s = linkList.get(i) + "";</text:p>
            <text:p text:style-name="P46"><text:tab/>System.<text:span text:style-name="T27">out</text:span>.print(s + " ");</text:p>
            <text:p text:style-name="P46">}</text:p>
          </table:table-cell>
        </table:table-row>
        <table:table-row>
          <table:table-cell table:style-name="Таблица1.A2" office:value-type="string">
            <text:p text:style-name="P10">Проверка вхождения элемента в список</text:p>
          </table:table-cell>
          <table:table-cell table:style-name="Таблица1.B2" office:value-type="string">
            <text:p text:style-name="P6"><text:span text:style-name="T11">boolean</text:span> b = linkList.contains(10);</text:p>
          </table:table-cell>
        </table:table-row>
        <table:table-row>
          <table:table-cell table:style-name="Таблица1.B2" table:number-columns-spanned="2" office:value-type="string">
            <text:p text:style-name="P40">HashMap</text:p>
          </table:table-cell>
          <table:covered-table-cell/>
        </table:table-row>
        <table:table-row>
          <table:table-cell table:style-name="Таблица1.A2" office:value-type="string">
            <text:p text:style-name="P10">Создаём экземпляр класса</text:p>
          </table:table-cell>
          <table:table-cell table:style-name="Таблица1.B2" office:value-type="string">
            <text:p text:style-name="P6">Map hashmap = <text:span text:style-name="T11">new</text:span> HashMap();</text:p>
          </table:table-cell>
        </table:table-row>
        <table:table-row>
          <table:table-cell table:style-name="Таблица1.A2" office:value-type="string">
            <text:p text:style-name="P10">Добавляем значения в ассоциативный массив</text:p>
          </table:table-cell>
          <table:table-cell table:style-name="Таблица1.B2" office:value-type="string">
            <text:p text:style-name="P6">hashmap.put("name_1", "Maxim");</text:p>
            <text:p text:style-name="P46">hashmap.put("name_2", "Nina");</text:p>
            <text:p text:style-name="P58"><text:span text:style-name="T18">hashmap</text:span><text:span text:style-name="T18">.put(</text:span><text:span text:style-name="T18">"name_3"</text:span><text:span text:style-name="T18">, </text:span><text:span text:style-name="T18">"Alex"</text:span><text:span text:style-name="T18">)</text:span><text:span text:style-name="T18">;</text:span></text:p>
          </table:table-cell>
        </table:table-row>
        <table:table-row>
          <table:table-cell table:style-name="Таблица1.A2" office:value-type="string">
            <text:p text:style-name="P10">Получаем значение ячейки массива</text:p>
          </table:table-cell>
          <table:table-cell table:style-name="Таблица1.B2" office:value-type="string">
            <text:p text:style-name="P6">String s = hashmap.get("name_3") + "";</text:p>
          </table:table-cell>
        </table:table-row>
        <table:table-row>
          <table:table-cell table:style-name="Таблица1.A2" office:value-type="string">
            <text:p text:style-name="P10">Заменяем значение ячейки массива</text:p>
          </table:table-cell>
          <table:table-cell table:style-name="Таблица1.B2" office:value-type="string">
            <text:p text:style-name="P6">hashmap.put("name_3", "Kola");</text:p>
          </table:table-cell>
        </table:table-row>
        <table:table-row>
          <table:table-cell table:style-name="Таблица1.A2" office:value-type="string">
            <text:p text:style-name="P10">Размер массива</text:p>
          </table:table-cell>
          <table:table-cell table:style-name="Таблица1.B2" office:value-type="string">
            <text:p text:style-name="P6"><text:span text:style-name="T11">int</text:span> n = hashmap.size(); </text:p>
          </table:table-cell>
        </table:table-row>
        <table:table-row>
          <table:table-cell table:style-name="Таблица1.A2" office:value-type="string">
            <text:p text:style-name="P10">Проверка наличия ключа в массиве</text:p>
          </table:table-cell>
          <table:table-cell table:style-name="Таблица1.B2" office:value-type="string">
            <text:p text:style-name="P9"><text:span text:style-name="T11">boolean</text:span> b1 = hashmap.containsKey("name_1");</text:p>
          </table:table-cell>
        </table:table-row>
        <table:table-row>
          <table:table-cell table:style-name="Таблица1.A2" office:value-type="string">
            <text:p text:style-name="P10">Проверка наличия значения в массиве</text:p>
          </table:table-cell>
          <table:table-cell table:style-name="Таблица1.B2" office:value-type="string">
            <text:p text:style-name="P9"><text:span text:style-name="T11">boolean</text:span> b2 = hashmap.containsValue("Nina");</text:p>
          </table:table-cell>
        </table:table-row>
        <table:table-row>
          <table:table-cell table:style-name="Таблица1.B2" table:number-columns-spanned="2" office:value-type="string">
            <text:p text:style-name="P19">Android Studio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">Создадим приложение, которое будет считать сумму и разность двух целых чисел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2">XML <text:span text:style-name="T34">файл, хранящий свойства виджетов</text:span></text:p>
            <text:p text:style-name="P28"/>
            <text:p text:style-name="P85"><text:span text:style-name="T34">&lt;</text:span><text:span text:style-name="T35">AbsoluteLayout</text:span><text:span text:style-name="T34"> xmlns:android="http://schemas.android.com/apk/res/android"</text:span></text:p>
            <text:p text:style-name="P147"><text:s text:c="4"/><text:span text:style-name="T56">android</text:span><text:span text:style-name="T56">:layout_width=</text:span><text:span text:style-name="T56">"fill_parent"</text:span></text:p>
            <text:p text:style-name="P147"><text:s text:c="4"/><text:span text:style-name="T56">android</text:span><text:span text:style-name="T56">:layout_height=</text:span><text:span text:style-name="T56">"fill_parent"</text:span><text:span text:style-name="T56">&gt;</text:span></text:p>
            <text:p text:style-name="P147"><text:s text:c="4"/><text:span text:style-name="T56">&lt;</text:span><text:span text:style-name="T60">Button</text:span></text:p>
            <text:p text:style-name="P147"><text:s text:c="8"/><text:span text:style-name="T56">android</text:span><text:span text:style-name="T56">:id=</text:span><text:span text:style-name="T56">"@+id/button_2"</text:span></text:p>
            <text:p text:style-name="P147"><text:s text:c="8"/><text:span text:style-name="T56">android</text:span><text:span text:style-name="T56">:layout_width=</text:span><text:span text:style-name="T56">"320dp"</text:span></text:p>
            <text:p text:style-name="P147"><text:s text:c="8"/><text:span text:style-name="T56">android</text:span><text:span text:style-name="T56">:layout_height=</text:span><text:span text:style-name="T56">"wrap_content"</text:span></text:p>
            <text:p text:style-name="P147"><text:s text:c="8"/><text:span text:style-name="T56">android</text:span><text:span text:style-name="T56">:layout_x=</text:span><text:span text:style-name="T56">"25dp"</text:span></text:p>
            <text:p text:style-name="P147"><text:s text:c="8"/><text:span text:style-name="T56">android</text:span><text:span text:style-name="T56">:layout_y=</text:span><text:span text:style-name="T56">"190dp"</text:span></text:p>
            <text:p text:style-name="P147"><text:s text:c="8"/><text:span text:style-name="T56">android</text:span><text:span text:style-name="T56">:text=</text:span><text:span text:style-name="T56">"Получить разность"</text:span></text:p>
            <text:p text:style-name="P147"><text:s text:c="8"/><text:span text:style-name="T56">android</text:span><text:span text:style-name="T56">:onClick=</text:span><text:span text:style-name="T56">"getRaznost"</text:span><text:span text:style-name="T56">/&gt;</text:span></text:p>
            <text:p text:style-name="P147"><text:s text:c="4"/><text:span text:style-name="T56">&lt;</text:span><text:span text:style-name="T56">TextView</text:span></text:p>
            <text:p text:style-name="P147"><text:s text:c="8"/><text:span text:style-name="T56">android</text:span><text:span text:style-name="T56">:id=</text:span><text:span text:style-name="T56">"@+id/textview_1"</text:span></text:p>
            <text:p text:style-name="P147"><text:s text:c="8"/><text:span text:style-name="T56">android</text:span><text:span text:style-name="T56">:layout_width=</text:span><text:span text:style-name="T56">"78dp"</text:span></text:p>
            <text:p text:style-name="P147"><text:s text:c="8"/><text:span text:style-name="T56">android</text:span><text:span text:style-name="T56">:layout_height=</text:span><text:span text:style-name="T56">"20dp"</text:span></text:p>
            <text:p text:style-name="P147"><text:s text:c="8"/><text:span text:style-name="T56">android</text:span><text:span text:style-name="T56">:layout_x=</text:span><text:span text:style-name="T56">"25dp"</text:span></text:p>
            <text:p text:style-name="P147"><text:s text:c="8"/><text:span text:style-name="T56">android</text:span><text:span text:style-name="T56">:layout_y=</text:span><text:span text:style-name="T56">"20dp"</text:span></text:p>
            <text:p text:style-name="P147"><text:s text:c="8"/><text:span text:style-name="T56">android</text:span><text:span text:style-name="T56">:text=</text:span><text:span text:style-name="T56">"Число А" </text:span><text:span text:style-name="T56">/&gt;</text:span></text:p>
            <text:p text:style-name="P147"><text:soft-page-break/><text:s text:c="4"/><text:span text:style-name="T56">&lt;</text:span><text:span text:style-name="T56">TextView</text:span></text:p>
            <text:p text:style-name="P147"><text:s text:c="8"/><text:span text:style-name="T56">android</text:span><text:span text:style-name="T56">:id=</text:span><text:span text:style-name="T56">"@+id/textview_2"</text:span></text:p>
            <text:p text:style-name="P147"><text:s text:c="8"/><text:span text:style-name="T56">android</text:span><text:span text:style-name="T56">:layout_width=</text:span><text:span text:style-name="T56">"78dp"</text:span></text:p>
            <text:p text:style-name="P147"><text:s text:c="8"/><text:span text:style-name="T56">android</text:span><text:span text:style-name="T56">:layout_height=</text:span><text:span text:style-name="T56">"20dp"</text:span></text:p>
            <text:p text:style-name="P147"><text:s text:c="8"/><text:span text:style-name="T56">android</text:span><text:span text:style-name="T56">:layout_x=</text:span><text:span text:style-name="T56">"25dp"</text:span></text:p>
            <text:p text:style-name="P147"><text:s text:c="8"/><text:span text:style-name="T56">android</text:span><text:span text:style-name="T56">:layout_y=</text:span><text:span text:style-name="T56">"70dp"</text:span></text:p>
            <text:p text:style-name="P147"><text:s text:c="8"/><text:span text:style-name="T56">android</text:span><text:span text:style-name="T56">:text=</text:span><text:span text:style-name="T56">"Число Б" </text:span><text:span text:style-name="T56">/&gt;</text:span></text:p>
            <text:p text:style-name="P147"><text:s text:c="4"/><text:span text:style-name="T56">&lt;</text:span><text:span text:style-name="T56">EditText</text:span></text:p>
            <text:p text:style-name="P147"><text:s text:c="8"/><text:span text:style-name="T56">android</text:span><text:span text:style-name="T56">:id=</text:span><text:span text:style-name="T56">"@+id/edittext_1"</text:span></text:p>
            <text:p text:style-name="P147"><text:s text:c="8"/><text:span text:style-name="T56">android</text:span><text:span text:style-name="T56">:layout_width=</text:span><text:span text:style-name="T56">"224dp"</text:span></text:p>
            <text:p text:style-name="P147"><text:s text:c="8"/><text:span text:style-name="T56">android</text:span><text:span text:style-name="T56">:layout_height=</text:span><text:span text:style-name="T56">"wrap_content"</text:span></text:p>
            <text:p text:style-name="P147"><text:s text:c="8"/><text:span text:style-name="T56">android</text:span><text:span text:style-name="T56">:layout_x=</text:span><text:span text:style-name="T56">"110dp"</text:span></text:p>
            <text:p text:style-name="P147"><text:s text:c="8"/><text:span text:style-name="T56">android</text:span><text:span text:style-name="T56">:layout_y=</text:span><text:span text:style-name="T56">"10dp"</text:span></text:p>
            <text:p text:style-name="P147"><text:s text:c="8"/><text:span text:style-name="T56">android</text:span><text:span text:style-name="T56">:text=</text:span><text:span text:style-name="T56">"0"</text:span></text:p>
            <text:p text:style-name="P147"><text:s text:c="8"/><text:span text:style-name="T56">android</text:span><text:span text:style-name="T56">:textSize=</text:span><text:span text:style-name="T56">"15sp" </text:span><text:span text:style-name="T56">/&gt;</text:span></text:p>
            <text:p text:style-name="P147"><text:s text:c="4"/><text:span text:style-name="T56">&lt;</text:span><text:span text:style-name="T56">EditText</text:span></text:p>
            <text:p text:style-name="P147"><text:s text:c="8"/><text:span text:style-name="T56">android</text:span><text:span text:style-name="T56">:id=</text:span><text:span text:style-name="T56">"@+id/edittext_2"</text:span></text:p>
            <text:p text:style-name="P147"><text:s text:c="8"/><text:span text:style-name="T56">android</text:span><text:span text:style-name="T56">:layout_width=</text:span><text:span text:style-name="T56">"224dp"</text:span></text:p>
            <text:p text:style-name="P147"><text:s text:c="8"/><text:span text:style-name="T56">android</text:span><text:span text:style-name="T56">:layout_height=</text:span><text:span text:style-name="T56">"wrap_content"</text:span></text:p>
            <text:p text:style-name="P147"><text:s text:c="8"/><text:span text:style-name="T56">android</text:span><text:span text:style-name="T56">:layout_x=</text:span><text:span text:style-name="T56">"110dp"</text:span></text:p>
            <text:p text:style-name="P147"><text:s text:c="8"/><text:span text:style-name="T56">android</text:span><text:span text:style-name="T56">:layout_y=</text:span><text:span text:style-name="T56">"60dp"</text:span></text:p>
            <text:p text:style-name="P147"><text:s text:c="8"/><text:span text:style-name="T56">android</text:span><text:span text:style-name="T56">:text=</text:span><text:span text:style-name="T56">"0"</text:span></text:p>
            <text:p text:style-name="P147"><text:s text:c="8"/><text:span text:style-name="T56">android</text:span><text:span text:style-name="T56">:textSize=</text:span><text:span text:style-name="T56">"15sp" </text:span><text:span text:style-name="T56">/&gt;</text:span></text:p>
            <text:p text:style-name="P147"><text:s text:c="4"/><text:span text:style-name="T56">&lt;</text:span><text:span text:style-name="T60">Button</text:span></text:p>
            <text:p text:style-name="P147"><text:s text:c="8"/><text:span text:style-name="T56">android</text:span><text:span text:style-name="T56">:id=</text:span><text:span text:style-name="T56">"@+id/button_1"</text:span></text:p>
            <text:p text:style-name="P147"><text:s text:c="8"/><text:span text:style-name="T56">android</text:span><text:span text:style-name="T56">:layout_width=</text:span><text:span text:style-name="T56">"320dp"</text:span></text:p>
            <text:p text:style-name="P147"><text:s text:c="8"/><text:span text:style-name="T56">android</text:span><text:span text:style-name="T56">:layout_height=</text:span><text:span text:style-name="T56">"wrap_content"</text:span></text:p>
            <text:p text:style-name="P147"><text:s text:c="8"/><text:span text:style-name="T56">android</text:span><text:span text:style-name="T56">:layout_x=</text:span><text:span text:style-name="T56">"25dp"</text:span></text:p>
            <text:p text:style-name="P147"><text:s text:c="8"/><text:span text:style-name="T56">android</text:span><text:span text:style-name="T56">:layout_y=</text:span><text:span text:style-name="T56">"130dp"</text:span></text:p>
            <text:p text:style-name="P147"><text:s text:c="8"/><text:span text:style-name="T56">android</text:span><text:span text:style-name="T56">:text=</text:span><text:span text:style-name="T56">"Получить сумму"</text:span></text:p>
            <text:p text:style-name="P147"><text:s text:c="8"/><text:span text:style-name="T56">android</text:span><text:span text:style-name="T56">:onClick=</text:span><text:span text:style-name="T56">"getSumma"</text:span><text:span text:style-name="T56">/&gt;</text:span></text:p>
            <text:p text:style-name="P147"><text:s text:c="4"/><text:span text:style-name="T56">&lt;</text:span><text:span text:style-name="T56">TextView</text:span></text:p>
            <text:p text:style-name="P147"><text:s text:c="8"/><text:span text:style-name="T56">android</text:span><text:span text:style-name="T56">:id=</text:span><text:span text:style-name="T56">"@+id/textview_3"</text:span></text:p>
            <text:p text:style-name="P147"><text:s text:c="8"/><text:span text:style-name="T56">android</text:span><text:span text:style-name="T56">:layout_width=</text:span><text:span text:style-name="T56">"302dp"</text:span></text:p>
            <text:p text:style-name="P147"><text:s text:c="8"/><text:span text:style-name="T56">android</text:span><text:span text:style-name="T56">:layout_height=</text:span><text:span text:style-name="T56">"200dp"</text:span></text:p>
            <text:p text:style-name="P147"><text:s text:c="8"/><text:span text:style-name="T56">android</text:span><text:span text:style-name="T56">:layout_x=</text:span><text:span text:style-name="T56">"25dp"</text:span></text:p>
            <text:p text:style-name="P147"><text:s text:c="8"/><text:span text:style-name="T56">android</text:span><text:span text:style-name="T56">:layout_y=</text:span><text:span text:style-name="T56">"260dp"</text:span></text:p>
            <text:p text:style-name="P147"><text:s text:c="8"/><text:span text:style-name="T56">android</text:span><text:span text:style-name="T56">:text=</text:span><text:span text:style-name="T56">"0"</text:span></text:p>
            <text:p text:style-name="P147"><text:s text:c="8"/><text:span text:style-name="T56">android</text:span><text:span text:style-name="T56">:textSize=</text:span><text:span text:style-name="T56">"70sp" </text:span><text:span text:style-name="T56">/&gt;</text:span></text:p>
            <text:p text:style-name="P136">&lt;/<text:span text:style-name="T11">AbsoluteLayout</text:span>&gt;</text:p>
            <text:p text:style-name="P28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0">Главный класс <text:span text:style-name="T30">Java</text:span></text:p>
            <text:p text:style-name="P90"/>
            <text:p text:style-name="P89"><text:span text:style-name="T10">package </text:span>com.hfad.myfirstapp;</text:p>
            <text:p text:style-name="P89"/>
            <text:p text:style-name="P151"><text:span text:style-name="T10">import </text:span>android.support.v7.app.AppCompatActivity;</text:p>
            <text:p text:style-name="P151"><text:span text:style-name="T10">import </text:span>android.os.Bundle;</text:p>
            <text:p text:style-name="P151"/>
            <text:p text:style-name="P153">import android.view.View;</text:p>
            <text:p text:style-name="P153">import android.widget.EditText;</text:p>
            <text:p text:style-name="P153">import android.widget.TextView;</text:p>
            <text:p text:style-name="P151"/>
            <text:p text:style-name="P151"><text:span text:style-name="T10">public class </text:span>MainActivity <text:span text:style-name="T10">extends </text:span>AppCompatActivity {</text:p>
            <text:p text:style-name="P161"><text:s text:c="4"/><text:span text:style-name="T56">@Override</text:span></text:p>
            <text:p text:style-name="P161"><text:s text:c="4"/><text:span text:style-name="T57">protected void </text:span><text:span text:style-name="T56">onCreate(Bundle savedInstanceState) {</text:span></text:p>
            <text:p text:style-name="P161"><text:s text:c="8"/><text:span text:style-name="T57">super</text:span><text:span text:style-name="T56">.onCreate(savedInstanceState);</text:span></text:p>
            <text:p text:style-name="P161"><text:s text:c="8"/><text:span text:style-name="T56">setContentView(R.layout.</text:span><text:span text:style-name="T62">activity_main</text:span><text:span text:style-name="T56">);</text:span></text:p>
            <text:p text:style-name="P161"><text:s text:c="4"/><text:span text:style-name="T56">}</text:span></text:p>
            <text:p text:style-name="P151"/>
            <text:p text:style-name="P161"><text:s text:c="4"/><text:span text:style-name="T57">public void </text:span><text:span text:style-name="T56">getSumma(View view){</text:span></text:p>
            <text:p text:style-name="P161"><text:s text:c="8"/><text:span text:style-name="T56">EditText textField_1 = (EditText) findViewById(R.id.</text:span><text:span text:style-name="T62">edittext_1</text:span><text:span text:style-name="T56">);</text:span></text:p>
            <text:p text:style-name="P161"><text:s text:c="8"/><text:span text:style-name="T56">EditText textField_2 = (EditText) findViewById(R.id.</text:span><text:span text:style-name="T62">edittext_2</text:span><text:span text:style-name="T56">);</text:span></text:p>
            <text:p text:style-name="P161"><text:soft-page-break/><text:s text:c="8"/><text:span text:style-name="T56">TextView answerField = (TextView) findViewById(R.id.</text:span><text:span text:style-name="T62">textview_3</text:span><text:span text:style-name="T56">);</text:span></text:p>
            <text:p text:style-name="P151"/>
            <text:p text:style-name="P161"><text:s text:c="8"/><text:span text:style-name="T56">String s1 = textField_1.getText().toString();</text:span></text:p>
            <text:p text:style-name="P161"><text:s text:c="8"/><text:span text:style-name="T56">String s2 = textField_2.getText().toString();</text:span></text:p>
            <text:p text:style-name="P151"/>
            <text:p text:style-name="P161"><text:s text:c="8"/><text:span text:style-name="T57">int </text:span><text:span text:style-name="T56">n1 = Integer.</text:span><text:span text:style-name="T61">parseInt</text:span><text:span text:style-name="T56">(s1);</text:span></text:p>
            <text:p text:style-name="P161"><text:s text:c="8"/><text:span text:style-name="T57">int </text:span><text:span text:style-name="T56">n2 = Integer.</text:span><text:span text:style-name="T61">parseInt</text:span><text:span text:style-name="T56">(s2);</text:span></text:p>
            <text:p text:style-name="P151"/>
            <text:p text:style-name="P161"><text:s text:c="8"/><text:span text:style-name="T56">Summer obj = </text:span><text:span text:style-name="T57">new </text:span><text:span text:style-name="T56">Summer();</text:span></text:p>
            <text:p text:style-name="P161"><text:s text:c="8"/><text:span text:style-name="T56">obj.setValues(n1,n2);</text:span></text:p>
            <text:p text:style-name="P161"><text:s text:c="8"/><text:span text:style-name="T57">int </text:span><text:span text:style-name="T56">summa = obj.getSumma();</text:span></text:p>
            <text:p text:style-name="P151"/>
            <text:p text:style-name="P161"><text:s text:c="8"/><text:span text:style-name="T56">String answerStr = Integer.</text:span><text:span text:style-name="T61">toString</text:span><text:span text:style-name="T56">(summa);</text:span></text:p>
            <text:p text:style-name="P161"><text:s text:c="8"/><text:span text:style-name="T56">answerField.setText(answerStr);</text:span></text:p>
            <text:p text:style-name="P161"><text:s text:c="4"/><text:span text:style-name="T56">}</text:span></text:p>
            <text:p text:style-name="P151"/>
            <text:p text:style-name="P161"><text:s text:c="4"/><text:span text:style-name="T57">public void </text:span><text:span text:style-name="T56">getRaznost(View view){</text:span></text:p>
            <text:p text:style-name="P161"><text:s text:c="8"/><text:span text:style-name="T56">EditText textField_1 = (EditText) findViewById(R.id.</text:span><text:span text:style-name="T62">edittext_1</text:span><text:span text:style-name="T56">);</text:span></text:p>
            <text:p text:style-name="P161"><text:s text:c="8"/><text:span text:style-name="T56">EditText textField_2 = (EditText) findViewById(R.id.</text:span><text:span text:style-name="T62">edittext_2</text:span><text:span text:style-name="T56">);</text:span></text:p>
            <text:p text:style-name="P161"><text:s text:c="8"/><text:span text:style-name="T56">TextView answerField = (TextView) findViewById(R.id.</text:span><text:span text:style-name="T62">textview_3</text:span><text:span text:style-name="T56">);</text:span></text:p>
            <text:p text:style-name="P151"/>
            <text:p text:style-name="P161"><text:s text:c="8"/><text:span text:style-name="T56">String s1 = textField_1.getText().toString();</text:span></text:p>
            <text:p text:style-name="P161"><text:s text:c="8"/><text:span text:style-name="T56">String s2 = textField_2.getText().toString();</text:span></text:p>
            <text:p text:style-name="P151"/>
            <text:p text:style-name="P161"><text:s text:c="8"/><text:span text:style-name="T57">int </text:span><text:span text:style-name="T56">n1 = Integer.</text:span><text:span text:style-name="T61">parseInt</text:span><text:span text:style-name="T56">(s1);</text:span></text:p>
            <text:p text:style-name="P161"><text:s text:c="8"/><text:span text:style-name="T57">int </text:span><text:span text:style-name="T56">n2 = Integer.</text:span><text:span text:style-name="T61">parseInt</text:span><text:span text:style-name="T56">(s2);</text:span></text:p>
            <text:p text:style-name="P161"><text:s text:c="8"/><text:span text:style-name="T57">int </text:span><text:span text:style-name="T56">raznost = n1 — n2;</text:span></text:p>
            <text:p text:style-name="P151"/>
            <text:p text:style-name="P161"><text:s text:c="8"/><text:span text:style-name="T56">String answerStr = Integer.</text:span><text:span text:style-name="T61">toString</text:span><text:span text:style-name="T56">(raznost);</text:span></text:p>
            <text:p text:style-name="P161"><text:s text:c="8"/><text:span text:style-name="T56">answerField.setText(answerStr);</text:span></text:p>
            <text:p text:style-name="P161"><text:s text:c="4"/><text:span text:style-name="T56">}</text:span></text:p>
            <text:p text:style-name="P138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2">Вспомогательный класс для поиска суммы чисел</text:p>
            <text:p text:style-name="P90"/>
            <text:p text:style-name="P90"/>
            <text:p text:style-name="P89"><text:span text:style-name="T10">package </text:span>com.hfad.myfirstapp;</text:p>
            <text:p text:style-name="P89"/>
            <text:p text:style-name="P151"><text:span text:style-name="T10">public class </text:span>Summer {</text:p>
            <text:p text:style-name="P161"><text:s text:c="4"/><text:span text:style-name="T57">private int </text:span><text:span text:style-name="T57">a</text:span><text:span text:style-name="T56">;</text:span></text:p>
            <text:p text:style-name="P161"><text:s text:c="4"/><text:span text:style-name="T57">private int </text:span><text:span text:style-name="T57">b</text:span><text:span text:style-name="T56">;</text:span></text:p>
            <text:p text:style-name="P161"><text:s text:c="4"/><text:span text:style-name="T57">public void </text:span><text:span text:style-name="T56">setValues(</text:span><text:span text:style-name="T57">int </text:span><text:span text:style-name="T56">aa, </text:span><text:span text:style-name="T57">int </text:span><text:span text:style-name="T56">bb){</text:span></text:p>
            <text:p text:style-name="P161"><text:s text:c="8"/><text:span text:style-name="T57">a </text:span><text:span text:style-name="T56">= aa;</text:span></text:p>
            <text:p text:style-name="P161"><text:s text:c="8"/><text:span text:style-name="T57">b </text:span><text:span text:style-name="T56">= bb;</text:span></text:p>
            <text:p text:style-name="P161"><text:s text:c="4"/><text:span text:style-name="T56">}</text:span></text:p>
            <text:p text:style-name="P161"><text:s text:c="4"/><text:span text:style-name="T57">public int </text:span><text:span text:style-name="T56">getSumma(){</text:span></text:p>
            <text:p text:style-name="P161"><text:s text:c="8"/><text:span text:style-name="T57">return </text:span><text:span text:style-name="T57">a </text:span><text:span text:style-name="T56">+ </text:span><text:span text:style-name="T57">b</text:span><text:span text:style-name="T56">;</text:span></text:p>
            <text:p text:style-name="P161"><text:s text:c="4"/><text:span text:style-name="T56">}</text:span></text:p>
            <text:p text:style-name="P138">}</text:p>
          </table:table-cell>
          <table:covered-table-cell/>
        </table:table-row>
        <table:table-row>
          <table:table-cell table:style-name="Таблица1.A2" office:value-type="string">
            <text:p text:style-name="P10">Получение <text:span text:style-name="T11">исполняемого файла</text:span> для телефона или планшета</text:p>
          </table:table-cell>
          <table:table-cell table:style-name="Таблица1.B2" office:value-type="string">
            <text:p text:style-name="P23">Build → Build APK</text:p>
            <text:p text:style-name="P23">Show in Explorer</text:p>
          </table:table-cell>
        </table:table-row>
        <table:table-row>
          <table:table-cell table:style-name="Таблица1.B2" table:number-columns-spanned="2" office:value-type="string">
            <text:p text:style-name="P19">Хранение содержимого надписей в <text:span text:style-name="T30">XML </text:span><text:span text:style-name="T34">файле</text:span></text:p>
          </table:table-cell>
          <table:covered-table-cell/>
        </table:table-row>
        <table:table-row table:style-name="Таблица1.168">
          <table:table-cell table:style-name="Таблица1.B2" table:number-columns-spanned="2" office:value-type="string">
            <text:p text:style-name="P93"/>
            <text:p text:style-name="P109">Содержимое файла <text:span text:style-name="T30">strings.xml</text:span></text:p>
            <text:p text:style-name="P93"/>
            <text:p text:style-name="P93">&lt;<text:span text:style-name="T10">resources</text:span>&gt;</text:p>
            <text:p text:style-name="P146"><text:s text:c="4"/><text:span text:style-name="T56">&lt;</text:span><text:span text:style-name="T57">string </text:span><text:span text:style-name="T57">name=</text:span><text:span text:style-name="T57">"app_name"</text:span><text:span text:style-name="T56">&gt;Мой Калькулятор&lt;/</text:span><text:span text:style-name="T57">string</text:span><text:span text:style-name="T56">&gt;</text:span></text:p>
            <text:p text:style-name="P146"><text:s text:c="4"/><text:span text:style-name="T73">&lt;string name="value_of_first_label"&gt;Первое число&lt;/string&gt;</text:span></text:p>
            <text:p text:style-name="P146"><text:s text:c="4"/><text:span text:style-name="T56">&lt;</text:span><text:span text:style-name="T57">string </text:span><text:span text:style-name="T57">name=</text:span><text:span text:style-name="T57">"value_of_second_label"</text:span><text:span text:style-name="T56">&gt;Второе число&lt;/</text:span><text:span text:style-name="T57">string</text:span><text:span text:style-name="T56">&gt;</text:span></text:p>
            <text:p text:style-name="P146"><text:span text:style-name="T56">&lt;/</text:span><text:span text:style-name="T57">resources</text:span><text:span text:style-name="T56">&gt;</text:span>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114">Фрагмент содержимого файла, где описываются свойства виджетов.</text:p>
            <text:p text:style-name="P114">Идёт ссылка на строковую переменную <text:span text:style-name="T29">value_of_first_label</text:span></text:p>
            <text:p text:style-name="P93"/>
            <text:p text:style-name="P93">&lt;<text:span text:style-name="T10">TextView</text:span></text:p>
            <text:p text:style-name="P146"><text:s text:c="4"/><text:span text:style-name="T57">android</text:span><text:span text:style-name="T57">:id=</text:span><text:span text:style-name="T57">"@+id/textview_1"</text:span></text:p>
            <text:p text:style-name="P146"><text:s text:c="4"/><text:span text:style-name="T57">android</text:span><text:span text:style-name="T57">:layout_width=</text:span><text:span text:style-name="T57">"114dp"</text:span></text:p>
            <text:p text:style-name="P146"><text:s text:c="4"/><text:span text:style-name="T57">android</text:span><text:span text:style-name="T57">:layout_height=</text:span><text:span text:style-name="T57">"20dp"</text:span></text:p>
            <text:p text:style-name="P146"><text:s text:c="4"/><text:span text:style-name="T57">android</text:span><text:span text:style-name="T57">:layout_x=</text:span><text:span text:style-name="T57">"25dp"</text:span></text:p>
            <text:p text:style-name="P146"><text:s text:c="4"/><text:span text:style-name="T57">android</text:span><text:span text:style-name="T57">:layout_y=</text:span><text:span text:style-name="T57">"20dp"</text:span></text:p>
            <text:p text:style-name="P134"><text:s text:c="4"/><text:span text:style-name="T74">android:text="@string/value_of_first_label"</text:span><text:span text:style-name="T57"> </text:span><text:span text:style-name="T56">/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Выпадающий список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"/>
            <text:p text:style-name="P31">Описываем содержимое выпадающего списка в файле <text:span text:style-name="T30">strings.xml</text:span></text:p>
            <text:p text:style-name="P10"/>
            <text:p text:style-name="P93">&lt;<text:span text:style-name="T10">resources</text:span>&gt;</text:p>
            <text:p text:style-name="P146"><text:s text:c="4"/><text:span text:style-name="T56">&lt;</text:span><text:span text:style-name="T57">string </text:span><text:span text:style-name="T57">name=</text:span><text:span text:style-name="T57">"app_name"</text:span><text:span text:style-name="T56">&gt;Мой Калькулятор&lt;/</text:span><text:span text:style-name="T57">string</text:span><text:span text:style-name="T56">&gt;</text:span></text:p>
            <text:p text:style-name="P146"><text:s text:c="4"/><text:span text:style-name="T56">&lt;</text:span><text:span text:style-name="T57">string </text:span><text:span text:style-name="T57">name=</text:span><text:span text:style-name="T57">"value_of_first_label"</text:span><text:span text:style-name="T56">&gt;Первое число&lt;/</text:span><text:span text:style-name="T57">string</text:span><text:span text:style-name="T56">&gt;</text:span></text:p>
            <text:p text:style-name="P146"><text:s text:c="4"/><text:span text:style-name="T56">&lt;</text:span><text:span text:style-name="T57">string </text:span><text:span text:style-name="T57">name=</text:span><text:span text:style-name="T57">"value_of_second_label"</text:span><text:span text:style-name="T56">&gt;Второе число&lt;/</text:span><text:span text:style-name="T57">string</text:span><text:span text:style-name="T56">&gt;</text:span></text:p>
            <text:p text:style-name="P150"/>
            <text:p text:style-name="P146"><text:s text:c="4"/><text:span text:style-name="T63">&lt;</text:span><text:span text:style-name="T64">string-array name="my_array_for_spinner"</text:span><text:span text:style-name="T63">&gt;</text:span></text:p>
            <text:p text:style-name="P162"><text:s text:c="8"/><text:span text:style-name="T56">&lt;</text:span><text:span text:style-name="T57">item</text:span><text:span text:style-name="T56">&gt;Значение 0&lt;/</text:span><text:span text:style-name="T57">item</text:span><text:span text:style-name="T56">&gt;</text:span></text:p>
            <text:p text:style-name="P162"><text:s text:c="8"/><text:span text:style-name="T56">&lt;</text:span><text:span text:style-name="T57">item</text:span><text:span text:style-name="T56">&gt;Значение 11&lt;/</text:span><text:span text:style-name="T57">item</text:span><text:span text:style-name="T56">&gt;</text:span></text:p>
            <text:p text:style-name="P162"><text:s text:c="8"/><text:span text:style-name="T56">&lt;</text:span><text:span text:style-name="T57">item</text:span><text:span text:style-name="T56">&gt;Значение 222&lt;/</text:span><text:span text:style-name="T57">item</text:span><text:span text:style-name="T56">&gt;</text:span></text:p>
            <text:p text:style-name="P162"><text:s text:c="8"/><text:span text:style-name="T56">&lt;</text:span><text:span text:style-name="T57">item</text:span><text:span text:style-name="T56">&gt;Значение 3333&lt;/</text:span><text:span text:style-name="T57">item</text:span><text:span text:style-name="T56">&gt;</text:span></text:p>
            <text:p text:style-name="P162"><text:s text:c="4"/><text:span text:style-name="T56">&lt;/</text:span><text:span text:style-name="T57">string-array</text:span><text:span text:style-name="T56">&gt;</text:span></text:p>
            <text:p text:style-name="P150"/>
            <text:p text:style-name="P134"><text:span text:style-name="T56">&lt;/</text:span><text:span text:style-name="T57">resources</text:span><text:span text:style-name="T56">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6"/>
            <text:p text:style-name="P116">Описываем свойства виджета (выпадающего списка)</text:p>
            <text:p text:style-name="P96"/>
            <text:p text:style-name="P96">&lt;<text:span text:style-name="T10">Spinner</text:span></text:p>
            <text:p text:style-name="P146"><text:s text:c="4"/><text:span text:style-name="T64">android:id="@+id/spinner_1"</text:span></text:p>
            <text:p text:style-name="P146"><text:s text:c="4"/><text:span text:style-name="T57">android</text:span><text:span text:style-name="T57">:layout_width=</text:span><text:span text:style-name="T57">"wrap_content"</text:span></text:p>
            <text:p text:style-name="P146"><text:s text:c="4"/><text:span text:style-name="T57">android</text:span><text:span text:style-name="T57">:layout_height=</text:span><text:span text:style-name="T57">"wrap_content"</text:span></text:p>
            <text:p text:style-name="P146"><text:s text:c="4"/><text:span text:style-name="T57">android</text:span><text:span text:style-name="T57">:layout_x=</text:span><text:span text:style-name="T57">"40dp"</text:span></text:p>
            <text:p text:style-name="P146"><text:s text:c="4"/><text:span text:style-name="T57">android</text:span><text:span text:style-name="T57">:layout_y=</text:span><text:span text:style-name="T57">"380dp"</text:span></text:p>
            <text:p text:style-name="P146"><text:s text:c="4"/><text:span text:style-name="T64">android:entries="@array/my_array_for_spinner"</text:span></text:p>
            <text:p text:style-name="P134"><text:s text:c="4"/><text:span text:style-name="T57">android:textSize="15sp" </text:span><text:span text:style-name="T56">/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2">Получение текста выбранной строки в выпадающем списке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121"><text:span text:style-name="T58">import</text:span><text:span text:style-name="T56"> </text:span><text:span text:style-name="T56">android.widget.Spinner;</text:span></text:p>
          </table:table-cell>
        </table:table-row>
        <table:table-row table:style-name="Таблица1.175">
          <table:table-cell table:style-name="Таблица1.B2" table:number-columns-spanned="2" office:value-type="string">
            <text:p text:style-name="P133">Получение выбранной строки</text:p>
            <text:p text:style-name="P128"/>
            <text:p text:style-name="P105">Spinner spinner_1 = (Spinner) findViewById(R.id.<text:span text:style-name="T26">spinner_1</text:span>);</text:p>
            <text:p text:style-name="P142"><text:span text:style-name="T56">String valueOfSpinner = String.</text:span><text:span text:style-name="T61">valueOf</text:span><text:span text:style-name="T56">(spinner_1.getSelectedItem());</text:span>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20">Создание второго окна</text:p>
          </table:table-cell>
          <table:covered-table-cell/>
        </table:table-row>
        <table:table-row>
          <table:table-cell table:style-name="Таблица1.A2" office:value-type="string">
            <text:p text:style-name="P10">Выполняем действия</text:p>
          </table:table-cell>
          <table:table-cell table:style-name="Таблица1.B2" office:value-type="string">
            <text:p text:style-name="P14">File → New → Activity → Empty Activity</text:p>
          </table:table-cell>
        </table:table-row>
        <table:table-row>
          <table:table-cell table:style-name="Таблица1.A2" office:value-type="string">
            <text:p text:style-name="P11">Вводим в поля ввода</text:p>
          </table:table-cell>
          <table:table-cell table:style-name="Таблица1.B2" office:value-type="string">
            <text:p text:style-name="P14">Activity Name: <text:span text:style-name="T11">wind2</text:span></text:p>
            <text:p text:style-name="P14">Layout Name: <text:span text:style-name="T11">activity_wind2</text:span></text:p>
          </table:table-cell>
        </table:table-row>
        <table:table-row>
          <table:table-cell table:style-name="Таблица1.B2" table:number-columns-spanned="2" office:value-type="string">
            <text:p text:style-name="P12">Прописываем в главном окне код, чтобы открыть второе окно и передать ему параметры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86">// import intent</text:p>
            <text:p text:style-name="P141"><text:span text:style-name="T57">import </text:span><text:span text:style-name="T56">android.content.Intent;</text:span></text:p>
          </table:table-cell>
        </table:table-row>
        <table:table-row>
          <table:table-cell table:style-name="Таблица1.B2" table:number-columns-spanned="2" office:value-type="string">
            <text:p text:style-name="P117">Пишем код (в главном окне) для открытия нового окна и передачи ему двух строк</text:p>
            <text:p text:style-name="P97"/>
            <text:p text:style-name="P98">// create intent</text:p>
            <text:p text:style-name="P150">Intent myIntent = <text:span text:style-name="T10">new </text:span>Intent(<text:span text:style-name="T10">this</text:span>, wind2.<text:span text:style-name="T10">class</text:span>);</text:p>
            <text:p text:style-name="P156">// add params</text:p>
            <text:p text:style-name="P150">String s1 = <text:span text:style-name="T10">"hello"</text:span>;</text:p>
            <text:p text:style-name="P150">String s2 = <text:span text:style-name="T10">"my age " </text:span>+ <text:span text:style-name="T10">n</text:span>;</text:p>
            <text:p text:style-name="P150">myIntent.putExtra(<text:span text:style-name="T10">"w1"</text:span>,s1);</text:p>
            <text:p text:style-name="P150">myIntent.putExtra(<text:span text:style-name="T10">"w2"</text:span>,s2);</text:p>
            <text:p text:style-name="P156">// open window</text:p>
            <text:p text:style-name="P135">startActivity(myIntent)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5">Пишем код во втором окне для приёма данных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86">// import intent</text:p>
            <text:p text:style-name="P135"><text:span text:style-name="T10">import </text:span>android.content.Intent;</text:p>
          </table:table-cell>
        </table:table-row>
        <table:table-row>
          <table:table-cell table:style-name="Таблица1.B2" table:number-columns-spanned="2" office:value-type="string">
            <text:p text:style-name="P94">Пишем код в конструкторе окна, который принимает две переданные строки и выводит их содержимое в текстовое поле.</text:p>
            <text:p text:style-name="P114">Конструктор второго окна запускается каждый раз при создании второго окна.</text:p>
            <text:p text:style-name="P93"/>
            <text:p text:style-name="P93"/>
            <text:p text:style-name="P93">@Override</text:p>
            <text:p text:style-name="P150"><text:span text:style-name="T10">protected void </text:span>onCreate(Bundle savedInstanceState) {</text:p>
            <text:p text:style-name="P146"><text:s text:c="4"/><text:span text:style-name="T57">super</text:span><text:span text:style-name="T56">.onCreate(savedInstanceState);</text:span></text:p>
            <text:p text:style-name="P146"><text:s text:c="4"/><text:span text:style-name="T56">setContentView(R.layout.</text:span><text:span text:style-name="T62">activity_wind2</text:span><text:span text:style-name="T56">);</text:span></text:p>
            <text:p text:style-name="P150"/>
            <text:p text:style-name="P146"><text:s text:c="4"/><text:span text:style-name="T63">Intent myGotIntent = getIntent();</text:span></text:p>
            <text:p text:style-name="P162"><text:s text:c="4"/><text:span text:style-name="T56">String q1 = myGotIntent.getStringExtra(</text:span><text:span text:style-name="T57">"w1"</text:span><text:span text:style-name="T56">);</text:span></text:p>
            <text:p text:style-name="P162"><text:s text:c="4"/><text:span text:style-name="T56">String q2 = myGotIntent.getStringExtra(</text:span><text:span text:style-name="T57">"w2"</text:span><text:span text:style-name="T56">);</text:span></text:p>
            <text:p text:style-name="P150"/>
            <text:p text:style-name="P146"><text:s text:c="4"/><text:span text:style-name="T56">EditText ee = (EditText) findViewById(R.id.</text:span><text:span text:style-name="T62">edittext_222</text:span><text:span text:style-name="T56">);</text:span></text:p>
            <text:p text:style-name="P146"><text:s text:c="4"/><text:span text:style-name="T56">ee.setText(q1 + </text:span><text:span text:style-name="T57">" ___ " </text:span><text:span text:style-name="T56">+ q2);</text:span></text:p>
            <text:p text:style-name="P135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Циклический вызов функции</text:p>
          </table:table-cell>
          <table:covered-table-cell/>
        </table:table-row>
        <table:table-row table:style-name="Таблица1.186">
          <table:table-cell table:style-name="Таблица1.A2" office:value-type="string">
            <text:p text:style-name="P10">Подключаем библиотеки</text:p>
          </table:table-cell>
          <table:table-cell table:style-name="Таблица1.B2" office:value-type="string">
            <text:p text:style-name="P99">// import libraries</text:p>
            <text:p text:style-name="P157"><text:span text:style-name="T10">import </text:span>android.os.Bundle;</text:p>
            <text:p text:style-name="P143"><text:span text:style-name="T57">import </text:span><text:span text:style-name="T56">android.os.Handler;</text:span>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11">Прописываем метод, который будет запускать интервал</text:p>
            <text:p text:style-name="P113"><text:span text:style-name="T10">Циклически будет выполняться код внутри функции </text:span><text:span text:style-name="T31">”run”</text:span></text:p>
            <text:p text:style-name="P90"/>
            <text:p text:style-name="P89"><text:span text:style-name="T10">private void </text:span>makeWorkingMyInterval(){</text:p>
            <text:p text:style-name="P161"><text:s text:c="4"/><text:span text:style-name="T57">final </text:span><text:span text:style-name="T56">Handler myHandler = </text:span><text:span text:style-name="T57">new </text:span><text:span text:style-name="T56">Handler();</text:span></text:p>
            <text:p text:style-name="P161"><text:s text:c="4"/><text:span text:style-name="T56">myHandler.post (</text:span><text:span text:style-name="T57">new </text:span><text:span text:style-name="T56">Runnable(){</text:span></text:p>
            <text:p text:style-name="P161"><text:s text:c="8"/><text:span text:style-name="T56">@Override</text:span></text:p>
            <text:p text:style-name="P161"><text:s text:c="8"/><text:span text:style-name="T57">public void </text:span><text:span text:style-name="T56">run(){</text:span></text:p>
            <text:p text:style-name="P161"><text:s text:c="12"/><text:span text:style-name="T57">if</text:span><text:span text:style-name="T56">(</text:span><text:span text:style-name="T57">pause </text:span><text:span text:style-name="T56">== </text:span><text:span text:style-name="T57">false</text:span><text:span text:style-name="T56">){</text:span></text:p>
            <text:p text:style-name="P161"><text:s text:c="16"/><text:span text:style-name="T56">TextView countField = (TextView) findViewById(R.id.</text:span><text:span text:style-name="T62">textview_1</text:span><text:span text:style-name="T56">);</text:span></text:p>
            <text:p text:style-name="P161"><text:s text:c="16"/><text:span text:style-name="T56">countField.setText(</text:span><text:span text:style-name="T57">count </text:span><text:span text:style-name="T56">+ </text:span><text:span text:style-name="T57">""</text:span><text:span text:style-name="T56">);</text:span></text:p>
            <text:p text:style-name="P161"><text:s text:c="16"/><text:span text:style-name="T57">count</text:span><text:span text:style-name="T56">++;</text:span></text:p>
            <text:p text:style-name="P161"><text:s text:c="12"/><text:span text:style-name="T56">}</text:span></text:p>
            <text:p text:style-name="P161"><text:s text:c="12"/><text:span text:style-name="T56">myHandler</text:span><text:span text:style-name="T56">.postDelayed(</text:span><text:span text:style-name="T57">this</text:span><text:span text:style-name="T56">, </text:span><text:span text:style-name="T56">1000</text:span><text:span text:style-name="T56">);</text:span></text:p>
            <text:p text:style-name="P161"><text:s text:c="8"/><text:span text:style-name="T56">}</text:span></text:p>
            <text:p text:style-name="P161"><text:s text:c="4"/><text:span text:style-name="T56">});</text:span></text:p>
            <text:p text:style-name="P138">}</text:p>
          </table:table-cell>
          <table:covered-table-cell/>
        </table:table-row>
        <table:table-row>
          <table:table-cell table:style-name="Таблица1.A2" office:value-type="string">
            <text:p text:style-name="P10">Запускаем интервал на выполнение</text:p>
          </table:table-cell>
          <table:table-cell table:style-name="Таблица1.B2" office:value-type="string">
            <text:p text:style-name="P132">makeWorkingMyInterval();</text:p>
          </table:table-cell>
        </table:table-row>
        <table:table-row>
          <table:table-cell table:style-name="Таблица1.B2" table:number-columns-spanned="2" office:value-type="string">
            <text:p text:style-name="P19">Работа с поворотами устройства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При повороте устройства приложение перезапускается, и срабатывает событие <text:span text:style-name="T7">onCreate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и</text:p>
          </table:table-cell>
          <table:table-cell table:style-name="Таблица1.B2" office:value-type="string">
            <text:p text:style-name="P155">// import libraries</text:p>
            <text:p text:style-name="P150"><text:span text:style-name="T10">import </text:span>android.os.Bundle;</text:p>
            <text:p text:style-name="P134"><text:span text:style-name="T57">import </text:span><text:span text:style-name="T56">android.os.Handler;</text:span></text:p>
          </table:table-cell>
        </table:table-row>
        <table:table-row table:style-name="Таблица1.192">
          <table:table-cell table:style-name="Таблица1.B2" table:number-columns-spanned="2" office:value-type="string">
            <text:p text:style-name="P115">Перед перезапуском приложения сохраним в стандартный объект переменные и текст внутри надписи</text:p>
            <text:p text:style-name="P95"/>
            <text:p text:style-name="P93"><text:span text:style-name="T10">public void </text:span>onSaveInstanceState(Bundle savedInstanceState){</text:p>
            <text:p text:style-name="P146"><text:s text:c="4"/><text:span text:style-name="T56">savedInstanceState.putInt(</text:span><text:span text:style-name="T57">"count"</text:span><text:span text:style-name="T56">, </text:span><text:span text:style-name="T57">count</text:span><text:span text:style-name="T56">);</text:span></text:p>
            <text:p text:style-name="P146"><text:s text:c="4"/><text:span text:style-name="T56">savedInstanceState.putBoolean(</text:span><text:span text:style-name="T57">"pause"</text:span><text:span text:style-name="T56">, </text:span><text:span text:style-name="T57">pause</text:span><text:span text:style-name="T56">);</text:span></text:p>
            <text:p text:style-name="P150"/>
            <text:p text:style-name="P146"><text:s text:c="4"/><text:span text:style-name="T56">TextView countField = (TextView) findViewById(R.id.</text:span><text:span text:style-name="T62">textview_1</text:span><text:span text:style-name="T56">);</text:span></text:p>
            <text:p text:style-name="P146"><text:s text:c="4"/><text:span text:style-name="T56">String myFieldContent = countField.getText().toString();</text:span></text:p>
            <text:p text:style-name="P150"/>
            <text:p text:style-name="P146"><text:s text:c="4"/><text:span text:style-name="T56">savedInstanceState.putString(</text:span><text:span text:style-name="T57">"myFieldContent"</text:span><text:span text:style-name="T56">, myFieldContent);</text:span></text:p>
            <text:p text:style-name="P135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4"/>
            <text:p text:style-name="P114">При запуске приложения мы смотрим: если до этого приложение было запущено и был повёрнут экран, то извлекаем из объекта-хранилища значения, иначе остаются значения по умолчанию</text:p>
            <text:p text:style-name="P89"/>
            <text:p text:style-name="P89"/>
            <text:p text:style-name="P89">@Override</text:p>
            <text:p text:style-name="P151"><text:span text:style-name="T10">protected void </text:span>onCreate(Bundle savedInstanceState) {</text:p>
            <text:p text:style-name="P161"><text:s text:c="4"/><text:span text:style-name="T57">super</text:span><text:span text:style-name="T56">.onCreate(savedInstanceState);</text:span></text:p>
            <text:p text:style-name="P161"><text:s text:c="4"/><text:span text:style-name="T56">setContentView(R.layout.</text:span><text:span text:style-name="T62">activity_main</text:span><text:span text:style-name="T56">);</text:span></text:p>
            <text:p text:style-name="P151"/>
            <text:p text:style-name="P161"><text:s text:c="4"/><text:span text:style-name="T57">count </text:span><text:span text:style-name="T56">= </text:span><text:span text:style-name="T56">0</text:span><text:span text:style-name="T56">;</text:span></text:p>
            <text:p text:style-name="P161"><text:s text:c="4"/><text:span text:style-name="T57">pause </text:span><text:span text:style-name="T56">= </text:span><text:span text:style-name="T57">true</text:span><text:span text:style-name="T56">;</text:span></text:p>
            <text:p text:style-name="P151"/>
            <text:p text:style-name="P161"><text:s text:c="4"/><text:span text:style-name="T69">if</text:span><text:span text:style-name="T70">(savedInstanceState != </text:span><text:span text:style-name="T69">null</text:span><text:span text:style-name="T70">){</text:span></text:p>
            <text:p text:style-name="P148"><text:s text:c="8"/><text:span text:style-name="T57">count </text:span><text:span text:style-name="T56">= savedInstanceState.getInt(</text:span><text:span text:style-name="T57">"count"</text:span><text:span text:style-name="T56">);</text:span></text:p>
            <text:p text:style-name="P148"><text:s text:c="8"/><text:span text:style-name="T57">pause </text:span><text:span text:style-name="T56">= savedInstanceState.getBoolean(</text:span><text:span text:style-name="T57">"pause"</text:span><text:span text:style-name="T56">);</text:span></text:p>
            <text:p text:style-name="P148"><text:s text:c="8"/><text:span text:style-name="T56">String myFieldContent = savedInstanceState.getString(</text:span><text:span text:style-name="T57">"myFieldContent"</text:span><text:span text:style-name="T56">);</text:span></text:p>
            <text:p text:style-name="P148"><text:soft-page-break/><text:s text:c="8"/><text:span text:style-name="T56">TextView countField = (TextView) findViewById(R.id.</text:span><text:span text:style-name="T62">textview_1</text:span><text:span text:style-name="T56">);</text:span></text:p>
            <text:p text:style-name="P148"><text:s text:c="8"/><text:span text:style-name="T56">countField.setText(myFieldContent);</text:span></text:p>
            <text:p text:style-name="P148"><text:s text:c="4"/><text:span text:style-name="T56">}</text:span></text:p>
            <text:p text:style-name="P151"/>
            <text:p text:style-name="P161"><text:s text:c="4"/><text:span text:style-name="T56">makeWorkingMyInterval();</text:span></text:p>
            <text:p text:style-name="P138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Позиционирование объектов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35">Относительное позиционирование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18"><text:span text:style-name="T76">Создание макета с относительным позиционированием с определёнными отступами. Кнопка находится СНИЗУ СПРАВА относительно </text:span><text:span text:style-name="T45">ОКНА приложения</text:span><text:span text:style-name="T76">.</text:span></text:p>
            <text:p text:style-name="P106"/>
            <text:p text:style-name="P106"/>
            <text:p text:style-name="P87"><text:span text:style-name="T76">&lt;</text:span><text:span text:style-name="T76">RelativeLayout</text:span><text:span text:style-name="T10"> </text:span><text:span text:style-name="T10">xmlns:</text:span><text:span text:style-name="T10">android</text:span><text:span text:style-name="T10">=</text:span><text:span text:style-name="T10">"http://schemas.android.com/apk/res/android"</text:span></text:p>
            <text:p text:style-name="P148"><text:s text:c="4"/><text:span text:style-name="T57">android</text:span><text:span text:style-name="T57">:layout_width=</text:span><text:span text:style-name="T57">"fill_parent"</text:span></text:p>
            <text:p text:style-name="P148"><text:s text:c="4"/><text:span text:style-name="T57">android</text:span><text:span text:style-name="T57">:layout_height=</text:span><text:span text:style-name="T57">"fill_parent"</text:span></text:p>
            <text:p text:style-name="P159"/>
            <text:p text:style-name="P148"><text:s text:c="4"/><text:span text:style-name="T59">android:paddingLeft="20dp"</text:span></text:p>
            <text:p text:style-name="P149"><text:s text:c="4"/><text:span text:style-name="T56">android</text:span><text:span text:style-name="T56">:paddingRight=</text:span><text:span text:style-name="T56">"20dp"</text:span></text:p>
            <text:p text:style-name="P149"><text:s text:c="4"/><text:span text:style-name="T56">android</text:span><text:span text:style-name="T56">:paddingTop=</text:span><text:span text:style-name="T56">"20dp"</text:span></text:p>
            <text:p text:style-name="P149"><text:s text:c="4"/><text:span text:style-name="T56">android</text:span><text:span text:style-name="T56">:paddingBottom=</text:span><text:span text:style-name="T56">"20dp"</text:span></text:p>
            <text:p text:style-name="P153">&gt;</text:p>
            <text:p text:style-name="P158"/>
            <text:p text:style-name="P148"><text:s text:c="4"/><text:span text:style-name="T56">&lt;</text:span><text:span text:style-name="T57">Button</text:span></text:p>
            <text:p text:style-name="P148"><text:s text:c="8"/><text:span text:style-name="T57">android</text:span><text:span text:style-name="T57">:id=</text:span><text:span text:style-name="T57">"@+id/button_1"</text:span></text:p>
            <text:p text:style-name="P148"><text:s text:c="8"/><text:span text:style-name="T57">android</text:span><text:span text:style-name="T57">:layout_width=</text:span><text:span text:style-name="T57">"100dp"</text:span></text:p>
            <text:p text:style-name="P148"><text:s text:c="8"/><text:span text:style-name="T57">android</text:span><text:span text:style-name="T57">:layout_height=</text:span><text:span text:style-name="T57">"wrap_content"</text:span></text:p>
            <text:p text:style-name="P148"><text:s text:c="8"/><text:span text:style-name="T57">android</text:span><text:span text:style-name="T57">:text=</text:span><text:span text:style-name="T57">"111"</text:span></text:p>
            <text:p text:style-name="P148"><text:s text:c="8"/><text:span text:style-name="T64">android:layout_alignParentBottom="true"</text:span></text:p>
            <text:p text:style-name="P148"><text:span text:style-name="T44"><text:s text:c="7"/></text:span><text:span text:style-name="T64">android:layout_alignParentRight="true"</text:span><text:span text:style-name="T57"> </text:span><text:span text:style-name="T56">/&gt;</text:span></text:p>
            <text:p text:style-name="P158"/>
            <text:p text:style-name="P158"/>
            <text:p text:style-name="P142"><text:span text:style-name="T59">&lt;/</text:span><text:span text:style-name="T59">RelativeLayout</text:span><text:span text:style-name="T59">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Позиционирование объекта относительно ОКНА приложения</text:p>
          </table:table-cell>
          <table:covered-table-cell/>
        </table:table-row>
        <table:table-row>
          <table:table-cell table:style-name="Таблица1.A2" office:value-type="string">
            <text:p text:style-name="P10">Справа</text:p>
          </table:table-cell>
          <table:table-cell table:style-name="Таблица1.B2" office:value-type="string">
            <text:p text:style-name="P125"><text:span text:style-name="T57">android:layout_alignParent</text:span><text:span text:style-name="T66">Right</text:span><text:span text:style-name="T57">="true"</text:span></text:p>
          </table:table-cell>
        </table:table-row>
        <table:table-row>
          <table:table-cell table:style-name="Таблица1.A2" office:value-type="string">
            <text:p text:style-name="P10">Слева</text:p>
          </table:table-cell>
          <table:table-cell table:style-name="Таблица1.B2" office:value-type="string">
            <text:p text:style-name="P125"><text:span text:style-name="T57">android:layout_alignParent</text:span><text:span text:style-name="T66">Left</text:span><text:span text:style-name="T57">="true"</text:span></text:p>
          </table:table-cell>
        </table:table-row>
        <table:table-row>
          <table:table-cell table:style-name="Таблица1.A2" office:value-type="string">
            <text:p text:style-name="P10">Снизу</text:p>
          </table:table-cell>
          <table:table-cell table:style-name="Таблица1.B2" office:value-type="string">
            <text:p text:style-name="P125"><text:span text:style-name="T57">android:layout_alignParent</text:span><text:span text:style-name="T66">Bottom</text:span><text:span text:style-name="T57">="true"</text:span></text:p>
          </table:table-cell>
        </table:table-row>
        <table:table-row>
          <table:table-cell table:style-name="Таблица1.A2" office:value-type="string">
            <text:p text:style-name="P10">Сверху</text:p>
          </table:table-cell>
          <table:table-cell table:style-name="Таблица1.B2" office:value-type="string">
            <text:p text:style-name="P125"><text:span text:style-name="T57">android:layout_alignParent</text:span><text:span text:style-name="T66">Top</text:span><text:span text:style-name="T57">="true"</text:span></text:p>
          </table:table-cell>
        </table:table-row>
        <table:table-row>
          <table:table-cell table:style-name="Таблица1.A2" office:value-type="string">
            <text:p text:style-name="P10">В центре по горизонтали</text:p>
          </table:table-cell>
          <table:table-cell table:style-name="Таблица1.B2" office:value-type="string">
            <text:p text:style-name="P125"><text:span text:style-name="T57">android</text:span><text:span text:style-name="T57">:layout_centerHorizontal=</text:span><text:span text:style-name="T57">"true"</text:span></text:p>
          </table:table-cell>
        </table:table-row>
        <table:table-row>
          <table:table-cell table:style-name="Таблица1.A2" office:value-type="string">
            <text:p text:style-name="P10">В центре по вертикали</text:p>
          </table:table-cell>
          <table:table-cell table:style-name="Таблица1.B2" office:value-type="string">
            <text:p text:style-name="P125"><text:span text:style-name="T57">android</text:span><text:span text:style-name="T57">:layout_centerVertical=</text:span><text:span text:style-name="T57">"true"</text:span></text:p>
          </table:table-cell>
        </table:table-row>
        <table:table-row>
          <table:table-cell table:style-name="Таблица1.B2" table:number-columns-spanned="2" office:value-type="string">
            <text:p text:style-name="P19">Позиционирование одного объекта относительно другого объекта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34">Размещение второй кнопки ниже первой кнопки</text:p>
            <text:p text:style-name="P10"/>
            <text:p text:style-name="P106">&lt;Button</text:p>
            <text:p text:style-name="P148"><text:s text:c="4"/><text:span text:style-name="T57">android:id="</text:span><text:span text:style-name="T66">@+id/button_2</text:span><text:span text:style-name="T57">"</text:span></text:p>
            <text:p text:style-name="P148"><text:s text:c="4"/><text:span text:style-name="T57">android</text:span><text:span text:style-name="T57">:layout_width=</text:span><text:span text:style-name="T57">"150dp"</text:span></text:p>
            <text:p text:style-name="P148"><text:s text:c="4"/><text:span text:style-name="T57">android</text:span><text:span text:style-name="T57">:layout_height=</text:span><text:span text:style-name="T57">"wrap_content"</text:span></text:p>
            <text:p text:style-name="P148"><text:s text:c="4"/><text:span text:style-name="T57">android</text:span><text:span text:style-name="T57">:text=</text:span><text:span text:style-name="T57">"22222222"</text:span></text:p>
            <text:p text:style-name="P159"/>
            <text:p text:style-name="P148"><text:s text:c="4"/><text:span text:style-name="T66">android:layout_below="@+id/button_1" <text:s/></text:span><text:span text:style-name="T67">/&gt;</text:span>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P11">Ниже</text:p>
          </table:table-cell>
          <table:table-cell table:style-name="Таблица1.B2" office:value-type="string">
            <text:p text:style-name="P125"><text:span text:style-name="T57">android</text:span><text:span text:style-name="T57">:layout_below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Выше</text:p>
          </table:table-cell>
          <table:table-cell table:style-name="Таблица1.B2" office:value-type="string">
            <text:p text:style-name="P125"><text:span text:style-name="T57">android</text:span><text:span text:style-name="T57">:layout_above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Выравнивание по верху</text:p>
          </table:table-cell>
          <table:table-cell table:style-name="Таблица1.B2" office:value-type="string">
            <text:p text:style-name="P125"><text:span text:style-name="T57">android</text:span><text:span text:style-name="T57">:layout_alignTop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Выравнивание по низу</text:p>
          </table:table-cell>
          <table:table-cell table:style-name="Таблица1.B2" office:value-type="string">
            <text:p text:style-name="P125"><text:span text:style-name="T57">android</text:span><text:span text:style-name="T57">:layout_alignBottom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Выравнивание по левому боку</text:p>
          </table:table-cell>
          <table:table-cell table:style-name="Таблица1.B2" office:value-type="string">
            <text:p text:style-name="P125"><text:span text:style-name="T57">android</text:span><text:span text:style-name="T57">:layout_alignLeft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Выравнивание по правому боку</text:p>
          </table:table-cell>
          <table:table-cell table:style-name="Таблица1.B2" office:value-type="string">
            <text:p text:style-name="P125"><text:span text:style-name="T57">android</text:span><text:span text:style-name="T57">:layout_alignRight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Правый край совпадает с левым краем</text:p>
          </table:table-cell>
          <table:table-cell table:style-name="Таблица1.B2" office:value-type="string">
            <text:p text:style-name="P125"><text:span text:style-name="T57">android</text:span><text:span text:style-name="T57">:layout_toLeftOf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Левый край совпадает с правым краем</text:p>
          </table:table-cell>
          <table:table-cell table:style-name="Таблица1.B2" office:value-type="string">
            <text:p text:style-name="P125"><text:span text:style-name="T57">android</text:span><text:span text:style-name="T57">:layout_toRightOf=</text:span><text:span text:style-name="T57">"@+id/button_1"</text:span></text:p>
          </table:table-cell>
        </table:table-row>
        <table:table-row>
          <table:table-cell table:style-name="Таблица1.A2" office:value-type="string">
            <text:p text:style-name="P10">Задать отступы у виджета</text:p>
          </table:table-cell>
          <table:table-cell table:style-name="Таблица1.B2" office:value-type="string">
            <text:p text:style-name="P107"><text:span text:style-name="T10">android</text:span><text:span text:style-name="T10">:layout_marginTop=</text:span><text:span text:style-name="T10">"50dp"</text:span></text:p>
            <text:p text:style-name="P154"><text:span text:style-name="T10">android</text:span><text:span text:style-name="T10">:layout_marginBottom=</text:span><text:span text:style-name="T10">"40dp"</text:span></text:p>
            <text:p text:style-name="P154"><text:span text:style-name="T10">android</text:span><text:span text:style-name="T10">:layout_marginLeft=</text:span><text:span text:style-name="T10">"30dp"</text:span></text:p>
            <text:p text:style-name="P142"><text:span text:style-name="T57">android</text:span><text:span text:style-name="T57">:layout_marginRight=</text:span><text:span text:style-name="T57">"70dp"</text:span></text:p>
          </table:table-cell>
        </table:table-row>
        <table:table-row>
          <table:table-cell table:style-name="Таблица1.B2" table:number-columns-spanned="2" office:value-type="string">
            <text:p text:style-name="P35">Табличное позиционирование</text:p>
          </table:table-cell>
          <table:covered-table-cell/>
        </table:table-row>
        <table:table-row>
          <table:table-cell table:style-name="Таблица1.A2" office:value-type="string">
            <text:p text:style-name="P10">Реализация макета, имеющего следующую структуру</text:p>
          </table:table-cell>
          <table:table-cell table:style-name="Таблица1.B2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row>
                <table:table-cell table:style-name="Таблица2.A1" office:value-type="string">
                  <text:p text:style-name="P75">111</text:p>
                </table:table-cell>
                <table:table-cell table:style-name="Таблица2.A1" office:value-type="string">
                  <text:p text:style-name="P75">222</text:p>
                </table:table-cell>
                <table:table-cell table:style-name="Таблица2.C1" office:value-type="string">
                  <text:p text:style-name="P75">333</text:p>
                </table:table-cell>
              </table:table-row>
              <table:table-row>
                <table:table-cell table:style-name="Таблица2.A2" table:number-columns-spanned="2" office:value-type="string">
                  <text:p text:style-name="P75">444</text:p>
                </table:table-cell>
                <table:covered-table-cell/>
                <table:table-cell table:style-name="Таблица2.C2" office:value-type="string">
                  <text:p text:style-name="P75">555</text:p>
                </table:table-cell>
              </table:table-row>
            </table:table>
            <text:p text:style-name="P38"/>
          </table:table-cell>
        </table:table-row>
        <table:table-row>
          <table:table-cell table:style-name="Таблица1.B2" table:number-columns-spanned="2" office:value-type="string">
            <text:p text:style-name="P89">&lt;<text:span text:style-name="T46">GridLayout</text:span><text:span text:style-name="T10"> xmlns:android="http://schemas.android.com/apk/res/android"</text:span></text:p>
            <text:p text:style-name="P161"><text:s text:c="4"/><text:span text:style-name="T57">android</text:span><text:span text:style-name="T57">:layout_width=</text:span><text:span text:style-name="T57">"fill_parent"</text:span></text:p>
            <text:p text:style-name="P161"><text:s text:c="4"/><text:span text:style-name="T57">android:layout_height="fill_parent"</text:span></text:p>
            <text:p text:style-name="P152"/>
            <text:p text:style-name="P161"><text:s text:c="4"/><text:span text:style-name="T57">android</text:span><text:span text:style-name="T57">:paddingLeft=</text:span><text:span text:style-name="T57">"20dp"</text:span></text:p>
            <text:p text:style-name="P161"><text:s text:c="4"/><text:span text:style-name="T57">android</text:span><text:span text:style-name="T57">:paddingRight=</text:span><text:span text:style-name="T57">"20dp"</text:span></text:p>
            <text:p text:style-name="P161"><text:s text:c="4"/><text:span text:style-name="T57">android</text:span><text:span text:style-name="T57">:paddingTop=</text:span><text:span text:style-name="T57">"20dp"</text:span></text:p>
            <text:p text:style-name="P161"><text:s text:c="4"/><text:span text:style-name="T57">android:paddingBottom="20dp"</text:span></text:p>
            <text:p text:style-name="P152"/>
            <text:p text:style-name="P161"><text:s text:c="4"/><text:span text:style-name="T64">android:columnCount="3"</text:span></text:p>
            <text:p text:style-name="P162"><text:s text:c="3"/><text:span text:style-name="T57">android:rowCount="2"</text:span></text:p>
            <text:p text:style-name="P151">&gt;</text:p>
            <text:p text:style-name="P151"/>
            <text:p text:style-name="P161"><text:s text:c="4"/><text:span text:style-name="T56">&lt;</text:span><text:span text:style-name="T57">Button</text:span></text:p>
            <text:p text:style-name="P161"><text:s text:c="8"/><text:span text:style-name="T57">android</text:span><text:span text:style-name="T57">:layout_width=</text:span><text:span text:style-name="T57">"wrap_content"</text:span></text:p>
            <text:p text:style-name="P161"><text:s text:c="8"/><text:span text:style-name="T57">android</text:span><text:span text:style-name="T57">:layout_height=</text:span><text:span text:style-name="T57">"wrap_content"</text:span></text:p>
            <text:p text:style-name="P161"><text:s text:c="8"/><text:span text:style-name="T57">android:text="111"</text:span></text:p>
            <text:p text:style-name="P152"/>
            <text:p text:style-name="P161"><text:s text:c="8"/><text:span text:style-name="T57">android</text:span><text:span text:style-name="T57">:layout_row=</text:span><text:span text:style-name="T57">"0"</text:span></text:p>
            <text:p text:style-name="P161"><text:s text:c="8"/><text:span text:style-name="T57">android:layout_column="0" </text:span><text:span text:style-name="T56">/&gt;</text:span></text:p>
            <text:p text:style-name="P151"/>
            <text:p text:style-name="P161"><text:s text:c="4"/><text:span text:style-name="T56">&lt;</text:span><text:span text:style-name="T57">Button</text:span></text:p>
            <text:p text:style-name="P161"><text:s text:c="8"/><text:span text:style-name="T57">android</text:span><text:span text:style-name="T57">:layout_width=</text:span><text:span text:style-name="T57">"wrap_content"</text:span></text:p>
            <text:p text:style-name="P161"><text:s text:c="8"/><text:span text:style-name="T57">android</text:span><text:span text:style-name="T57">:layout_height=</text:span><text:span text:style-name="T57">"wrap_content"</text:span></text:p>
            <text:p text:style-name="P161"><text:s text:c="8"/><text:span text:style-name="T57">android:text="222"</text:span></text:p>
            <text:p text:style-name="P152"/>
            <text:p text:style-name="P161"><text:s text:c="8"/><text:span text:style-name="T57">android</text:span><text:span text:style-name="T57">:layout_row=</text:span><text:span text:style-name="T57">"0"</text:span></text:p>
            <text:p text:style-name="P161"><text:s text:c="8"/><text:span text:style-name="T57">android:layout_column="1" </text:span><text:span text:style-name="T56">/&gt;</text:span></text:p>
            <text:p text:style-name="P151"/>
            <text:p text:style-name="P161"><text:s text:c="4"/><text:span text:style-name="T56">&lt;</text:span><text:span text:style-name="T57">Button</text:span></text:p>
            <text:p text:style-name="P161"><text:s text:c="8"/><text:span text:style-name="T57">android</text:span><text:span text:style-name="T57">:layout_width=</text:span><text:span text:style-name="T57">"wrap_content"</text:span></text:p>
            <text:p text:style-name="P161"><text:s text:c="8"/><text:span text:style-name="T57">android</text:span><text:span text:style-name="T57">:layout_height=</text:span><text:span text:style-name="T57">"wrap_content"</text:span></text:p>
            <text:p text:style-name="P161"><text:s text:c="8"/><text:span text:style-name="T57">android:text="333"</text:span></text:p>
            <text:p text:style-name="P152"/>
            <text:p text:style-name="P161"><text:s text:c="8"/><text:span text:style-name="T57">android</text:span><text:span text:style-name="T57">:layout_row=</text:span><text:span text:style-name="T57">"0"</text:span></text:p>
            <text:p text:style-name="P161"><text:s text:c="8"/><text:span text:style-name="T57">android</text:span><text:span text:style-name="T57">:layout_column=</text:span><text:span text:style-name="T57">"2"</text:span></text:p>
            <text:p text:style-name="P161"><text:s text:c="8"/><text:span text:style-name="T57">android:layout_gravity="fill_horizontal"</text:span><text:span text:style-name="T56">/&gt;</text:span></text:p>
            <text:p text:style-name="P151"/>
            <text:p text:style-name="P161"><text:s text:c="4"/><text:span text:style-name="T56">&lt;</text:span><text:span text:style-name="T57">Button</text:span></text:p>
            <text:p text:style-name="P161"><text:s text:c="8"/><text:span text:style-name="T57">android</text:span><text:span text:style-name="T57">:layout_width=</text:span><text:span text:style-name="T57">"wrap_content"</text:span></text:p>
            <text:p text:style-name="P161"><text:soft-page-break/><text:s text:c="8"/><text:span text:style-name="T57">android</text:span><text:span text:style-name="T57">:layout_height=</text:span><text:span text:style-name="T57">"wrap_content"</text:span></text:p>
            <text:p text:style-name="P161"><text:s text:c="8"/><text:span text:style-name="T57">android:text="444"</text:span></text:p>
            <text:p text:style-name="P152"/>
            <text:p text:style-name="P161"><text:s text:c="8"/><text:span text:style-name="T57">android</text:span><text:span text:style-name="T57">:layout_row=</text:span><text:span text:style-name="T57">"1"</text:span></text:p>
            <text:p text:style-name="P161"><text:s text:c="8"/><text:span text:style-name="T57">android</text:span><text:span text:style-name="T57">:layout_column=</text:span><text:span text:style-name="T57">"0"</text:span></text:p>
            <text:p text:style-name="P161"><text:s text:c="8"/><text:span text:style-name="T57">android</text:span><text:span text:style-name="T57">:layout_columnSpan=</text:span><text:span text:style-name="T57">"2"</text:span></text:p>
            <text:p text:style-name="P161"><text:s text:c="8"/><text:span text:style-name="T57">android:layout_gravity="fill_horizontal"</text:span><text:span text:style-name="T56">/&gt;</text:span></text:p>
            <text:p text:style-name="P151"/>
            <text:p text:style-name="P161"><text:s text:c="4"/><text:span text:style-name="T56">&lt;</text:span><text:span text:style-name="T57">Button</text:span></text:p>
            <text:p text:style-name="P161"><text:s text:c="8"/><text:span text:style-name="T57">android</text:span><text:span text:style-name="T57">:layout_width=</text:span><text:span text:style-name="T57">"wrap_content"</text:span></text:p>
            <text:p text:style-name="P161"><text:s text:c="8"/><text:span text:style-name="T57">android</text:span><text:span text:style-name="T57">:layout_height=</text:span><text:span text:style-name="T57">"wrap_content"</text:span></text:p>
            <text:p text:style-name="P161"><text:s text:c="8"/><text:span text:style-name="T57">android:text="555"</text:span></text:p>
            <text:p text:style-name="P152"/>
            <text:p text:style-name="P161"><text:s text:c="8"/><text:span text:style-name="T57">android</text:span><text:span text:style-name="T57">:layout_row=</text:span><text:span text:style-name="T57">"1"</text:span></text:p>
            <text:p text:style-name="P161"><text:s text:c="8"/><text:span text:style-name="T57">android</text:span><text:span text:style-name="T57">:layout_column=</text:span><text:span text:style-name="T57">"2"</text:span></text:p>
            <text:p text:style-name="P161"><text:s text:c="8"/><text:span text:style-name="T57">android</text:span><text:span text:style-name="T57">:layout_gravity=</text:span><text:span text:style-name="T57">"fill_horizontal"</text:span><text:span text:style-name="T56">/&gt;</text:span></text:p>
            <text:p text:style-name="P161"><text:s text:c="4"/></text:p>
            <text:p text:style-name="P143"><text:span text:style-name="T56">&lt;/</text:span><text:span text:style-name="T57">GridLayout</text:span><text:span text:style-name="T56">&gt;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Задание количества строк и столбцов</text:p>
          </table:table-cell>
          <table:table-cell table:style-name="Таблица1.B2" office:value-type="string">
            <text:p text:style-name="P91"><text:span text:style-name="T10">android</text:span><text:span text:style-name="T10">:columnCount=</text:span><text:span text:style-name="T10">"3"</text:span></text:p>
            <text:p text:style-name="P134"><text:span text:style-name="T57">android</text:span><text:span text:style-name="T57">:rowCount=</text:span><text:span text:style-name="T57">"2"</text:span></text:p>
          </table:table-cell>
        </table:table-row>
        <table:table-row>
          <table:table-cell table:style-name="Таблица1.A2" office:value-type="string">
            <text:p text:style-name="P10">Задание номера строки и столбца элемента</text:p>
          </table:table-cell>
          <table:table-cell table:style-name="Таблица1.B2" office:value-type="string">
            <text:p text:style-name="P91"><text:span text:style-name="T10">android</text:span><text:span text:style-name="T10">:layout_row=</text:span><text:span text:style-name="T10">"1"</text:span></text:p>
            <text:p text:style-name="P134"><text:span text:style-name="T57">android</text:span><text:span text:style-name="T57">:layout_column=</text:span><text:span text:style-name="T57">"0"</text:span></text:p>
          </table:table-cell>
        </table:table-row>
        <table:table-row>
          <table:table-cell table:style-name="Таблица1.A2" office:value-type="string">
            <text:p text:style-name="P10">Говорим, что элемент занимает две колонки</text:p>
          </table:table-cell>
          <table:table-cell table:style-name="Таблица1.B2" office:value-type="string">
            <text:p text:style-name="P125"><text:span text:style-name="T57">android</text:span><text:span text:style-name="T57">:layout_columnSpan=</text:span><text:span text:style-name="T57">"2"</text:span></text:p>
          </table:table-cell>
        </table:table-row>
        <table:table-row>
          <table:table-cell table:style-name="Таблица1.A2" office:value-type="string">
            <text:p text:style-name="P10">Говорим, что элемент занимает собой всё выделенное под него пространство</text:p>
          </table:table-cell>
          <table:table-cell table:style-name="Таблица1.B2" office:value-type="string">
            <text:p text:style-name="P125"><text:span text:style-name="T57">android</text:span><text:span text:style-name="T57">:layout_gravity=</text:span><text:span text:style-name="T57">"fill_horizontal"</text:span></text:p>
          </table:table-cell>
        </table:table-row>
        <table:table-row>
          <table:table-cell table:style-name="Таблица1.B2" table:number-columns-spanned="2" office:value-type="string">
            <text:p text:style-name="P19">Работа с виджетами</text:p>
          </table:table-cell>
          <table:covered-table-cell/>
        </table:table-row>
        <table:table-row>
          <table:table-cell table:style-name="Таблица1.A2" office:value-type="string">
            <text:p text:style-name="P10">Изменение цвета фона и цвета текста</text:p>
            <text:p text:style-name="P10">(прописываю в <text:span text:style-name="T30">XML </text:span><text:span text:style-name="T34">файле)</text:span></text:p>
          </table:table-cell>
          <table:table-cell table:style-name="Таблица1.B2" office:value-type="string">
            <text:p text:style-name="P91"><text:span text:style-name="T10">android</text:span><text:span text:style-name="T10">:background=</text:span><text:span text:style-name="T10">"#00FF00"</text:span></text:p>
            <text:p text:style-name="P134"><text:span text:style-name="T57">android</text:span><text:span text:style-name="T57">:textColor=</text:span><text:span text:style-name="T57">"#0000FF"</text:span></text:p>
          </table:table-cell>
        </table:table-row>
        <table:table-row>
          <table:table-cell table:style-name="Таблица1.B2" table:number-columns-spanned="2" office:value-type="string">
            <text:p text:style-name="P19">Создание однострочного поля ввода</text:p>
          </table:table-cell>
          <table:covered-table-cell/>
        </table:table-row>
        <table:table-row>
          <table:table-cell table:style-name="Таблица1.A2" office:value-type="string">
            <text:p text:style-name="P10">Открываем элемент</text:p>
          </table:table-cell>
          <table:table-cell table:style-name="Таблица1.B2" office:value-type="string">
            <text:p text:style-name="P122"><text:span text:style-name="T56">&lt;</text:span><text:span text:style-name="T56">EditText</text:span></text:p>
          </table:table-cell>
        </table:table-row>
        <table:table-row>
          <table:table-cell table:style-name="Таблица1.A2" office:value-type="string">
            <text:p text:style-name="P10">Задаём его уникальный <text:span text:style-name="T30">id</text:span></text:p>
          </table:table-cell>
          <table:table-cell table:style-name="Таблица1.B2" office:value-type="string">
            <text:p text:style-name="P125"><text:span text:style-name="T57">android</text:span><text:span text:style-name="T57">:id=</text:span><text:span text:style-name="T57">"@+id/edittext_1"</text:span></text:p>
          </table:table-cell>
        </table:table-row>
        <table:table-row>
          <table:table-cell table:style-name="Таблица1.A2" office:value-type="string">
            <text:p text:style-name="P11">Задаём ширину и высоту</text:p>
          </table:table-cell>
          <table:table-cell table:style-name="Таблица1.B2" office:value-type="string">
            <text:p text:style-name="P91"><text:span text:style-name="T10">android</text:span><text:span text:style-name="T10">:layout_width=</text:span><text:span text:style-name="T10">"240dp"</text:span></text:p>
            <text:p text:style-name="P134"><text:span text:style-name="T57">android</text:span><text:span text:style-name="T57">:layout_height=</text:span><text:span text:style-name="T57">"wrap_content"</text:span></text:p>
          </table:table-cell>
        </table:table-row>
        <table:table-row>
          <table:table-cell table:style-name="Таблица1.A2" office:value-type="string">
            <text:p text:style-name="P10">Задаём размер текста</text:p>
          </table:table-cell>
          <table:table-cell table:style-name="Таблица1.B2" office:value-type="string">
            <text:p text:style-name="P125"><text:span text:style-name="T57">android</text:span><text:span text:style-name="T57">:textSize=</text:span><text:span text:style-name="T57">"17sp"</text:span></text:p>
          </table:table-cell>
        </table:table-row>
        <table:table-row>
          <table:table-cell table:style-name="Таблица1.A2" office:value-type="string">
            <text:p text:style-name="P10">Задаём координаты</text:p>
          </table:table-cell>
          <table:table-cell table:style-name="Таблица1.B2" office:value-type="string">
            <text:p text:style-name="P91"><text:span text:style-name="T10">android</text:span><text:span text:style-name="T10">:layout_x=</text:span><text:span text:style-name="T10">"25dp"</text:span></text:p>
            <text:p text:style-name="P134"><text:span text:style-name="T57">android</text:span><text:span text:style-name="T57">:layout_y=</text:span><text:span text:style-name="T57">"220dp"</text:span></text:p>
          </table:table-cell>
        </table:table-row>
        <table:table-row>
          <table:table-cell table:style-name="Таблица1.A2" office:value-type="string">
            <text:p text:style-name="P10">Задаём цвет фона и цвет текста</text:p>
          </table:table-cell>
          <table:table-cell table:style-name="Таблица1.B2" office:value-type="string">
            <text:p text:style-name="P91"><text:span text:style-name="T10">android</text:span><text:span text:style-name="T10">:background=</text:span><text:span text:style-name="T10">"#FFFFFF"</text:span></text:p>
            <text:p text:style-name="P134"><text:span text:style-name="T57">android</text:span><text:span text:style-name="T57">:textColor=</text:span><text:span text:style-name="T57">"#0000FF"</text:span></text:p>
          </table:table-cell>
        </table:table-row>
        <table:table-row>
          <table:table-cell table:style-name="Таблица1.A2" office:value-type="string">
            <text:p text:style-name="P10">Выравниваем текст по верхнему краю</text:p>
          </table:table-cell>
          <table:table-cell table:style-name="Таблица1.B2" office:value-type="string">
            <text:p text:style-name="P125"><text:span text:style-name="T57">android</text:span><text:span text:style-name="T57">:gravity=</text:span><text:span text:style-name="T57">"top"</text:span></text:p>
          </table:table-cell>
        </table:table-row>
        <table:table-row>
          <table:table-cell table:style-name="Таблица1.A2" office:value-type="string">
            <text:p text:style-name="P10">Задаём текст и <text:span text:style-name="T30">placeholder</text:span></text:p>
          </table:table-cell>
          <table:table-cell table:style-name="Таблица1.B2" office:value-type="string">
            <text:p text:style-name="P91"><text:span text:style-name="T10">android</text:span><text:span text:style-name="T10">:text=</text:span><text:span text:style-name="T10">""</text:span></text:p>
            <text:p text:style-name="P134"><text:span text:style-name="T57">android</text:span><text:span text:style-name="T57">:hint=</text:span><text:span text:style-name="T57">"My own placeholder"</text:span></text:p>
          </table:table-cell>
        </table:table-row>
        <table:table-row>
          <table:table-cell table:style-name="Таблица1.A2" office:value-type="string">
            <text:p text:style-name="P11">Задаём максимальное количество вводимых символов</text:p>
          </table:table-cell>
          <table:table-cell table:style-name="Таблица1.B2" office:value-type="string">
            <text:p text:style-name="P125"><text:span text:style-name="T57">android</text:span><text:span text:style-name="T57">:maxLength=</text:span><text:span text:style-name="T57">"5"</text:span></text:p>
          </table:table-cell>
        </table:table-row>
        <table:table-row>
          <table:table-cell table:style-name="Таблица1.A2" office:value-type="string">
            <text:p text:style-name="P10">Говорим, что поле ОДНОСТРОЧНОЕ</text:p>
          </table:table-cell>
          <table:table-cell table:style-name="Таблица1.B2" office:value-type="string">
            <text:p text:style-name="P125"><text:span text:style-name="T57">android</text:span><text:span text:style-name="T57">:singleLine=</text:span><text:span text:style-name="T57">"true"</text:span></text:p>
          </table:table-cell>
        </table:table-row>
        <text:soft-page-break/>
        <table:table-row>
          <table:table-cell table:style-name="Таблица1.A2" office:value-type="string">
            <text:p text:style-name="P10">Задаём отступы</text:p>
          </table:table-cell>
          <table:table-cell table:style-name="Таблица1.B2" office:value-type="string">
            <text:p text:style-name="P91"><text:span text:style-name="T10">android</text:span><text:span text:style-name="T10">:paddingBottom=</text:span><text:span text:style-name="T10">"10dp"</text:span></text:p>
            <text:p text:style-name="P150"><text:span text:style-name="T10">android</text:span><text:span text:style-name="T10">:paddingLeft=</text:span><text:span text:style-name="T10">"15dp"</text:span></text:p>
            <text:p text:style-name="P150"><text:span text:style-name="T10">android</text:span><text:span text:style-name="T10">:paddingRight=</text:span><text:span text:style-name="T10">"15dp"</text:span></text:p>
            <text:p text:style-name="P134"><text:span text:style-name="T57">android</text:span><text:span text:style-name="T57">:paddingTop=</text:span><text:span text:style-name="T57">"10dp"</text:span></text:p>
          </table:table-cell>
        </table:table-row>
        <table:table-row>
          <table:table-cell table:style-name="Таблица1.A2" office:value-type="string">
            <text:p text:style-name="P10">Закрываем элемент</text:p>
          </table:table-cell>
          <table:table-cell table:style-name="Таблица1.B2" office:value-type="string">
            <text:p text:style-name="P100">/&gt;</text:p>
          </table:table-cell>
        </table:table-row>
        <table:table-row>
          <table:table-cell table:style-name="Таблица1.B2" table:number-columns-spanned="2" office:value-type="string">
            <text:p text:style-name="P19">Работа с ЧекБоксом</text:p>
          </table:table-cell>
          <table:covered-table-cell/>
        </table:table-row>
        <table:table-row>
          <table:table-cell table:style-name="Таблица1.A2" office:value-type="string">
            <text:p text:style-name="P10">Описываем свойства чекбокса </text:p>
            <text:p text:style-name="P10">в <text:span text:style-name="T30">XML </text:span><text:span text:style-name="T34">файле</text:span></text:p>
            <text:p text:style-name="P11"/>
            <text:p text:style-name="P11"/>
            <text:p text:style-name="P11">Говорим, что изначально на </text:p>
            <text:p text:style-name="P11">чекбоксе уже стоит галочка</text:p>
          </table:table-cell>
          <table:table-cell table:style-name="Таблица1.B2" office:value-type="string">
            <text:p text:style-name="P100">&lt;CheckBox</text:p>
            <text:p text:style-name="P161"><text:s text:c="4"/><text:span text:style-name="T57">android</text:span><text:span text:style-name="T57">:id=</text:span><text:span text:style-name="T57">"@+id/checkbox_1"</text:span></text:p>
            <text:p text:style-name="P161"><text:s text:c="4"/><text:span text:style-name="T57">android</text:span><text:span text:style-name="T57">:layout_width=</text:span><text:span text:style-name="T57">"200dp"</text:span></text:p>
            <text:p text:style-name="P161"><text:s text:c="4"/><text:span text:style-name="T57">android</text:span><text:span text:style-name="T57">:layout_height=</text:span><text:span text:style-name="T57">"wrap_content"</text:span></text:p>
            <text:p text:style-name="P161"><text:s text:c="4"/><text:span text:style-name="T57">android</text:span><text:span text:style-name="T57">:layout_x=</text:span><text:span text:style-name="T57">"25dp"</text:span></text:p>
            <text:p text:style-name="P161"><text:s text:c="4"/><text:span text:style-name="T57">android</text:span><text:span text:style-name="T57">:layout_y=</text:span><text:span text:style-name="T57">"350dp"</text:span></text:p>
            <text:p text:style-name="P161"><text:s text:c="4"/><text:span text:style-name="T57">android</text:span><text:span text:style-name="T57">:text=</text:span><text:span text:style-name="T57">"Мой чекбокс"</text:span></text:p>
            <text:p text:style-name="P161"><text:s text:c="4"/><text:span text:style-name="T71">android:checked="true"</text:span></text:p>
            <text:p text:style-name="P161"><text:s text:c="4"/><text:span text:style-name="T57">android</text:span><text:span text:style-name="T57">:background=</text:span><text:span text:style-name="T57">"#FFFFFF"</text:span></text:p>
            <text:p text:style-name="P161"><text:s text:c="4"/><text:span text:style-name="T57">android</text:span><text:span text:style-name="T57">:textColor=</text:span><text:span text:style-name="T57">"#FF0000"</text:span></text:p>
            <text:p text:style-name="P161"><text:s text:c="4"/><text:span text:style-name="T57">android</text:span><text:span text:style-name="T57">:textSize=</text:span><text:span text:style-name="T57">"15sp"</text:span></text:p>
            <text:p text:style-name="P139">/&gt;</text:p>
          </table:table-cell>
        </table:table-row>
        <table:table-row>
          <table:table-cell table:style-name="Таблица1.A2" office:value-type="string">
            <text:p text:style-name="P10">Подключаем библиотеки</text:p>
          </table:table-cell>
          <table:table-cell table:style-name="Таблица1.B2" office:value-type="string">
            <text:p text:style-name="P91"><text:span text:style-name="T13">import</text:span> android.widget.CheckBox;</text:p>
            <text:p text:style-name="P134"><text:span text:style-name="T57">import </text:span><text:span text:style-name="T56">android.widget.Checkable;</text:span></text:p>
          </table:table-cell>
        </table:table-row>
        <table:table-row>
          <table:table-cell table:style-name="Таблица1.B2" table:number-columns-spanned="2" office:value-type="string">
            <text:p text:style-name="P133">Получаем информацию, стоит ли галочка на чекбоксе</text:p>
            <text:p text:style-name="P128"/>
            <text:p text:style-name="P93">CheckBox checkbox_1 = (CheckBox) findViewById(R.id.<text:span text:style-name="T26">checkbox_1</text:span>);</text:p>
            <text:p text:style-name="P143"><text:span text:style-name="T57">boolean </text:span><text:span text:style-name="T56">flag = checkbox_1.isChecked(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Вставка изображений</text:p>
          </table:table-cell>
          <table:covered-table-cell/>
        </table:table-row>
        <table:table-row>
          <table:table-cell table:style-name="Таблица1.A2" office:value-type="string">
            <text:p text:style-name="P10">Нарисуем картинку и переместим её в папку</text:p>
            <text:p text:style-name="P10">Имя картинки: <text:s/><text:span text:style-name="T11">mypic.png</text:span></text:p>
          </table:table-cell>
          <table:table-cell table:style-name="Таблица1.B2" office:value-type="string">
            <text:p text:style-name="P32">app\src\main\res\<text:span text:style-name="T11">drawable</text:span></text:p>
          </table:table-cell>
        </table:table-row>
        <table:table-row>
          <table:table-cell table:style-name="Таблица1.A2" office:value-type="string">
            <text:p text:style-name="P11">Прописываем в <text:span text:style-name="T30">XML </text:span>файле </text:p>
            <text:p text:style-name="P11">свойства картинки</text:p>
            <text:p text:style-name="P11"/>
            <text:p text:style-name="P11">При этом не указываем расширение</text:p>
          </table:table-cell>
          <table:table-cell table:style-name="Таблица1.B2" office:value-type="string">
            <text:p text:style-name="P100">&lt;ImageView</text:p>
            <text:p text:style-name="P146"><text:s text:c="4"/><text:span text:style-name="T69">android:id="@+id/picture_1"</text:span></text:p>
            <text:p text:style-name="P148"><text:s text:c="4"/><text:span text:style-name="T57">android</text:span><text:span text:style-name="T57">:layout_width=</text:span><text:span text:style-name="T57">"300dp"</text:span></text:p>
            <text:p text:style-name="P148"><text:s text:c="4"/><text:span text:style-name="T57">android</text:span><text:span text:style-name="T57">:layout_height=</text:span><text:span text:style-name="T57">"50dp"</text:span></text:p>
            <text:p text:style-name="P148"><text:s text:c="4"/><text:span text:style-name="T57">android</text:span><text:span text:style-name="T57">:layout_x=</text:span><text:span text:style-name="T57">"25dp"</text:span></text:p>
            <text:p text:style-name="P148"><text:s text:c="4"/><text:span text:style-name="T57">android</text:span><text:span text:style-name="T57">:layout_y=</text:span><text:span text:style-name="T57">"300dp"</text:span></text:p>
            <text:p text:style-name="P134"><text:span text:style-name="T54"><text:s text:c="4"/></text:span><text:span text:style-name="T69">android:src="@drawable/mypic"</text:span><text:span text:style-name="T65">/&gt;</text:span></text:p>
          </table:table-cell>
        </table:table-row>
        <table:table-row>
          <table:table-cell table:style-name="Таблица1.A2" office:value-type="string">
            <text:p text:style-name="P10">Для того, чтобы при щелчке на картинке вызывалась функция, добавим в <text:span text:style-name="T30">XML </text:span><text:span text:style-name="T34">строку</text:span></text:p>
          </table:table-cell>
          <table:table-cell table:style-name="Таблица1.B2" office:value-type="string">
            <text:p text:style-name="P102"><text:span text:style-name="T10">android</text:span><text:span text:style-name="T10">:onClick=</text:span><text:span text:style-name="T10">"makeSomething"</text:span></text:p>
            <text:p text:style-name="P38"/>
          </table:table-cell>
        </table:table-row>
        <table:table-row table:style-name="Таблица1.245">
          <table:table-cell table:style-name="Таблица1.B2" table:number-columns-spanned="2" office:value-type="string">
            <text:p text:style-name="P34">Заменить содержимое другой картинкой с именем mypic22222.png</text:p>
            <text:p text:style-name="P10"/>
            <text:p text:style-name="P10"/>
            <text:p text:style-name="P93">ImageView myImageBox = (ImageView) findViewById(R.id.<text:span text:style-name="T26">picture_1</text:span>);</text:p>
            <text:p text:style-name="P150"><text:span text:style-name="T10">int </text:span>imgId = (R.drawable.<text:span text:style-name="T26">mypic22222</text:span>);</text:p>
            <text:p text:style-name="P135">myImageBox.setImageResource(imgId);</text:p>
          </table:table-cell>
          <table:covered-table-cell/>
        </table:table-row>
        <table:table-row>
          <table:table-cell table:style-name="Таблица1.A2" office:value-type="string">
            <text:p text:style-name="P11">При этом необходимо подключить библиотеку</text:p>
          </table:table-cell>
          <table:table-cell table:style-name="Таблица1.B2" office:value-type="string">
            <text:p text:style-name="P103"><text:span text:style-name="T10">import</text:span> android.widget.ImageView;</text:p>
            <text:p text:style-name="P38"/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31">Вывод изображения на кнопке с текстом </text:p>
            <text:p text:style-name="P31">(изображение выводится левее текста)</text:p>
            <text:p text:style-name="P10"/>
            <text:p text:style-name="P94">&lt;Button</text:p>
            <text:p text:style-name="P146"><text:s text:c="4"/><text:span text:style-name="T57">android</text:span><text:span text:style-name="T57">:id=</text:span><text:span text:style-name="T57">"@+id/button_1"</text:span></text:p>
            <text:p text:style-name="P146"><text:s text:c="4"/><text:span text:style-name="T57">android</text:span><text:span text:style-name="T57">:layout_width=</text:span><text:span text:style-name="T57">"240dp"</text:span></text:p>
            <text:p text:style-name="P146"><text:s text:c="4"/><text:span text:style-name="T57">android</text:span><text:span text:style-name="T57">:layout_height=</text:span><text:span text:style-name="T57">"wrap_content"</text:span></text:p>
            <text:p text:style-name="P146"><text:s text:c="4"/><text:span text:style-name="T57">android</text:span><text:span text:style-name="T57">:layout_x=</text:span><text:span text:style-name="T57">"25dp"</text:span></text:p>
            <text:p text:style-name="P146"><text:s text:c="4"/><text:span text:style-name="T57">android</text:span><text:span text:style-name="T57">:layout_y=</text:span><text:span text:style-name="T57">"370dp"</text:span></text:p>
            <text:p text:style-name="P146"><text:s text:c="4"/><text:span text:style-name="T57">android</text:span><text:span text:style-name="T57">:text=</text:span><text:span text:style-name="T57">"мой текст"</text:span></text:p>
            <text:p text:style-name="P146"><text:s text:c="4"/><text:span text:style-name="T57">android</text:span><text:span text:style-name="T57">:onClick=</text:span><text:span text:style-name="T57">"incNumber"</text:span></text:p>
            <text:p text:style-name="P146"><text:s text:c="4"/><text:span text:style-name="T71">android:drawableLeft="@drawable/pic12345"</text:span></text:p>
            <text:p text:style-name="P139">/&gt;</text:p>
          </table:table-cell>
          <table:covered-table-cell/>
        </table:table-row>
        <table:table-row>
          <table:table-cell table:style-name="Таблица1.A2" office:value-type="string">
            <text:p text:style-name="P10">Левее</text:p>
          </table:table-cell>
          <table:table-cell table:style-name="Таблица1.B2" office:value-type="string">
            <text:p text:style-name="P125"><text:span text:style-name="T57">android</text:span><text:span text:style-name="T57">:drawableLeft=</text:span><text:span text:style-name="T57">"@drawable/pic12345"</text:span></text:p>
          </table:table-cell>
        </table:table-row>
        <table:table-row>
          <table:table-cell table:style-name="Таблица1.A2" office:value-type="string">
            <text:p text:style-name="P10">Правее</text:p>
          </table:table-cell>
          <table:table-cell table:style-name="Таблица1.B2" office:value-type="string">
            <text:p text:style-name="P125"><text:span text:style-name="T57">android</text:span><text:span text:style-name="T57">:drawableRight=</text:span><text:span text:style-name="T57">"@drawable/pic12345"</text:span></text:p>
          </table:table-cell>
        </table:table-row>
        <table:table-row>
          <table:table-cell table:style-name="Таблица1.A2" office:value-type="string">
            <text:p text:style-name="P10">Выше</text:p>
          </table:table-cell>
          <table:table-cell table:style-name="Таблица1.B2" office:value-type="string">
            <text:p text:style-name="P125"><text:span text:style-name="T57">android</text:span><text:span text:style-name="T57">:drawableTop=</text:span><text:span text:style-name="T57">"@drawable/pic12345"</text:span></text:p>
          </table:table-cell>
        </table:table-row>
        <table:table-row>
          <table:table-cell table:style-name="Таблица1.A2" office:value-type="string">
            <text:p text:style-name="P10">Ниже</text:p>
          </table:table-cell>
          <table:table-cell table:style-name="Таблица1.B2" office:value-type="string">
            <text:p text:style-name="P125"><text:span text:style-name="T57">android</text:span><text:span text:style-name="T57">:drawableBottom=</text:span><text:span text:style-name="T57">"@drawable/pic12345"</text:span></text:p>
          </table:table-cell>
        </table:table-row>
        <table:table-row>
          <table:table-cell table:style-name="Таблица1.B2" table:number-columns-spanned="2" office:value-type="string">
            <text:p text:style-name="P19">Вертикальная полоса прокрутки окна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9">Добавление вертикальной прокрутки окна. Вместо трёх точек вставляется весь код разметки.</text:p>
            <text:p text:style-name="P94"/>
            <text:p text:style-name="P94"/>
            <text:p text:style-name="P87"><text:span text:style-name="T45">&lt;</text:span><text:span text:style-name="T45">ScrollView</text:span><text:span text:style-name="T10"> </text:span><text:span text:style-name="T10">xmlns:</text:span><text:span text:style-name="T10">android</text:span><text:span text:style-name="T10">=</text:span><text:span text:style-name="T10">"http://schemas.android.com/apk/res/android"</text:span></text:p>
            <text:p text:style-name="P148"><text:s text:c="4"/><text:span text:style-name="T57">android</text:span><text:span text:style-name="T57">:layout_width=</text:span><text:span text:style-name="T57">"match_parent"</text:span></text:p>
            <text:p text:style-name="P148"><text:s text:c="4"/><text:span text:style-name="T57">android</text:span><text:span text:style-name="T57">:layout_height=</text:span><text:span text:style-name="T57">"match_parent"</text:span></text:p>
            <text:p text:style-name="P141"><text:s text:c="4"/><text:span text:style-name="T57">android</text:span><text:span text:style-name="T57">:background=</text:span><text:span text:style-name="T57">"#FF0000"</text:span><text:span text:style-name="T65">&gt;</text:span></text:p>
            <text:p text:style-name="P29"><text:s text:c="9"/><text:span text:style-name="T77">. . .</text:span></text:p>
            <text:p text:style-name="P29"/>
            <text:p text:style-name="P124"><text:span text:style-name="T56">&lt;/</text:span><text:span text:style-name="T56">ScrollView</text:span><text:span text:style-name="T56">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Всплывающий текст с оповещением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123"><text:span text:style-name="T57">import</text:span><text:span text:style-name="T56"> </text:span><text:span text:style-name="T56">android.widget.Toast;</text:span></text:p>
          </table:table-cell>
        </table:table-row>
        <table:table-row>
          <table:table-cell table:style-name="Таблица1.B2" table:number-columns-spanned="2" office:value-type="string">
            <text:p text:style-name="P133">Вызываем всплывающий текст</text:p>
            <text:p text:style-name="P128"/>
            <text:p text:style-name="P89">Toast toast = Toast.<text:span text:style-name="T25">makeText</text:span>(<text:span text:style-name="T10">this</text:span>,<text:span text:style-name="T10">"Всем привет. Меня зовут Максим."</text:span>, Toast.<text:span text:style-name="T26">LENGTH_LONG</text:span>);</text:p>
            <text:p text:style-name="P138">toast.show();</text:p>
          </table:table-cell>
          <table:covered-table-cell/>
        </table:table-row>
        <table:table-row>
          <table:table-cell table:style-name="Таблица1.A2" office:value-type="string">
            <text:p text:style-name="P10">Время существования всплывшего сообщения</text:p>
          </table:table-cell>
          <table:table-cell table:style-name="Таблица1.B2" office:value-type="string">
            <text:p text:style-name="P101">Toast.<text:span text:style-name="T25">LENGTH_LONG</text:span></text:p>
            <text:p text:style-name="P129"><text:span text:style-name="T25">Toast.</text:span><text:span text:style-name="T25">LENGTH_SHORT</text:span></text:p>
          </table:table-cell>
        </table:table-row>
        <table:table-row>
          <table:table-cell table:style-name="Таблица1.B2" table:number-columns-spanned="2" office:value-type="string">
            <text:p text:style-name="P19">Убрать автоматическое открытие клавиатуры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и</text:p>
          </table:table-cell>
          <table:table-cell table:style-name="Таблица1.B2" office:value-type="string">
            <text:p text:style-name="P107"><text:span text:style-name="T10">import </text:span>android.view.Window;</text:p>
            <text:p text:style-name="P142"><text:span text:style-name="T57">import </text:span><text:span text:style-name="T56">android.view.WindowManager;</text:span></text:p>
          </table:table-cell>
        </table:table-row>
        <table:table-row>
          <table:table-cell table:style-name="Таблица1.A2" office:value-type="string">
            <text:p text:style-name="P10">Прописываем внутри метода <text:span text:style-name="T32">onCreate</text:span><text:span text:style-name="T30"> </text:span><text:span text:style-name="T34">окна</text:span></text:p>
          </table:table-cell>
          <table:table-cell table:style-name="Таблица1.B2" office:value-type="string">
            <text:p text:style-name="P107">getWindow().setSoftInputMode(WindowManager.LayoutParams.<text:span text:style-name="T26">SOFT_INPUT_STATE_ALWAYS_HIDDEN</text:span>);</text:p>
            <text:p text:style-name="P38"/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9">Получить строку из <text:span text:style-name="T75">strings.xml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Прописываем строку в файле <text:span text:style-name="T32">strings.xml</text:span></text:p>
          </table:table-cell>
          <table:table-cell table:style-name="Таблица1.B2" office:value-type="string">
            <text:p text:style-name="P107">&lt;<text:span text:style-name="T10">string </text:span><text:span text:style-name="T10">name=</text:span><text:span text:style-name="T10">"my_string_1"</text:span>&gt;I am Maxim&lt;/<text:span text:style-name="T10">string</text:span>&gt;</text:p>
            <text:p text:style-name="P38"/>
          </table:table-cell>
        </table:table-row>
        <table:table-row>
          <table:table-cell table:style-name="Таблица1.A2" office:value-type="string">
            <text:p text:style-name="P10">Получаем строку программным образом</text:p>
          </table:table-cell>
          <table:table-cell table:style-name="Таблица1.B2" office:value-type="string">
            <text:p text:style-name="P107">String s1 = getString(R.string.<text:span text:style-name="T26">my_string_1</text:span>);</text:p>
            <text:p text:style-name="P38"/>
          </table:table-cell>
        </table:table-row>
        <table:table-row>
          <table:table-cell table:style-name="Таблица1.B2" table:number-columns-spanned="2" office:value-type="string">
            <text:p text:style-name="P26">Добавление <text:span text:style-name="T30">ListView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9">Описываем свойства элемента в <text:span text:style-name="T30">XML </text:span><text:span text:style-name="T34">файле</text:span></text:p>
            <text:p text:style-name="P93"/>
            <text:p text:style-name="P93"><text:span text:style-name="T51">&lt;</text:span><text:span text:style-name="T52">ListView</text:span></text:p>
            <text:p text:style-name="P146"><text:s text:c="4"/><text:span text:style-name="T57">android:id="</text:span><text:span text:style-name="T64">@+id/listview_1</text:span><text:span text:style-name="T57">"</text:span></text:p>
            <text:p text:style-name="P146"><text:s text:c="4"/><text:span text:style-name="T57">android</text:span><text:span text:style-name="T57">:background=</text:span><text:span text:style-name="T57">"#FFFFFF"</text:span></text:p>
            <text:p text:style-name="P146"><text:s text:c="4"/><text:span text:style-name="T57">android</text:span><text:span text:style-name="T57">:layout_width=</text:span><text:span text:style-name="T57">"match_parent"</text:span></text:p>
            <text:p text:style-name="P146"><text:s text:c="4"/><text:span text:style-name="T57">android</text:span><text:span text:style-name="T57">:layout_height=</text:span><text:span text:style-name="T57">"250dp"</text:span></text:p>
            <text:p text:style-name="P146"><text:s text:c="4"/><text:span text:style-name="T57">android</text:span><text:span text:style-name="T57">:layout_x=</text:span><text:span text:style-name="T57">"0dp"</text:span></text:p>
            <text:p text:style-name="P146"><text:s text:c="4"/><text:span text:style-name="T57">android</text:span><text:span text:style-name="T57">:layout_y=</text:span><text:span text:style-name="T57">"65dp"</text:span></text:p>
            <text:p text:style-name="P134"><text:s text:c="4"/><text:span text:style-name="T57">android:entries="</text:span><text:span text:style-name="T64">@array/my_array_for_listview_1</text:span><text:span text:style-name="T57">" </text:span><text:span text:style-name="T72">/&gt;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Описываем содержимое пунктов списка в файле <text:span text:style-name="T32">strings.xml</text:span></text:p>
          </table:table-cell>
          <table:table-cell table:style-name="Таблица1.B2" office:value-type="string">
            <text:p text:style-name="P107">&lt;<text:span text:style-name="T10">string-array </text:span><text:span text:style-name="T10">name=</text:span><text:span text:style-name="T10">"my_array_for_listview_1"</text:span>&gt;</text:p>
            <text:p text:style-name="P163"><text:s text:c="4"/><text:span text:style-name="T56">&lt;</text:span><text:span text:style-name="T57">item</text:span><text:span text:style-name="T56">&gt;Моя страница&lt;/</text:span><text:span text:style-name="T57">item</text:span><text:span text:style-name="T56">&gt;</text:span></text:p>
            <text:p text:style-name="P163"><text:s text:c="4"/><text:span text:style-name="T56">&lt;</text:span><text:span text:style-name="T57">item</text:span><text:span text:style-name="T56">&gt;Друзья&lt;/</text:span><text:span text:style-name="T57">item</text:span><text:span text:style-name="T56">&gt;</text:span></text:p>
            <text:p text:style-name="P163"><text:s text:c="4"/><text:span text:style-name="T56">&lt;</text:span><text:span text:style-name="T57">item</text:span><text:span text:style-name="T56">&gt;Сообщения&lt;/</text:span><text:span text:style-name="T57">item</text:span><text:span text:style-name="T56">&gt;</text:span></text:p>
            <text:p text:style-name="P163"><text:s text:c="4"/><text:span text:style-name="T56">&lt;</text:span><text:span text:style-name="T57">item</text:span><text:span text:style-name="T56">&gt;Приложения&lt;/</text:span><text:span text:style-name="T57">item</text:span><text:span text:style-name="T56">&gt;</text:span></text:p>
            <text:p text:style-name="P142"><text:span text:style-name="T56">&lt;/</text:span><text:span text:style-name="T57">string-array</text:span><text:span text:style-name="T56">&gt;</text:span></text:p>
          </table:table-cell>
        </table:table-row>
        <table:table-row>
          <table:table-cell table:style-name="Таблица1.A2" office:value-type="string">
            <text:p text:style-name="P16">Подключаем библиотеки</text:p>
          </table:table-cell>
          <table:table-cell table:style-name="Таблица1.B2" office:value-type="string">
            <text:p text:style-name="P92"><text:span text:style-name="T10">import</text:span> android.view.View;</text:p>
            <text:p text:style-name="P160"><text:span text:style-name="T10">import </text:span>android.widget.Adapter;</text:p>
            <text:p text:style-name="P160"><text:span text:style-name="T10">import </text:span>android.widget.AdapterView;</text:p>
            <text:p text:style-name="P144"><text:span text:style-name="T57">import </text:span><text:span text:style-name="T56">android.widget.ListView;</text:span></text:p>
          </table:table-cell>
        </table:table-row>
        <table:table-row>
          <table:table-cell table:style-name="Таблица1.B2" table:number-columns-spanned="2" office:value-type="string">
            <text:p text:style-name="P36">Описываем метод, который добавляет обработчик события щелчка к списку. При щелчке по элементу списка его содержимое выводится на экран.</text:p>
            <text:p text:style-name="P10"/>
            <text:p text:style-name="P108"><text:span text:style-name="T10">private void </text:span>addMyOwnListenerToElement(){</text:p>
            <text:p text:style-name="P164"><text:s text:c="4"/><text:span text:style-name="T56">AdapterView.OnItemClickListener itemClickListener_1 = </text:span><text:span text:style-name="T57">new </text:span><text:span text:style-name="T56">AdapterView.OnItemClickListener(){</text:span></text:p>
            <text:p text:style-name="P164"><text:s text:c="8"/><text:span text:style-name="T57">public void </text:span><text:span text:style-name="T56">onItemClick(AdapterView &lt;?&gt; listView, View v, </text:span><text:span text:style-name="T57">int </text:span><text:span text:style-name="T56">position, </text:span><text:span text:style-name="T57">long </text:span><text:span text:style-name="T56">id){</text:span></text:p>
            <text:p text:style-name="P164"><text:s text:c="15"/><text:span text:style-name="T68">String s = ((TextView) v).getText().toString();</text:span></text:p>
            <text:p text:style-name="P163"><text:s text:c="11"/><text:span text:style-name="T56">printMessage(s);</text:span></text:p>
            <text:p text:style-name="P164"><text:s text:c="8"/><text:span text:style-name="T56">}</text:span></text:p>
            <text:p text:style-name="P164"><text:s text:c="4"/><text:span text:style-name="T56">};</text:span></text:p>
            <text:p text:style-name="P164"><text:s text:c="4"/><text:span text:style-name="T56">ListView listView_1 = (ListView) findViewById(R.id.</text:span><text:span text:style-name="T62">listview_1</text:span><text:span text:style-name="T56">);</text:span></text:p>
            <text:p text:style-name="P164"><text:s text:c="4"/><text:span text:style-name="T56">listView_1.setOnItemClickListener(itemClickListener_1);</text:span></text:p>
            <text:p text:style-name="P140">}</text:p>
          </table:table-cell>
          <table:covered-table-cell/>
        </table:table-row>
        <table:table-row>
          <table:table-cell table:style-name="Таблица1.A2" office:value-type="string">
            <text:p text:style-name="P10">Вызываем метод добавления обработки события к списку в методе окна <text:span text:style-name="T32">onCreate</text:span></text:p>
          </table:table-cell>
          <table:table-cell table:style-name="Таблица1.B2" office:value-type="string">
            <text:p text:style-name="P131">addMyOwnListenerToElement();</text:p>
            <text:p text:style-name="P38"/>
          </table:table-cell>
        </table:table-row>
        <table:table-row table:style-name="Таблица1.270">
          <table:table-cell table:style-name="Таблица1.B2" table:number-columns-spanned="2" office:value-type="string">
            <text:p text:style-name="P120">Описываем метод вывода сообщения на экран</text:p>
            <text:p text:style-name="P90"/>
            <text:p text:style-name="P89"><text:span text:style-name="T10">private void </text:span>printMessage(String xxx){</text:p>
            <text:p text:style-name="P161"><text:s text:c="4"/><text:span text:style-name="T56">Toast toast = Toast.</text:span><text:span text:style-name="T61">makeText</text:span><text:span text:style-name="T56">(</text:span><text:span text:style-name="T57">this</text:span><text:span text:style-name="T56">,xxx, Toast.</text:span><text:span text:style-name="T62">LENGTH_SHORT</text:span><text:span text:style-name="T56">);</text:span></text:p>
            <text:p text:style-name="P161"><text:s text:c="4"/><text:span text:style-name="T56">toast.show();</text:span></text:p>
            <text:p text:style-name="P138">}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26">Загрузка значений в <text:span text:style-name="T1">ListView программным образом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126"><text:span text:style-name="T57">import</text:span><text:span text:style-name="T56"> </text:span><text:span text:style-name="T56">android.widget.ArrayAdapter;</text:span></text:p>
          </table:table-cell>
        </table:table-row>
        <table:table-row>
          <table:table-cell table:style-name="Таблица1.B2" table:number-columns-spanned="2" office:value-type="string">
            <text:p text:style-name="P31">Описываем метод, задающий содержимое списка</text:p>
            <text:p text:style-name="P10"/>
            <text:p text:style-name="P87"><text:span text:style-name="T10">private void </text:span>setMyContentOfMyListView(){</text:p>
            <text:p text:style-name="P148"><text:s text:c="4"/><text:span text:style-name="T56">String arr[] = {</text:span><text:span text:style-name="T57">"aa"</text:span><text:span text:style-name="T56">,</text:span><text:span text:style-name="T57">"bbb"</text:span><text:span text:style-name="T56">,</text:span><text:span text:style-name="T57">"cccc"</text:span><text:span text:style-name="T56">};</text:span></text:p>
            <text:p text:style-name="P148"><text:s text:c="4"/><text:span text:style-name="T56">ArrayAdapter &lt;String&gt; list_1_adapter = </text:span><text:span text:style-name="T57">new </text:span><text:span text:style-name="T56">ArrayAdapter &lt;String&gt; (</text:span><text:span text:style-name="T57">this</text:span><text:span text:style-name="T56">, android.R.layout.</text:span><text:span text:style-name="T62">simple_list_item_1</text:span><text:span text:style-name="T56">,arr);</text:span></text:p>
            <text:p text:style-name="P148"><text:s text:c="4"/><text:span text:style-name="T56">ListView listView_1 = (ListView) findViewById(R.id.</text:span><text:span text:style-name="T62">listview_1</text:span><text:span text:style-name="T56">);</text:span></text:p>
            <text:p text:style-name="P148"><text:s text:c="4"/><text:span text:style-name="T56">listView_1.setAdapter(list_1_adapter);</text:span></text:p>
            <text:p text:style-name="P137">}</text:p>
          </table:table-cell>
          <table:covered-table-cell/>
        </table:table-row>
        <table:table-row>
          <table:table-cell table:style-name="Таблица1.A2" office:value-type="string">
            <text:p text:style-name="P10">Вызываем данный метод в <text:span text:style-name="T32">onCreate</text:span> перед методом добавления событий</text:p>
          </table:table-cell>
          <table:table-cell table:style-name="Таблица1.B2" office:value-type="string">
            <text:p text:style-name="P130">setMyContentOfMyListView();</text:p>
            <text:p text:style-name="P145">addMyOwnListenerToElement();</text:p>
          </table:table-cell>
        </table:table-row>
        <table:table-row>
          <table:table-cell table:style-name="Таблица1.B2" table:number-columns-spanned="2" office:value-type="string">
            <text:p text:style-name="P19">Запрет поворота экрана</text:p>
          </table:table-cell>
          <table:covered-table-cell/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127"><text:span text:style-name="T57">import</text:span><text:span text:style-name="T56"> </text:span><text:span text:style-name="T56">android.content.pm.ActivityInfo;</text:span></text:p>
          </table:table-cell>
        </table:table-row>
        <table:table-row>
          <table:table-cell table:style-name="Таблица1.A2" office:value-type="string">
            <text:p text:style-name="P10">Сделать так, чтобы экран был всегда в <text:span text:style-name="T11">горизонтальном</text:span> положении</text:p>
          </table:table-cell>
          <table:table-cell table:style-name="Таблица1.B2" office:value-type="string">
            <text:p text:style-name="P88">setRequestedOrientation (ActivityInfo.<text:span text:style-name="T26">SCREEN_ORIENTATION_LANDSCAPE</text:span>);</text:p>
            <text:p text:style-name="P30"/>
          </table:table-cell>
        </table:table-row>
        <table:table-row>
          <table:table-cell table:style-name="Таблица1.A2" office:value-type="string">
            <text:p text:style-name="P10">Сделать так, чтобы экран всегда находился в <text:span text:style-name="T11">вертикальном</text:span> положении</text:p>
          </table:table-cell>
          <table:table-cell table:style-name="Таблица1.B2" office:value-type="string">
            <text:p text:style-name="P88">setRequestedOrientation (ActivityInfo.<text:span text:style-name="T26">SCREEN_ORIENTATION_PORTRAIT</text:span>);</text:p>
            <text:p text:style-name="P30"/>
          </table:table-cell>
        </table:table-row>
        <table:table-row>
          <table:table-cell table:style-name="Таблица1.B2" table:number-columns-spanned="2" office:value-type="string">
            <text:p text:style-name="P19">Разбиение строки на массив слов</text:p>
          </table:table-cell>
          <table:covered-table-cell/>
        </table:table-row>
        <table:table-row>
          <table:table-cell table:style-name="Таблица1.A2" office:value-type="string">
            <text:p text:style-name="P11">Разбиваем строку по разделителю и сохраняем слова в массив.</text:p>
            <text:p text:style-name="P11">Потом выводим массив на экран.</text:p>
          </table:table-cell>
          <table:table-cell table:style-name="Таблица1.B2" office:value-type="string">
            <text:p text:style-name="P37">String s = "Hello my world";<text:tab/><text:tab/></text:p>
            <text:p text:style-name="P64">String [] mass = s.split(" ");</text:p>
            <text:p text:style-name="P64"><text:span text:style-name="T11">for</text:span>(<text:span text:style-name="T11">int</text:span> i = 0; i &lt; mass.length; i++){</text:p>
            <text:p text:style-name="P64"><text:tab/>System.<text:span text:style-name="T27">out</text:span>.println(mass[i]);</text:p>
            <text:p text:style-name="P64">}</text:p>
          </table:table-cell>
        </table:table-row>
        <table:table-row>
          <table:table-cell table:style-name="Таблица1.A2" office:value-type="string">
            <text:p text:style-name="P11">Объединяем массив в строку через разделитель</text:p>
          </table:table-cell>
          <table:table-cell table:style-name="Таблица1.B2" office:value-type="string">
            <text:p text:style-name="P33">String q = String.<text:span text:style-name="T29">join</text:span>("_", mass);</text:p>
            <text:p text:style-name="P65"><text:span text:style-name="T42">System.</text:span><text:span text:style-name="T28">out</text:span><text:span text:style-name="T42">.println(</text:span><text:span text:style-name="T42">q</text:span><text:span text:style-name="T42">);</text:span></text:p>
          </table:table-cell>
        </table:table-row>
        <table:table-row>
          <table:table-cell table:style-name="Таблица1.B2" table:number-columns-spanned="2" office:value-type="string">
            <text:p text:style-name="P19">Вывод сообщений в консоль в <text:span text:style-name="T30">Android</text:span></text:p>
          </table:table-cell>
          <table:covered-table-cell/>
        </table:table-row>
        <table:table-row>
          <table:table-cell table:style-name="Таблица1.A2" office:value-type="string">
            <text:p text:style-name="P10">В верхнем меню выбираем следующее</text:p>
          </table:table-cell>
          <table:table-cell table:style-name="Таблица1.B2" office:value-type="string">
            <text:p text:style-name="P41"><text:span text:style-name="T78">Run </text:span><text:span text:style-name="T80">→ </text:span><text:span text:style-name="T78">Edit Configurations</text:span><text:span text:style-name="T38"> </text:span><text:span text:style-name="T39">→ app → </text:span><text:span text:style-name="T79">Miscellaneous</text:span><text:span text:style-name="T30"> </text:span></text:p>
          </table:table-cell>
        </table:table-row>
        <table:table-row>
          <table:table-cell table:style-name="Таблица1.A2" office:value-type="string">
            <text:p text:style-name="P10">Подключаем библиотеку</text:p>
          </table:table-cell>
          <table:table-cell table:style-name="Таблица1.B2" office:value-type="string">
            <text:p text:style-name="P104"><text:span text:style-name="T10">import</text:span> android.util.Log;</text:p>
          </table:table-cell>
        </table:table-row>
        <table:table-row>
          <table:table-cell table:style-name="Таблица1.A2" office:value-type="string">
            <text:p text:style-name="P10">Вывод сообщения в консоль</text:p>
          </table:table-cell>
          <table:table-cell table:style-name="Таблица1.B2" office:value-type="string">
            <text:p text:style-name="P119"><text:span text:style-name="T44">Log.i</text:span>("Сообщение", "Это текст моего сообщения.");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2-12T16:51:08.28</meta:creation-date>
    <meta:generator>OpenOffice/4.1.1$Win32 OpenOffice.org_project/411m6$Build-9775</meta:generator>
    <dc:date>2017-08-25T02:14:47.39</dc:date>
    <dc:creator>Максим Maxim</dc:creator>
    <meta:editing-duration>P1DT44M40S</meta:editing-duration>
    <meta:editing-cycles>476</meta:editing-cycles>
    <meta:document-statistic meta:table-count="2" meta:image-count="0" meta:object-count="0" meta:page-count="26" meta:paragraph-count="1341" meta:word-count="3776" meta:character-count="35990"/>
  </office:meta>
</office:document-meta>
</file>